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Pictures/2000000A000000FD000000FDA695A4B6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Pictures/2000000A000000FD000000FDA695A4B6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071in"/>
    </style:style>
    <style:style style:name="co2" style:family="table-column">
      <style:table-column-properties fo:break-before="auto" style:column-width="1.62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508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1.2409in"/>
    </style:style>
    <style:style style:name="co8" style:family="table-column">
      <style:table-column-properties fo:break-before="auto" style:column-width="1.1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3"/>
    <style:style style:name="ce5" style:family="table-cell" style:parent-style-name="Default">
      <style:text-properties style:font-name="DejaVu Sans" style:font-name-asian="DejaVu Sans1" style:font-name-complex="DejaVu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ri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QueueGenerationPolicy3 AdvanceNeighbourScheduler duplex; io_cpu; scale 1:1</text:p>
          </table:table-cell>
          <table:table-cell table:number-columns-repeated="1023"/>
        </table:table-row>
        <table:table-row table:style-name="ro1">
          <table:table-cell office:value-type="float" office:value="0.241516966067864" calcext:value-type="float">
            <text:p>0.24</text:p>
          </table:table-cell>
          <table:table-cell office:value-type="float" office:value="0.0268352184519849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0.44663167104112" calcext:value-type="float">
            <text:p>0.45</text:p>
          </table:table-cell>
          <table:table-cell office:value-type="float" office:value="0.0496257412267911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1.17512077294686" calcext:value-type="float">
            <text:p>1.18</text:p>
          </table:table-cell>
          <table:table-cell office:value-type="float" office:value="0.130568974771873" calcext:value-type="float">
            <text:p>0.13</text:p>
          </table:table-cell>
          <table:table-cell table:number-columns-repeated="1022"/>
        </table:table-row>
        <table:table-row table:style-name="ro1">
          <table:table-cell office:value-type="float" office:value="1.37292464878672" calcext:value-type="float">
            <text:p>1.37</text:p>
          </table:table-cell>
          <table:table-cell office:value-type="float" office:value="0.152547183198524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0.939890710382514" calcext:value-type="float">
            <text:p>0.94</text:p>
          </table:table-cell>
          <table:table-cell office:value-type="float" office:value="0.104432301153613" calcext:value-type="float">
            <text:p>0.10</text:p>
          </table:table-cell>
          <table:table-cell table:number-columns-repeated="1022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251111111111111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2.18222222222222" calcext:value-type="float">
            <text:p>2.18</text:p>
          </table:table-cell>
          <table:table-cell office:value-type="float" office:value="0.242469135802469" calcext:value-type="float">
            <text:p>0.24</text:p>
          </table:table-cell>
          <table:table-cell table:number-columns-repeated="1022"/>
        </table:table-row>
        <table:table-row table:style-name="ro1">
          <table:table-cell office:value-type="float" office:value="1.59313725490196" calcext:value-type="float">
            <text:p>1.59</text:p>
          </table:table-cell>
          <table:table-cell office:value-type="float" office:value="0.177015250544662" calcext:value-type="float">
            <text:p>0.18</text:p>
          </table:table-cell>
          <table:table-cell table:number-columns-repeated="1022"/>
        </table:table-row>
        <table:table-row table:style-name="ro1">
          <table:table-cell office:value-type="float" office:value="1.38888888888889" calcext:value-type="float">
            <text:p>1.39</text:p>
          </table:table-cell>
          <table:table-cell office:value-type="float" office:value="0.154320987654321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5.94736842105263" calcext:value-type="float">
            <text:p>5.95</text:p>
          </table:table-cell>
          <table:table-cell office:value-type="float" office:value="0.660818713450292" calcext:value-type="float">
            <text:p>0.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GenerationPolicy4</text:p>
          </table:table-cell>
          <table:table-cell office:value-type="string" calcext:value-type="string">
            <text:p>AdvanceNeighbourScheduler</text:p>
          </table:table-cell>
          <table:table-cell office:value-type="string" calcext:value-type="string">
            <text:p>duplex;</text:p>
          </table:table-cell>
          <table:table-cell office:value-type="string" calcext:value-type="string">
            <text:p>io_cpu;</text:p>
          </table:table-cell>
          <table:table-cell office:value-type="string" calcext:value-type="string">
            <text:p>Scale 1:1</text:p>
          </table:table-cell>
          <table:table-cell table:number-columns-repeated="1019"/>
        </table:table-row>
        <table:table-row table:style-name="ro1">
          <table:table-cell office:value-type="float" office:value="0.386774317570165" calcext:value-type="float">
            <text:p>0.39</text:p>
          </table:table-cell>
          <table:table-cell office:value-type="float" office:value="0.0429749241744628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0.64484126984127" calcext:value-type="float">
            <text:p>0.64</text:p>
          </table:table-cell>
          <table:table-cell office:value-type="float" office:value="0.0716490299823633" calcext:value-type="float">
            <text:p>0.07</text:p>
          </table:table-cell>
          <table:table-cell table:number-columns-repeated="1022"/>
        </table:table-row>
        <table:table-row table:style-name="ro1">
          <table:table-cell office:value-type="float" office:value="1.21146953405018" calcext:value-type="float">
            <text:p>1.21</text:p>
          </table:table-cell>
          <table:table-cell office:value-type="float" office:value="0.134607726005576" calcext:value-type="float">
            <text:p>0.13</text:p>
          </table:table-cell>
          <table:table-cell table:number-columns-repeated="1022"/>
        </table:table-row>
        <table:table-row table:style-name="ro1">
          <table:table-cell office:value-type="float" office:value="1.04489337822671" calcext:value-type="float">
            <text:p>1.04</text:p>
          </table:table-cell>
          <table:table-cell office:value-type="float" office:value="0.116099264247412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95711500974659" calcext:value-type="float">
            <text:p>1.96</text:p>
          </table:table-cell>
          <table:table-cell office:value-type="float" office:value="0.217457223305176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1.71875" calcext:value-type="float">
            <text:p>1.72</text:p>
          </table:table-cell>
          <table:table-cell office:value-type="float" office:value="0.190972222222222" calcext:value-type="float">
            <text:p>0.19</text:p>
          </table:table-cell>
          <table:table-cell table:number-columns-repeated="1022"/>
        </table:table-row>
        <table:table-row table:style-name="ro1">
          <table:table-cell office:value-type="float" office:value="2.0534188034188" calcext:value-type="float">
            <text:p>2.05</text:p>
          </table:table-cell>
          <table:table-cell office:value-type="float" office:value="0.228157644824311" calcext:value-type="float">
            <text:p>0.23</text:p>
          </table:table-cell>
          <table:table-cell table:number-columns-repeated="1022"/>
        </table:table-row>
        <table:table-row table:style-name="ro1">
          <table:table-cell office:value-type="float" office:value="2.05555555555556" calcext:value-type="float">
            <text:p>2.06</text:p>
          </table:table-cell>
          <table:table-cell office:value-type="float" office:value="0.228395061728395" calcext:value-type="float">
            <text:p>0.23</text:p>
          </table:table-cell>
          <table:table-cell table:number-columns-repeated="1022"/>
        </table:table-row>
        <table:table-row table:style-name="ro1">
          <table:table-cell office:value-type="float" office:value="1.92655367231638" calcext:value-type="float">
            <text:p>1.93</text:p>
          </table:table-cell>
          <table:table-cell office:value-type="float" office:value="0.214061519146265" calcext:value-type="float">
            <text:p>0.21</text:p>
          </table:table-cell>
          <table:table-cell table:number-columns-repeated="1022"/>
        </table:table-row>
        <table:table-row table:style-name="ro1">
          <table:table-cell office:value-type="float" office:value="5.33333333333333" calcext:value-type="float">
            <text:p>5.33</text:p>
          </table:table-cell>
          <table:table-cell office:value-type="float" office:value="0.592592592592593" calcext:value-type="float">
            <text:p>0.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GenerationPolicy16</text:p>
          </table:table-cell>
          <table:table-cell office:value-type="string" calcext:value-type="string">
            <text:p>AdvanceNeighbourScheduler</text:p>
          </table:table-cell>
          <table:table-cell office:value-type="string" calcext:value-type="string">
            <text:p>duplex;</text:p>
          </table:table-cell>
          <table:table-cell office:value-type="string" calcext:value-type="string">
            <text:p>io_cpu;</text:p>
          </table:table-cell>
          <table:table-cell office:value-type="string" calcext:value-type="string">
            <text:p>Scale 1:1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0.399535423925668" calcext:value-type="float">
            <text:p>0.40</text:p>
          </table:table-cell>
          <table:table-cell office:value-type="float" office:value="0.0443928248806298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0.373835125448029" calcext:value-type="float">
            <text:p>0.37</text:p>
          </table:table-cell>
          <table:table-cell office:value-type="float" office:value="0.0415372361608921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0.95985060690943" calcext:value-type="float">
            <text:p>0.96</text:p>
          </table:table-cell>
          <table:table-cell office:value-type="float" office:value="0.106650067434381" calcext:value-type="float">
            <text:p>0.11</text:p>
          </table:table-cell>
          <table:table-cell table:number-columns-repeated="1022"/>
        </table:table-row>
        <table:table-row table:style-name="ro1">
          <table:table-cell office:value-type="float" office:value="1.00470809792844" calcext:value-type="float">
            <text:p>1.00</text:p>
          </table:table-cell>
          <table:table-cell office:value-type="float" office:value="0.11163423310316" calcext:value-type="float">
            <text:p>0.11</text:p>
          </table:table-cell>
          <table:table-cell table:number-columns-repeated="1022"/>
        </table:table-row>
        <table:table-row table:style-name="ro1">
          <table:table-cell office:value-type="float" office:value="1.26007326007326" calcext:value-type="float">
            <text:p>1.26</text:p>
          </table:table-cell>
          <table:table-cell office:value-type="float" office:value="0.14000814000814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1.40877914951989" calcext:value-type="float">
            <text:p>1.41</text:p>
          </table:table-cell>
          <table:table-cell office:value-type="float" office:value="0.156531016613321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1.65824915824916" calcext:value-type="float">
            <text:p>1.66</text:p>
          </table:table-cell>
          <table:table-cell office:value-type="float" office:value="0.184249906472129" calcext:value-type="float">
            <text:p>0.18</text:p>
          </table:table-cell>
          <table:table-cell table:number-columns-repeated="1022"/>
        </table:table-row>
        <table:table-row table:style-name="ro1">
          <table:table-cell office:value-type="float" office:value="1.65656565656566" calcext:value-type="float">
            <text:p>1.66</text:p>
          </table:table-cell>
          <table:table-cell office:value-type="float" office:value="0.184062850729517" calcext:value-type="float">
            <text:p>0.18</text:p>
          </table:table-cell>
          <table:table-cell table:number-columns-repeated="1022"/>
        </table:table-row>
        <table:table-row table:style-name="ro1">
          <table:table-cell office:value-type="float" office:value="1.95480225988701" calcext:value-type="float">
            <text:p>1.95</text:p>
          </table:table-cell>
          <table:table-cell office:value-type="float" office:value="0.217200251098556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4.04115226337449" calcext:value-type="float">
            <text:p>4.04</text:p>
          </table:table-cell>
          <table:table-cell office:value-type="float" office:value="0.449016918152721" calcext:value-type="float">
            <text:p>0.4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eueGenerationPolicy3</text:p>
          </table:table-cell>
          <table:table-cell office:value-type="string" calcext:value-type="string">
            <text:p>ModellingNeighbourScheduler</text:p>
          </table:table-cell>
          <table:table-cell office:value-type="string" calcext:value-type="string">
            <text:p>duplex;</text:p>
          </table:table-cell>
          <table:table-cell office:value-type="string" calcext:value-type="string">
            <text:p>io_cpu;</text:p>
          </table:table-cell>
          <table:table-cell office:value-type="string" calcext:value-type="string">
            <text:p>scale</text:p>
          </table:table-cell>
          <table:table-cell table:style-name="ce4" office:value-type="time" office:time-value="PT01H01M00S" calcext:value-type="time">
            <text:p>01:01:00 AM</text:p>
          </table:table-cell>
          <table:table-cell table:number-columns-repeated="1018"/>
        </table:table-row>
        <table:table-row table:style-name="ro1">
          <table:table-cell office:value-type="float" office:value="0.849765258215962" calcext:value-type="float">
            <text:p>0.85</text:p>
          </table:table-cell>
          <table:table-cell office:value-type="float" office:value="0.0944183620239958" calcext:value-type="float">
            <text:p>0.09</text:p>
          </table:table-cell>
          <table:table-cell table:number-columns-repeated="1022"/>
        </table:table-row>
        <table:table-row table:style-name="ro1">
          <table:table-cell office:value-type="float" office:value="1.00294985250737" calcext:value-type="float">
            <text:p>1.00</text:p>
          </table:table-cell>
          <table:table-cell office:value-type="float" office:value="0.111438872500819" calcext:value-type="float">
            <text:p>0.11</text:p>
          </table:table-cell>
          <table:table-cell table:number-columns-repeated="1022"/>
        </table:table-row>
        <table:table-row table:style-name="ro1">
          <table:table-cell office:value-type="float" office:value="1.05192107995846" calcext:value-type="float">
            <text:p>1.05</text:p>
          </table:table-cell>
          <table:table-cell office:value-type="float" office:value="0.116880119995385" calcext:value-type="float">
            <text:p>0.12</text:p>
          </table:table-cell>
          <table:table-cell table:number-columns-repeated="1022"/>
        </table:table-row>
        <table:table-row table:style-name="ro1">
          <table:table-cell table:style-name="ce2" office:value-type="float" office:value="2.06042884990253" calcext:value-type="float">
            <text:p>2.06</text:p>
          </table:table-cell>
          <table:table-cell office:value-type="float" office:value="0.228936538878059" calcext:value-type="float">
            <text:p>0.23</text:p>
          </table:table-cell>
          <table:table-cell table:number-columns-repeated="1022"/>
        </table:table-row>
        <table:table-row table:style-name="ro1">
          <table:table-cell office:value-type="float" office:value="1.66500829187396" calcext:value-type="float">
            <text:p>1.67</text:p>
          </table:table-cell>
          <table:table-cell office:value-type="float" office:value="0.185000921319329" calcext:value-type="float">
            <text:p>0.19</text:p>
          </table:table-cell>
          <table:table-cell table:number-columns-repeated="1022"/>
        </table:table-row>
        <table:table-row table:style-name="ro1">
          <table:table-cell office:value-type="float" office:value="1.86817325800377" calcext:value-type="float">
            <text:p>1.87</text:p>
          </table:table-cell>
          <table:table-cell office:value-type="float" office:value="0.207574806444863" calcext:value-type="float">
            <text:p>0.21</text:p>
          </table:table-cell>
          <table:table-cell table:number-columns-repeated="1022"/>
        </table:table-row>
        <table:table-row table:style-name="ro1">
          <table:table-cell office:value-type="float" office:value="2.64166666666667" calcext:value-type="float">
            <text:p>2.64</text:p>
          </table:table-cell>
          <table:table-cell office:value-type="float" office:value="0.293518518518519" calcext:value-type="float">
            <text:p>0.29</text:p>
          </table:table-cell>
          <table:table-cell table:number-columns-repeated="1022"/>
        </table:table-row>
        <table:table-row table:style-name="ro1">
          <table:table-cell office:value-type="float" office:value="2.17819706498952" calcext:value-type="float">
            <text:p>2.18</text:p>
          </table:table-cell>
          <table:table-cell office:value-type="float" office:value="0.242021896109946" calcext:value-type="float">
            <text:p>0.24</text:p>
          </table:table-cell>
          <table:table-cell table:number-columns-repeated="1022"/>
        </table:table-row>
        <table:table-row table:style-name="ro1">
          <table:table-cell office:value-type="float" office:value="2.57452574525745" calcext:value-type="float">
            <text:p>2.57</text:p>
          </table:table-cell>
          <table:table-cell office:value-type="float" office:value="0.286058416139717" calcext:value-type="float">
            <text:p>0.29</text:p>
          </table:table-cell>
          <table:table-cell table:number-columns-repeated="1022"/>
        </table:table-row>
        <table:table-row table:style-name="ro1">
          <table:table-cell office:value-type="float" office:value="3.27124183006536" calcext:value-type="float">
            <text:p>3.27</text:p>
          </table:table-cell>
          <table:table-cell office:value-type="float" office:value="0.363471314451707" calcext:value-type="float">
            <text:p>0.3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eueGenerationPolicy4</text:p>
          </table:table-cell>
          <table:table-cell office:value-type="string" calcext:value-type="string">
            <text:p>ModellingNeighbourScheduler</text:p>
          </table:table-cell>
          <table:table-cell office:value-type="string" calcext:value-type="string">
            <text:p>duplex;</text:p>
          </table:table-cell>
          <table:table-cell office:value-type="string" calcext:value-type="string">
            <text:p>io_cpu;</text:p>
          </table:table-cell>
          <table:table-cell office:value-type="string" calcext:value-type="string">
            <text:p>scale</text:p>
          </table:table-cell>
          <table:table-cell table:style-name="ce4" office:value-type="time" office:time-value="PT01H01M00S" calcext:value-type="time">
            <text:p>01:01:00 AM</text:p>
          </table:table-cell>
          <table:table-cell table:number-columns-repeated="1018"/>
        </table:table-row>
        <table:table-row table:style-name="ro1">
          <table:table-cell office:value-type="float" office:value="0.274449564772145" calcext:value-type="float">
            <text:p>0.27</text:p>
          </table:table-cell>
          <table:table-cell office:value-type="float" office:value="0.0304943960857939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1.21358024691358" calcext:value-type="float">
            <text:p>1.21</text:p>
          </table:table-cell>
          <table:table-cell office:value-type="float" office:value="0.134842249657064" calcext:value-type="float">
            <text:p>0.13</text:p>
          </table:table-cell>
          <table:table-cell table:number-columns-repeated="1022"/>
        </table:table-row>
        <table:table-row table:style-name="ro1">
          <table:table-cell office:value-type="float" office:value="1.01936799184506" calcext:value-type="float">
            <text:p>1.02</text:p>
          </table:table-cell>
          <table:table-cell office:value-type="float" office:value="0.113263110205006" calcext:value-type="float">
            <text:p>0.11</text:p>
          </table:table-cell>
          <table:table-cell table:number-columns-repeated="1022"/>
        </table:table-row>
        <table:table-row table:style-name="ro1">
          <table:table-cell office:value-type="float" office:value="1.65789473684211" calcext:value-type="float">
            <text:p>1.66</text:p>
          </table:table-cell>
          <table:table-cell office:value-type="float" office:value="0.18421052631579" calcext:value-type="float">
            <text:p>0.18</text:p>
          </table:table-cell>
          <table:table-cell table:number-columns-repeated="1022"/>
        </table:table-row>
        <table:table-row table:style-name="ro1">
          <table:table-cell office:value-type="float" office:value="1.32520325203252" calcext:value-type="float">
            <text:p>1.33</text:p>
          </table:table-cell>
          <table:table-cell office:value-type="float" office:value="0.147244805781391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2.30936819172113" calcext:value-type="float">
            <text:p>2.31</text:p>
          </table:table-cell>
          <table:table-cell office:value-type="float" office:value="0.256596465746793" calcext:value-type="float">
            <text:p>0.26</text:p>
          </table:table-cell>
          <table:table-cell table:number-columns-repeated="1022"/>
        </table:table-row>
        <table:table-row table:style-name="ro1">
          <table:table-cell office:value-type="float" office:value="1.79749103942652" calcext:value-type="float">
            <text:p>1.80</text:p>
          </table:table-cell>
          <table:table-cell office:value-type="float" office:value="0.199721226602947" calcext:value-type="float">
            <text:p>0.20</text:p>
          </table:table-cell>
          <table:table-cell table:number-columns-repeated="1022"/>
        </table:table-row>
        <table:table-row table:style-name="ro1">
          <table:table-cell office:value-type="float" office:value="1.67676767676768" calcext:value-type="float">
            <text:p>1.68</text:p>
          </table:table-cell>
          <table:table-cell office:value-type="float" office:value="0.186307519640853" calcext:value-type="float">
            <text:p>0.19</text:p>
          </table:table-cell>
          <table:table-cell table:number-columns-repeated="1022"/>
        </table:table-row>
        <table:table-row table:style-name="ro1">
          <table:table-cell office:value-type="float" office:value="2.9328165374677" calcext:value-type="float">
            <text:p>2.93</text:p>
          </table:table-cell>
          <table:table-cell office:value-type="float" office:value="0.325868504163078" calcext:value-type="float">
            <text:p>0.33</text:p>
          </table:table-cell>
          <table:table-cell table:number-columns-repeated="1022"/>
        </table:table-row>
        <table:table-row table:style-name="ro1">
          <table:table-cell office:value-type="float" office:value="4.37777777777778" calcext:value-type="float">
            <text:p>4.38</text:p>
          </table:table-cell>
          <table:table-cell office:value-type="float" office:value="0.48641975308642" calcext:value-type="float">
            <text:p>0.4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eueGenerationPolicy16</text:p>
          </table:table-cell>
          <table:table-cell office:value-type="string" calcext:value-type="string">
            <text:p>ModellingNeighbourScheduler</text:p>
          </table:table-cell>
          <table:table-cell office:value-type="string" calcext:value-type="string">
            <text:p>duplex;</text:p>
          </table:table-cell>
          <table:table-cell office:value-type="string" calcext:value-type="string">
            <text:p>io_cpu;</text:p>
          </table:table-cell>
          <table:table-cell office:value-type="string" calcext:value-type="string">
            <text:p>scale</text:p>
          </table:table-cell>
          <table:table-cell table:style-name="ce4" office:value-type="time" office:time-value="PT01H01M00S" calcext:value-type="time">
            <text:p>01:01:00 AM</text:p>
          </table:table-cell>
          <table:table-cell table:number-columns-repeated="1018"/>
        </table:table-row>
        <table:table-row table:style-name="ro1">
          <table:table-cell office:value-type="float" office:value="0.344410876132931" calcext:value-type="float">
            <text:p>0.34</text:p>
          </table:table-cell>
          <table:table-cell office:value-type="float" office:value="0.0382678751258812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1.3015873015873" calcext:value-type="float">
            <text:p>1.30</text:p>
          </table:table-cell>
          <table:table-cell office:value-type="float" office:value="0.144620811287478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0.85978835978836" calcext:value-type="float">
            <text:p>0.86</text:p>
          </table:table-cell>
          <table:table-cell office:value-type="float" office:value="0.0955320399764844" calcext:value-type="float">
            <text:p>0.10</text:p>
          </table:table-cell>
          <table:table-cell table:number-columns-repeated="1022"/>
        </table:table-row>
        <table:table-row table:style-name="ro1">
          <table:table-cell office:value-type="float" office:value="1.00095785440613" calcext:value-type="float">
            <text:p>1.00</text:p>
          </table:table-cell>
          <table:table-cell office:value-type="float" office:value="0.111217539378459" calcext:value-type="float">
            <text:p>0.11</text:p>
          </table:table-cell>
          <table:table-cell table:number-columns-repeated="1022"/>
        </table:table-row>
        <table:table-row table:style-name="ro1">
          <table:table-cell office:value-type="float" office:value="1.91570881226054" calcext:value-type="float">
            <text:p>1.92</text:p>
          </table:table-cell>
          <table:table-cell office:value-type="float" office:value="0.212856534695615" calcext:value-type="float">
            <text:p>0.21</text:p>
          </table:table-cell>
          <table:table-cell table:number-columns-repeated="1022"/>
        </table:table-row>
        <table:table-row table:style-name="ro1">
          <table:table-cell office:value-type="float" office:value="1.79248366013072" calcext:value-type="float">
            <text:p>1.79</text:p>
          </table:table-cell>
          <table:table-cell office:value-type="float" office:value="0.199164851125635" calcext:value-type="float">
            <text:p>0.20</text:p>
          </table:table-cell>
          <table:table-cell table:number-columns-repeated="1022"/>
        </table:table-row>
        <table:table-row table:style-name="ro1">
          <table:table-cell office:value-type="float" office:value="1.89463601532567" calcext:value-type="float">
            <text:p>1.89</text:p>
          </table:table-cell>
          <table:table-cell office:value-type="float" office:value="0.210515112813963" calcext:value-type="float">
            <text:p>0.21</text:p>
          </table:table-cell>
          <table:table-cell table:number-columns-repeated="1022"/>
        </table:table-row>
        <table:table-row table:style-name="ro1">
          <table:table-cell office:value-type="float" office:value="2.21399176954733" calcext:value-type="float">
            <text:p>2.21</text:p>
          </table:table-cell>
          <table:table-cell office:value-type="float" office:value="0.245999085505258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1.76767676767677" calcext:value-type="float">
            <text:p>1.77</text:p>
          </table:table-cell>
          <table:table-cell office:value-type="float" office:value="0.196408529741863" calcext:value-type="float">
            <text:p>0.20</text:p>
          </table:table-cell>
          <table:table-cell table:number-columns-repeated="1022"/>
        </table:table-row>
        <table:table-row table:style-name="ro1">
          <table:table-cell office:value-type="float" office:value="7.13194444444444" calcext:value-type="float">
            <text:p>7.13</text:p>
          </table:table-cell>
          <table:table-cell office:value-type="float" office:value="0.792438271604938" calcext:value-type="float">
            <text:p>0.7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eueGenerationPolicy3</text:p>
          </table:table-cell>
          <table:table-cell office:value-type="string" calcext:value-type="string">
            <text:p>ModellingNeighbourScheduler</text:p>
          </table:table-cell>
          <table:table-cell office:value-type="string" calcext:value-type="string">
            <text:p>duplex;</text:p>
          </table:table-cell>
          <table:table-cell office:value-type="string" calcext:value-type="string">
            <text:p>io_cpu;</text:p>
          </table:table-cell>
          <table:table-cell office:value-type="string" calcext:value-type="string">
            <text:p>scale</text:p>
          </table:table-cell>
          <table:table-cell table:style-name="ce4" office:value-type="time" office:time-value="PT02H01M00S" calcext:value-type="time">
            <text:p>02:01:00 AM</text:p>
          </table:table-cell>
          <table:table-cell table:number-columns-repeated="1018"/>
        </table:table-row>
        <table:table-row table:style-name="ro1">
          <table:table-cell office:value-type="float" office:value="1.16695156695157" calcext:value-type="float">
            <text:p>1.17</text:p>
          </table:table-cell>
          <table:table-cell office:value-type="float" office:value="0.129661285216841" calcext:value-type="float">
            <text:p>0.13</text:p>
          </table:table-cell>
          <table:table-cell table:number-columns-repeated="1022"/>
        </table:table-row>
        <table:table-row table:style-name="ro1">
          <table:table-cell office:value-type="float" office:value="1.37240143369176" calcext:value-type="float">
            <text:p>1.37</text:p>
          </table:table-cell>
          <table:table-cell office:value-type="float" office:value="0.152489048187973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1.20023767082591" calcext:value-type="float">
            <text:p>1.20</text:p>
          </table:table-cell>
          <table:table-cell office:value-type="float" office:value="0.133359741202878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2" office:value-type="float" office:value="1.50108225108225" calcext:value-type="float">
            <text:p>1.50</text:p>
          </table:table-cell>
          <table:table-cell table:style-name="ce2" office:value-type="float" office:value="0.166786916786917" calcext:value-type="float">
            <text:p>0.17</text:p>
          </table:table-cell>
          <table:table-cell table:style-name="ce3" table:number-columns-repeated="1022"/>
        </table:table-row>
        <table:table-row table:style-name="ro1">
          <table:table-cell office:value-type="float" office:value="1.63807189542484" calcext:value-type="float">
            <text:p>1.64</text:p>
          </table:table-cell>
          <table:table-cell office:value-type="float" office:value="0.182007988380537" calcext:value-type="float">
            <text:p>0.18</text:p>
          </table:table-cell>
          <table:table-cell table:number-columns-repeated="1022"/>
        </table:table-row>
        <table:table-row table:style-name="ro1">
          <table:table-cell office:value-type="float" office:value="1.61865079365079" calcext:value-type="float">
            <text:p>1.62</text:p>
          </table:table-cell>
          <table:table-cell office:value-type="float" office:value="0.179850088183422" calcext:value-type="float">
            <text:p>0.18</text:p>
          </table:table-cell>
          <table:table-cell table:number-columns-repeated="1022"/>
        </table:table-row>
        <table:table-row table:style-name="ro1">
          <table:table-cell office:value-type="float" office:value="2.77023319615912" calcext:value-type="float">
            <text:p>2.77</text:p>
          </table:table-cell>
          <table:table-cell office:value-type="float" office:value="0.307803688462125" calcext:value-type="float">
            <text:p>0.31</text:p>
          </table:table-cell>
          <table:table-cell table:number-columns-repeated="1022"/>
        </table:table-row>
        <table:table-row table:style-name="ro1">
          <table:table-cell office:value-type="float" office:value="2.28830409356725" calcext:value-type="float">
            <text:p>2.29</text:p>
          </table:table-cell>
          <table:table-cell office:value-type="float" office:value="0.254256010396361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3.98635477582846" calcext:value-type="float">
            <text:p>3.99</text:p>
          </table:table-cell>
          <table:table-cell office:value-type="float" office:value="0.442928308425384" calcext:value-type="float">
            <text:p>0.44</text:p>
          </table:table-cell>
          <table:table-cell table:number-columns-repeated="1022"/>
        </table:table-row>
        <table:table-row table:style-name="ro1">
          <table:table-cell office:value-type="float" office:value="9.05555555555556" calcext:value-type="float">
            <text:p>9.06</text:p>
          </table:table-cell>
          <table:table-cell office:value-type="float" office:value="1.00617283950617" calcext:value-type="float">
            <text:p>1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GenerationPolicy4</text:p>
          </table:table-cell>
          <table:table-cell office:value-type="string" calcext:value-type="string">
            <text:p>ModellingNeighbourScheduler</text:p>
          </table:table-cell>
          <table:table-cell office:value-type="string" calcext:value-type="string">
            <text:p>duplex;</text:p>
          </table:table-cell>
          <table:table-cell office:value-type="string" calcext:value-type="string">
            <text:p>io_cpu;</text:p>
          </table:table-cell>
          <table:table-cell office:value-type="string" calcext:value-type="string">
            <text:p>scale</text:p>
          </table:table-cell>
          <table:table-cell table:style-name="ce4" office:value-type="time" office:time-value="PT02H01M00S" calcext:value-type="time">
            <text:p>02:01:00 AM</text:p>
          </table:table-cell>
          <table:table-cell table:number-columns-repeated="1018"/>
        </table:table-row>
        <table:table-row table:style-name="ro1">
          <table:table-cell office:value-type="float" office:value="0.623474178403756" calcext:value-type="float">
            <text:p>0.62</text:p>
          </table:table-cell>
          <table:table-cell office:value-type="float" office:value="0.0692749087115284" calcext:value-type="float">
            <text:p>0.07</text:p>
          </table:table-cell>
          <table:table-cell table:number-columns-repeated="1022"/>
        </table:table-row>
        <table:table-row table:style-name="ro1">
          <table:table-cell office:value-type="float" office:value="1.31928104575163" calcext:value-type="float">
            <text:p>1.32</text:p>
          </table:table-cell>
          <table:table-cell office:value-type="float" office:value="0.146586782861293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1.09941520467836" calcext:value-type="float">
            <text:p>1.10</text:p>
          </table:table-cell>
          <table:table-cell office:value-type="float" office:value="0.122157244964263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77146464646465" calcext:value-type="float">
            <text:p>1.77</text:p>
          </table:table-cell>
          <table:table-cell office:value-type="float" office:value="0.196829405162739" calcext:value-type="float">
            <text:p>0.20</text:p>
          </table:table-cell>
          <table:table-cell table:number-columns-repeated="1022"/>
        </table:table-row>
        <table:table-row table:style-name="ro1">
          <table:table-cell office:value-type="float" office:value="1.9487922705314" calcext:value-type="float">
            <text:p>1.95</text:p>
          </table:table-cell>
          <table:table-cell office:value-type="float" office:value="0.216532474503489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2.03080808080808" calcext:value-type="float">
            <text:p>2.03</text:p>
          </table:table-cell>
          <table:table-cell office:value-type="float" office:value="0.225645342312009" calcext:value-type="float">
            <text:p>0.23</text:p>
          </table:table-cell>
          <table:table-cell table:number-columns-repeated="1022"/>
        </table:table-row>
        <table:table-row table:style-name="ro1">
          <table:table-cell office:value-type="float" office:value="2.42407407407407" calcext:value-type="float">
            <text:p>2.42</text:p>
          </table:table-cell>
          <table:table-cell office:value-type="float" office:value="0.269341563786008" calcext:value-type="float">
            <text:p>0.27</text:p>
          </table:table-cell>
          <table:table-cell table:number-columns-repeated="1022"/>
        </table:table-row>
        <table:table-row table:style-name="ro1">
          <table:table-cell office:value-type="float" office:value="2.63242894056848" calcext:value-type="float">
            <text:p>2.63</text:p>
          </table:table-cell>
          <table:table-cell office:value-type="float" office:value="0.292492104507608" calcext:value-type="float">
            <text:p>0.29</text:p>
          </table:table-cell>
          <table:table-cell table:number-columns-repeated="1022"/>
        </table:table-row>
        <table:table-row table:style-name="ro1">
          <table:table-cell office:value-type="float" office:value="2.38593380614657" calcext:value-type="float">
            <text:p>2.39</text:p>
          </table:table-cell>
          <table:table-cell office:value-type="float" office:value="0.265103756238508" calcext:value-type="float">
            <text:p>0.27</text:p>
          </table:table-cell>
          <table:table-cell table:number-columns-repeated="1022"/>
        </table:table-row>
        <table:table-row table:style-name="ro1">
          <table:table-cell office:value-type="float" office:value="6.02923976608187" calcext:value-type="float">
            <text:p>6.03</text:p>
          </table:table-cell>
          <table:table-cell office:value-type="float" office:value="0.669915529564652" calcext:value-type="float">
            <text:p>0.67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ueGenerationPolicy3</text:p>
          </table:table-cell>
          <table:table-cell office:value-type="string" calcext:value-type="string">
            <text:p>ModellingNeighbourScheduler</text:p>
          </table:table-cell>
          <table:table-cell office:value-type="string" calcext:value-type="string">
            <text:p>duplex;</text:p>
          </table:table-cell>
          <table:table-cell office:value-type="string" calcext:value-type="string">
            <text:p>io_cpu;</text:p>
          </table:table-cell>
          <table:table-cell office:value-type="string" calcext:value-type="string">
            <text:p>scale</text:p>
          </table:table-cell>
          <table:table-cell table:style-name="ce4" office:value-type="time" office:time-value="PT03H01M00S" calcext:value-type="time">
            <text:p>03:01:00 AM</text:p>
          </table:table-cell>
          <table:table-cell table:number-columns-repeated="1018"/>
        </table:table-row>
        <table:table-row table:style-name="ro1">
          <table:table-cell office:value-type="float" office:value="1.06214883614264" calcext:value-type="float">
            <text:p>1.06</text:p>
          </table:table-cell>
          <table:table-cell office:value-type="float" office:value="0.118016537349183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06184377523941" calcext:value-type="float">
            <text:p>1.06</text:p>
          </table:table-cell>
          <table:table-cell office:value-type="float" office:value="0.117982641693268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49155295646524" calcext:value-type="float">
            <text:p>1.49</text:p>
          </table:table-cell>
          <table:table-cell office:value-type="float" office:value="0.165728106273915" calcext:value-type="float">
            <text:p>0.17</text:p>
          </table:table-cell>
          <table:table-cell table:number-columns-repeated="1022"/>
        </table:table-row>
        <table:table-row table:style-name="ro1">
          <table:table-cell office:value-type="float" office:value="1.80043341213554" calcext:value-type="float">
            <text:p>1.80</text:p>
          </table:table-cell>
          <table:table-cell office:value-type="float" office:value="0.200048156903949" calcext:value-type="float">
            <text:p>0.20</text:p>
          </table:table-cell>
          <table:table-cell table:number-columns-repeated="1022"/>
        </table:table-row>
        <table:table-row table:style-name="ro1">
          <table:table-cell office:value-type="float" office:value="1.97237915881984" calcext:value-type="float">
            <text:p>1.97</text:p>
          </table:table-cell>
          <table:table-cell office:value-type="float" office:value="0.219153239868871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2.63960113960114" calcext:value-type="float">
            <text:p>2.64</text:p>
          </table:table-cell>
          <table:table-cell office:value-type="float" office:value="0.293289015511238" calcext:value-type="float">
            <text:p>0.29</text:p>
          </table:table-cell>
          <table:table-cell table:number-columns-repeated="1022"/>
        </table:table-row>
        <table:table-row table:style-name="ro1">
          <table:table-cell office:value-type="float" office:value="2.56846240179574" calcext:value-type="float">
            <text:p>2.57</text:p>
          </table:table-cell>
          <table:table-cell office:value-type="float" office:value="0.285384711310637" calcext:value-type="float">
            <text:p>0.29</text:p>
          </table:table-cell>
          <table:table-cell table:number-columns-repeated="1022"/>
        </table:table-row>
        <table:table-row table:style-name="ro1">
          <table:table-cell office:value-type="float" office:value="2.80143168378462" calcext:value-type="float">
            <text:p>2.80</text:p>
          </table:table-cell>
          <table:table-cell office:value-type="float" office:value="0.31127018708718" calcext:value-type="float">
            <text:p>0.31</text:p>
          </table:table-cell>
          <table:table-cell table:number-columns-repeated="1022"/>
        </table:table-row>
        <table:table-row table:style-name="ro1">
          <table:table-cell office:value-type="float" office:value="4.5945945945946" calcext:value-type="float">
            <text:p>4.59</text:p>
          </table:table-cell>
          <table:table-cell office:value-type="float" office:value="0.510510510510511" calcext:value-type="float">
            <text:p>0.51</text:p>
          </table:table-cell>
          <table:table-cell table:number-columns-repeated="1022"/>
        </table:table-row>
        <table:table-row table:style-name="ro1">
          <table:table-cell office:value-type="float" office:value="7.04552469135802" calcext:value-type="float">
            <text:p>7.05</text:p>
          </table:table-cell>
          <table:table-cell office:value-type="float" office:value="0.782836076817558" calcext:value-type="float">
            <text:p>0.7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eueGenerationPolicy4</text:p>
          </table:table-cell>
          <table:table-cell office:value-type="string" calcext:value-type="string">
            <text:p>ModellingNeighbourScheduler</text:p>
          </table:table-cell>
          <table:table-cell office:value-type="string" calcext:value-type="string">
            <text:p>duplex;</text:p>
          </table:table-cell>
          <table:table-cell office:value-type="string" calcext:value-type="string">
            <text:p>io_cpu;</text:p>
          </table:table-cell>
          <table:table-cell office:value-type="string" calcext:value-type="string">
            <text:p>scale</text:p>
          </table:table-cell>
          <table:table-cell table:style-name="ce4" office:value-type="time" office:time-value="PT03H01M00S" calcext:value-type="time">
            <text:p>03:01:00 AM</text:p>
          </table:table-cell>
          <table:table-cell table:number-columns-repeated="1018"/>
        </table:table-row>
        <table:table-row table:style-name="ro1">
          <table:table-cell office:value-type="float" office:value="0.821065397891594" calcext:value-type="float">
            <text:p>0.82</text:p>
          </table:table-cell>
          <table:table-cell office:value-type="float" office:value="0.0912294886546216" calcext:value-type="float">
            <text:p>0.09</text:p>
          </table:table-cell>
          <table:table-cell table:number-columns-repeated="1022"/>
        </table:table-row>
        <table:table-row table:style-name="ro1">
          <table:table-cell office:value-type="float" office:value="1.25101378751014" calcext:value-type="float">
            <text:p>1.25</text:p>
          </table:table-cell>
          <table:table-cell office:value-type="float" office:value="0.139001531945571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1.45865261813538" calcext:value-type="float">
            <text:p>1.46</text:p>
          </table:table-cell>
          <table:table-cell office:value-type="float" office:value="0.162072513126153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1.72278911564626" calcext:value-type="float">
            <text:p>1.72</text:p>
          </table:table-cell>
          <table:table-cell office:value-type="float" office:value="0.191421012849584" calcext:value-type="float">
            <text:p>0.19</text:p>
          </table:table-cell>
          <table:table-cell table:number-columns-repeated="1022"/>
        </table:table-row>
        <table:table-row table:style-name="ro1">
          <table:table-cell office:value-type="float" office:value="2.49272976680384" calcext:value-type="float">
            <text:p>2.49</text:p>
          </table:table-cell>
          <table:table-cell office:value-type="float" office:value="0.276969974089316" calcext:value-type="float">
            <text:p>0.28</text:p>
          </table:table-cell>
          <table:table-cell table:number-columns-repeated="1022"/>
        </table:table-row>
        <table:table-row table:style-name="ro1">
          <table:table-cell office:value-type="float" office:value="2.4513722355449" calcext:value-type="float">
            <text:p>2.45</text:p>
          </table:table-cell>
          <table:table-cell office:value-type="float" office:value="0.272374692838322" calcext:value-type="float">
            <text:p>0.27</text:p>
          </table:table-cell>
          <table:table-cell table:number-columns-repeated="1022"/>
        </table:table-row>
        <table:table-row table:style-name="ro1">
          <table:table-cell office:value-type="float" office:value="2.45299145299145" calcext:value-type="float">
            <text:p>2.45</text:p>
          </table:table-cell>
          <table:table-cell office:value-type="float" office:value="0.272554605887939" calcext:value-type="float">
            <text:p>0.27</text:p>
          </table:table-cell>
          <table:table-cell table:number-columns-repeated="1022"/>
        </table:table-row>
        <table:table-row table:style-name="ro1">
          <table:table-cell office:value-type="float" office:value="3.20035273368607" calcext:value-type="float">
            <text:p>3.20</text:p>
          </table:table-cell>
          <table:table-cell office:value-type="float" office:value="0.355594748187341" calcext:value-type="float">
            <text:p>0.36</text:p>
          </table:table-cell>
          <table:table-cell table:number-columns-repeated="1022"/>
        </table:table-row>
        <table:table-row table:style-name="ro1">
          <table:table-cell office:value-type="float" office:value="4.34235517568851" calcext:value-type="float">
            <text:p>4.34</text:p>
          </table:table-cell>
          <table:table-cell office:value-type="float" office:value="0.482483908409834" calcext:value-type="float">
            <text:p>0.48</text:p>
          </table:table-cell>
          <table:table-cell table:number-columns-repeated="1022"/>
        </table:table-row>
        <table:table-row table:style-name="ro1">
          <table:table-cell office:value-type="float" office:value="6.3529000698812" calcext:value-type="float">
            <text:p>6.35</text:p>
          </table:table-cell>
          <table:table-cell office:value-type="float" office:value="0.705877785542356" calcext:value-type="float">
            <text:p>0.7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eueGenerationPolicy4</text:p>
          </table:table-cell>
          <table:table-cell office:value-type="string" calcext:value-type="string">
            <text:p>ModellingNeighbourScheduler</text:p>
          </table:table-cell>
          <table:table-cell office:value-type="string" calcext:value-type="string">
            <text:p>duplex;</text:p>
          </table:table-cell>
          <table:table-cell office:value-type="string" calcext:value-type="string">
            <text:p>io_cpu;</text:p>
          </table:table-cell>
          <table:table-cell office:value-type="string" calcext:value-type="string">
            <text:p>scale</text:p>
          </table:table-cell>
          <table:table-cell table:style-name="ce4" office:value-type="time" office:time-value="PT03H01M00S" calcext:value-type="time">
            <text:p>03:01:00 AM</text:p>
          </table:table-cell>
          <table:table-cell table:number-columns-repeated="1018"/>
        </table:table-row>
        <table:table-row table:style-name="ro1">
          <table:table-cell office:value-type="float" office:value="0.940427751695357" calcext:value-type="float">
            <text:p>0.94</text:p>
          </table:table-cell>
          <table:table-cell office:value-type="float" office:value="0.104491972410595" calcext:value-type="float">
            <text:p>0.10</text:p>
          </table:table-cell>
          <table:table-cell table:number-columns-repeated="1022"/>
        </table:table-row>
        <table:table-row table:style-name="ro1">
          <table:table-cell office:value-type="float" office:value="1.21373737373737" calcext:value-type="float">
            <text:p>1.21</text:p>
          </table:table-cell>
          <table:table-cell office:value-type="float" office:value="0.134859708193042" calcext:value-type="float">
            <text:p>0.13</text:p>
          </table:table-cell>
          <table:table-cell table:number-columns-repeated="1022"/>
        </table:table-row>
        <table:table-row table:style-name="ro1">
          <table:table-cell office:value-type="float" office:value="1.80764010083382" calcext:value-type="float">
            <text:p>1.81</text:p>
          </table:table-cell>
          <table:table-cell office:value-type="float" office:value="0.200848900092646" calcext:value-type="float">
            <text:p>0.20</text:p>
          </table:table-cell>
          <table:table-cell table:number-columns-repeated="1022"/>
        </table:table-row>
        <table:table-row table:style-name="ro1">
          <table:table-cell office:value-type="float" office:value="2.02314814814815" calcext:value-type="float">
            <text:p>2.02</text:p>
          </table:table-cell>
          <table:table-cell office:value-type="float" office:value="0.224794238683128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2.00133067198935" calcext:value-type="float">
            <text:p>2.00</text:p>
          </table:table-cell>
          <table:table-cell office:value-type="float" office:value="0.222370074665484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1.93312169312169" calcext:value-type="float">
            <text:p>1.93</text:p>
          </table:table-cell>
          <table:table-cell office:value-type="float" office:value="0.214791299235744" calcext:value-type="float">
            <text:p>0.21</text:p>
          </table:table-cell>
          <table:table-cell table:number-columns-repeated="1022"/>
        </table:table-row>
        <table:table-row table:style-name="ro1">
          <table:table-cell office:value-type="float" office:value="2.27042110603754" calcext:value-type="float">
            <text:p>2.27</text:p>
          </table:table-cell>
          <table:table-cell office:value-type="float" office:value="0.252269011781949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2.35794013191273" calcext:value-type="float">
            <text:p>2.36</text:p>
          </table:table-cell>
          <table:table-cell office:value-type="float" office:value="0.261993347990304" calcext:value-type="float">
            <text:p>0.26</text:p>
          </table:table-cell>
          <table:table-cell table:number-columns-repeated="1022"/>
        </table:table-row>
        <table:table-row table:style-name="ro1">
          <table:table-cell office:value-type="float" office:value="4.67604938271605" calcext:value-type="float">
            <text:p>4.68</text:p>
          </table:table-cell>
          <table:table-cell office:value-type="float" office:value="0.519561042524005" calcext:value-type="float">
            <text:p>0.52</text:p>
          </table:table-cell>
          <table:table-cell table:number-columns-repeated="1022"/>
        </table:table-row>
        <table:table-row table:style-name="ro1">
          <table:table-cell office:value-type="float" office:value="6.93121693121693" calcext:value-type="float">
            <text:p>6.93</text:p>
          </table:table-cell>
          <table:table-cell office:value-type="float" office:value="0.770135214579659" calcext:value-type="float">
            <text:p>0.77</text:p>
          </table:table-cell>
          <table:table-cell table:number-columns-repeated="1022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o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QueueGenerationPolicy3 AdvanceNeighbourScheduler duplex; no io_cpu; scale 1: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el</text:p>
          </table:table-cell>
          <table:table-cell office:value-type="string" calcext:value-type="string">
            <text:p>ef</text:p>
          </table:table-cell>
          <table:table-cell table:number-columns-repeated="1022"/>
        </table:table-row>
        <table:table-row table:style-name="ro1">
          <table:table-cell office:value-type="float" office:value="0.317228464419476" calcext:value-type="float">
            <text:p>0.32</text:p>
          </table:table-cell>
          <table:table-cell office:value-type="float" office:value="0.0352476071577195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0.49231884057971" calcext:value-type="float">
            <text:p>0.49</text:p>
          </table:table-cell>
          <table:table-cell office:value-type="float" office:value="0.0547020933977456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0.763470319634703" calcext:value-type="float">
            <text:p>0.76</text:p>
          </table:table-cell>
          <table:table-cell office:value-type="float" office:value="0.084830035514967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0.637869822485207" calcext:value-type="float">
            <text:p>0.64</text:p>
          </table:table-cell>
          <table:table-cell office:value-type="float" office:value="0.0708744247205786" calcext:value-type="float">
            <text:p>0.07</text:p>
          </table:table-cell>
          <table:table-cell table:number-columns-repeated="1022"/>
        </table:table-row>
        <table:table-row table:style-name="ro1">
          <table:table-cell office:value-type="float" office:value="0.785333333333333" calcext:value-type="float">
            <text:p>0.79</text:p>
          </table:table-cell>
          <table:table-cell office:value-type="float" office:value="0.0872592592592592" calcext:value-type="float">
            <text:p>0.09</text:p>
          </table:table-cell>
          <table:table-cell table:number-columns-repeated="1022"/>
        </table:table-row>
        <table:table-row table:style-name="ro1">
          <table:table-cell office:value-type="float" office:value="1.29885057471264" calcext:value-type="float">
            <text:p>1.30</text:p>
          </table:table-cell>
          <table:table-cell office:value-type="float" office:value="0.144316730523627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1.08283828382838" calcext:value-type="float">
            <text:p>1.08</text:p>
          </table:table-cell>
          <table:table-cell office:value-type="float" office:value="0.12031536486982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2.01515151515152" calcext:value-type="float">
            <text:p>2.02</text:p>
          </table:table-cell>
          <table:table-cell office:value-type="float" office:value="0.223905723905724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1.50495495495496" calcext:value-type="float">
            <text:p>1.50</text:p>
          </table:table-cell>
          <table:table-cell office:value-type="float" office:value="0.167217217217217" calcext:value-type="float">
            <text:p>0.17</text:p>
          </table:table-cell>
          <table:table-cell table:number-columns-repeated="1022"/>
        </table:table-row>
        <table:table-row table:style-name="ro1">
          <table:table-cell office:value-type="float" office:value="5.59666666666667" calcext:value-type="float">
            <text:p>5.60</text:p>
          </table:table-cell>
          <table:table-cell office:value-type="float" office:value="0.621851851851852" calcext:value-type="float">
            <text:p>0.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GenerationPolicy4 AdvanceNeighbourScheduler duplex; no io_cpu; scale 1: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el</text:p>
          </table:table-cell>
          <table:table-cell office:value-type="string" calcext:value-type="string">
            <text:p>ef</text:p>
          </table:table-cell>
          <table:table-cell table:number-columns-repeated="1022"/>
        </table:table-row>
        <table:table-row table:style-name="ro1">
          <table:table-cell office:value-type="float" office:value="0.211599745060548" calcext:value-type="float">
            <text:p>0.21</text:p>
          </table:table-cell>
          <table:table-cell office:value-type="float" office:value="0.0235110827845053" calcext:value-type="float">
            <text:p>0.02</text:p>
          </table:table-cell>
          <table:table-cell table:number-columns-repeated="1022"/>
        </table:table-row>
        <table:table-row table:style-name="ro1">
          <table:table-cell office:value-type="float" office:value="0.246409674981104" calcext:value-type="float">
            <text:p>0.25</text:p>
          </table:table-cell>
          <table:table-cell office:value-type="float" office:value="0.0273788527756782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0.427901234567901" calcext:value-type="float">
            <text:p>0.43</text:p>
          </table:table-cell>
          <table:table-cell office:value-type="float" office:value="0.0475445816186557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0.429244114002478" calcext:value-type="float">
            <text:p>0.43</text:p>
          </table:table-cell>
          <table:table-cell office:value-type="float" office:value="0.0476937904447198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0.835433070866142" calcext:value-type="float">
            <text:p>0.84</text:p>
          </table:table-cell>
          <table:table-cell office:value-type="float" office:value="0.0928258967629047" calcext:value-type="float">
            <text:p>0.09</text:p>
          </table:table-cell>
          <table:table-cell table:number-columns-repeated="1022"/>
        </table:table-row>
        <table:table-row table:style-name="ro1">
          <table:table-cell office:value-type="float" office:value="1.07345679012346" calcext:value-type="float">
            <text:p>1.07</text:p>
          </table:table-cell>
          <table:table-cell office:value-type="float" office:value="0.119272976680384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61127450980392" calcext:value-type="float">
            <text:p>1.61</text:p>
          </table:table-cell>
          <table:table-cell office:value-type="float" office:value="0.179030501089325" calcext:value-type="float">
            <text:p>0.18</text:p>
          </table:table-cell>
          <table:table-cell table:number-columns-repeated="1022"/>
        </table:table-row>
        <table:table-row table:style-name="ro1">
          <table:table-cell office:value-type="float" office:value="1.37818930041152" calcext:value-type="float">
            <text:p>1.38</text:p>
          </table:table-cell>
          <table:table-cell office:value-type="float" office:value="0.153132144490169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1.40970464135021" calcext:value-type="float">
            <text:p>1.41</text:p>
          </table:table-cell>
          <table:table-cell office:value-type="float" office:value="0.156633849038912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3.47291666666667" calcext:value-type="float">
            <text:p>3.47</text:p>
          </table:table-cell>
          <table:table-cell office:value-type="float" office:value="0.38587962962963" calcext:value-type="float">
            <text:p>0.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GenerationPolicy16 AdvanceNeighbourScheduler duplex; no io_cpu; scale 1: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el</text:p>
          </table:table-cell>
          <table:table-cell office:value-type="string" calcext:value-type="string">
            <text:p>ef</text:p>
          </table:table-cell>
          <table:table-cell table:number-columns-repeated="1022"/>
        </table:table-row>
        <table:table-row table:style-name="ro1">
          <table:table-cell office:value-type="float" office:value="0.333432835820896" calcext:value-type="float">
            <text:p>0.33</text:p>
          </table:table-cell>
          <table:table-cell office:value-type="float" office:value="0.037048092868988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0.455330634278003" calcext:value-type="float">
            <text:p>0.46</text:p>
          </table:table-cell>
          <table:table-cell office:value-type="float" office:value="0.0505922926975559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0.44859437751004" calcext:value-type="float">
            <text:p>0.45</text:p>
          </table:table-cell>
          <table:table-cell office:value-type="float" office:value="0.0498438197233378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0.721581196581196" calcext:value-type="float">
            <text:p>0.72</text:p>
          </table:table-cell>
          <table:table-cell office:value-type="float" office:value="0.0801756885090219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0.928455284552845" calcext:value-type="float">
            <text:p>0.93</text:p>
          </table:table-cell>
          <table:table-cell office:value-type="float" office:value="0.10316169828365" calcext:value-type="float">
            <text:p>0.10</text:p>
          </table:table-cell>
          <table:table-cell table:number-columns-repeated="1022"/>
        </table:table-row>
        <table:table-row table:style-name="ro1">
          <table:table-cell office:value-type="float" office:value="1.07371794871795" calcext:value-type="float">
            <text:p>1.07</text:p>
          </table:table-cell>
          <table:table-cell office:value-type="float" office:value="0.119301994301994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45232067510549" calcext:value-type="float">
            <text:p>1.45</text:p>
          </table:table-cell>
          <table:table-cell office:value-type="float" office:value="0.161368963900609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1.46306306306306" calcext:value-type="float">
            <text:p>1.46</text:p>
          </table:table-cell>
          <table:table-cell office:value-type="float" office:value="0.162562562562563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1.68235294117647" calcext:value-type="float">
            <text:p>1.68</text:p>
          </table:table-cell>
          <table:table-cell office:value-type="float" office:value="0.186928104575163" calcext:value-type="float">
            <text:p>0.19</text:p>
          </table:table-cell>
          <table:table-cell table:number-columns-repeated="1022"/>
        </table:table-row>
        <table:table-row table:style-name="ro1">
          <table:table-cell office:value-type="float" office:value="3.84597701149425" calcext:value-type="float">
            <text:p>3.85</text:p>
          </table:table-cell>
          <table:table-cell office:value-type="float" office:value="0.427330779054917" calcext:value-type="float">
            <text:p>0.4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QueueGenerationPolicy3 ModellingNeighbourScheduler duplex; no io_cpu; scale 1:1</text:p>
          </table:table-cell>
          <table:table-cell table:number-columns-repeated="1023"/>
        </table:table-row>
        <table:table-row table:style-name="ro1">
          <table:table-cell office:value-type="float" office:value="0.237729257641921" calcext:value-type="float">
            <text:p>0.24</text:p>
          </table:table-cell>
          <table:table-cell office:value-type="float" office:value="0.0264143619602135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0.71425" calcext:value-type="float">
            <text:p>0.71</text:p>
          </table:table-cell>
          <table:table-cell office:value-type="float" office:value="0.0793611111111111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1.1318" calcext:value-type="float">
            <text:p>1.13</text:p>
          </table:table-cell>
          <table:table-cell office:value-type="float" office:value="0.125755555555556" calcext:value-type="float">
            <text:p>0.13</text:p>
          </table:table-cell>
          <table:table-cell table:number-columns-repeated="1022"/>
        </table:table-row>
        <table:table-row table:style-name="ro1">
          <table:table-cell office:value-type="float" office:value="1.19157894736842" calcext:value-type="float">
            <text:p>1.19</text:p>
          </table:table-cell>
          <table:table-cell office:value-type="float" office:value="0.132397660818713" calcext:value-type="float">
            <text:p>0.13</text:p>
          </table:table-cell>
          <table:table-cell table:number-columns-repeated="1022"/>
        </table:table-row>
        <table:table-row table:style-name="ro1">
          <table:table-cell office:value-type="float" office:value="1.05603773584906" calcext:value-type="float">
            <text:p>1.06</text:p>
          </table:table-cell>
          <table:table-cell office:value-type="float" office:value="0.117337526205451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58457142857143" calcext:value-type="float">
            <text:p>1.58</text:p>
          </table:table-cell>
          <table:table-cell office:value-type="float" office:value="0.176063492063492" calcext:value-type="float">
            <text:p>0.18</text:p>
          </table:table-cell>
          <table:table-cell table:number-columns-repeated="1022"/>
        </table:table-row>
        <table:table-row table:style-name="ro1">
          <table:table-cell office:value-type="float" office:value="1.2105376344086" calcext:value-type="float">
            <text:p>1.21</text:p>
          </table:table-cell>
          <table:table-cell office:value-type="float" office:value="0.134504181600956" calcext:value-type="float">
            <text:p>0.13</text:p>
          </table:table-cell>
          <table:table-cell table:number-columns-repeated="1022"/>
        </table:table-row>
        <table:table-row table:style-name="ro1">
          <table:table-cell office:value-type="float" office:value="2.24807692307692" calcext:value-type="float">
            <text:p>2.25</text:p>
          </table:table-cell>
          <table:table-cell office:value-type="float" office:value="0.249786324786325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1.5216" calcext:value-type="float">
            <text:p>1.52</text:p>
          </table:table-cell>
          <table:table-cell office:value-type="float" office:value="0.169066666666667" calcext:value-type="float">
            <text:p>0.17</text:p>
          </table:table-cell>
          <table:table-cell table:number-columns-repeated="1022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GenerationPolicy4 ModellingNeighbourScheduler duplex; no io_cpu; scale 1:1</text:p>
          </table:table-cell>
          <table:table-cell table:number-columns-repeated="1023"/>
        </table:table-row>
        <table:table-row table:style-name="ro1">
          <table:table-cell office:value-type="float" office:value="0.316574585635359" calcext:value-type="float">
            <text:p>0.32</text:p>
          </table:table-cell>
          <table:table-cell office:value-type="float" office:value="0.035174953959484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0.557766990291262" calcext:value-type="float">
            <text:p>0.56</text:p>
          </table:table-cell>
          <table:table-cell office:value-type="float" office:value="0.0619741100323625" calcext:value-type="float">
            <text:p>0.06</text:p>
          </table:table-cell>
          <table:table-cell table:number-columns-repeated="1022"/>
        </table:table-row>
        <table:table-row table:style-name="ro1">
          <table:table-cell office:value-type="float" office:value="1.11392156862745" calcext:value-type="float">
            <text:p>1.11</text:p>
          </table:table-cell>
          <table:table-cell office:value-type="float" office:value="0.123769063180828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0750495049505" calcext:value-type="float">
            <text:p>1.08</text:p>
          </table:table-cell>
          <table:table-cell office:value-type="float" office:value="0.119449944994499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41358024691358" calcext:value-type="float">
            <text:p>1.41</text:p>
          </table:table-cell>
          <table:table-cell office:value-type="float" office:value="0.157064471879287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1.60571428571429" calcext:value-type="float">
            <text:p>1.61</text:p>
          </table:table-cell>
          <table:table-cell office:value-type="float" office:value="0.178412698412699" calcext:value-type="float">
            <text:p>0.18</text:p>
          </table:table-cell>
          <table:table-cell table:number-columns-repeated="1022"/>
        </table:table-row>
        <table:table-row table:style-name="ro1">
          <table:table-cell office:value-type="float" office:value="1.00342342342342" calcext:value-type="float">
            <text:p>1.00</text:p>
          </table:table-cell>
          <table:table-cell office:value-type="float" office:value="0.111491491491492" calcext:value-type="float">
            <text:p>0.11</text:p>
          </table:table-cell>
          <table:table-cell table:number-columns-repeated="1022"/>
        </table:table-row>
        <table:table-row table:style-name="ro1">
          <table:table-cell office:value-type="float" office:value="1.28022471910112" calcext:value-type="float">
            <text:p>1.28</text:p>
          </table:table-cell>
          <table:table-cell office:value-type="float" office:value="0.142247191011236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1.66969696969697" calcext:value-type="float">
            <text:p>1.67</text:p>
          </table:table-cell>
          <table:table-cell office:value-type="float" office:value="0.185521885521885" calcext:value-type="float">
            <text:p>0.19</text:p>
          </table:table-cell>
          <table:table-cell table:number-columns-repeated="1022"/>
        </table:table-row>
        <table:table-row table:style-name="ro1">
          <table:table-cell office:value-type="float" office:value="4.5192" calcext:value-type="float">
            <text:p>4.52</text:p>
          </table:table-cell>
          <table:table-cell office:value-type="float" office:value="0.502133333333333" calcext:value-type="float">
            <text:p>0.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GenerationPolicy16 ModellingNeighbourScheduler duplex; no io_cpu; scale 1:1</text:p>
          </table:table-cell>
          <table:table-cell table:number-columns-repeated="1023"/>
        </table:table-row>
        <table:table-row table:style-name="ro1">
          <table:table-cell office:value-type="float" office:value="0.643333333333333" calcext:value-type="float">
            <text:p>0.64</text:p>
          </table:table-cell>
          <table:table-cell office:value-type="float" office:value="0.0714814814814815" calcext:value-type="float">
            <text:p>0.07</text:p>
          </table:table-cell>
          <table:table-cell table:number-columns-repeated="1022"/>
        </table:table-row>
        <table:table-row table:style-name="ro1">
          <table:table-cell office:value-type="float" office:value="0.737162162162162" calcext:value-type="float">
            <text:p>0.74</text:p>
          </table:table-cell>
          <table:table-cell office:value-type="float" office:value="0.0819069069069069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1.03685185185185" calcext:value-type="float">
            <text:p>1.04</text:p>
          </table:table-cell>
          <table:table-cell office:value-type="float" office:value="0.115205761316872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0.946034482758621" calcext:value-type="float">
            <text:p>0.95</text:p>
          </table:table-cell>
          <table:table-cell office:value-type="float" office:value="0.105114942528736" calcext:value-type="float">
            <text:p>0.11</text:p>
          </table:table-cell>
          <table:table-cell table:number-columns-repeated="1022"/>
        </table:table-row>
        <table:table-row table:style-name="ro1">
          <table:table-cell office:value-type="float" office:value="1.22755555555556" calcext:value-type="float">
            <text:p>1.23</text:p>
          </table:table-cell>
          <table:table-cell office:value-type="float" office:value="0.136395061728395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1.05596330275229" calcext:value-type="float">
            <text:p>1.06</text:p>
          </table:table-cell>
          <table:table-cell office:value-type="float" office:value="0.117329255861366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26022988505747" calcext:value-type="float">
            <text:p>1.26</text:p>
          </table:table-cell>
          <table:table-cell office:value-type="float" office:value="0.140025542784163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1.4944" calcext:value-type="float">
            <text:p>1.49</text:p>
          </table:table-cell>
          <table:table-cell office:value-type="float" office:value="0.166044444444444" calcext:value-type="float">
            <text:p>0.17</text:p>
          </table:table-cell>
          <table:table-cell table:number-columns-repeated="1022"/>
        </table:table-row>
        <table:table-row table:style-name="ro1">
          <table:table-cell office:value-type="float" office:value="2.56844444444444" calcext:value-type="float">
            <text:p>2.57</text:p>
          </table:table-cell>
          <table:table-cell office:value-type="float" office:value="0.285382716049383" calcext:value-type="float">
            <text:p>0.29</text:p>
          </table:table-cell>
          <table:table-cell table:number-columns-repeated="1022"/>
        </table:table-row>
        <table:table-row table:style-name="ro1">
          <table:table-cell office:value-type="float" office:value="4.78347826086957" calcext:value-type="float">
            <text:p>4.78</text:p>
          </table:table-cell>
          <table:table-cell office:value-type="float" office:value="0.531497584541063" calcext:value-type="float">
            <text:p>0.5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o_cpu = Tru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ueueGenerationPolicy3 ModellingNeighbourScheduler duplex; io_cpu; scale 1:1</text:p>
          </table:table-cell>
          <table:table-cell table:style-name="ce2"/>
          <table:table-cell table:style-name="ce3" table:number-columns-repeated="1022"/>
        </table:table-row>
        <table:table-row table:style-name="ro1">
          <table:table-cell office:value-type="float" office:value="0.370198675496689" calcext:value-type="float">
            <text:p>0.37</text:p>
          </table:table-cell>
          <table:table-cell office:value-type="float" office:value="0.0411331861662988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0.733670886075949" calcext:value-type="float">
            <text:p>0.73</text:p>
          </table:table-cell>
          <table:table-cell office:value-type="float" office:value="0.0815189873417722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1.01798165137615" calcext:value-type="float">
            <text:p>1.02</text:p>
          </table:table-cell>
          <table:table-cell office:value-type="float" office:value="0.113109072375127" calcext:value-type="float">
            <text:p>0.11</text:p>
          </table:table-cell>
          <table:table-cell table:number-columns-repeated="1022"/>
        </table:table-row>
        <table:table-row table:style-name="ro1">
          <table:table-cell office:value-type="float" office:value="2.09963636363636" calcext:value-type="float">
            <text:p>2.10</text:p>
          </table:table-cell>
          <table:table-cell office:value-type="float" office:value="0.233292929292929" calcext:value-type="float">
            <text:p>0.23</text:p>
          </table:table-cell>
          <table:table-cell table:number-columns-repeated="1022"/>
        </table:table-row>
        <table:table-row table:style-name="ro1">
          <table:table-cell office:value-type="float" office:value="2.17686274509804" calcext:value-type="float">
            <text:p>2.18</text:p>
          </table:table-cell>
          <table:table-cell office:value-type="float" office:value="0.241873638344227" calcext:value-type="float">
            <text:p>0.24</text:p>
          </table:table-cell>
          <table:table-cell table:number-columns-repeated="1022"/>
        </table:table-row>
        <table:table-row table:style-name="ro1">
          <table:table-cell office:value-type="float" office:value="1.76857142857143" calcext:value-type="float">
            <text:p>1.77</text:p>
          </table:table-cell>
          <table:table-cell office:value-type="float" office:value="0.196507936507937" calcext:value-type="float">
            <text:p>0.20</text:p>
          </table:table-cell>
          <table:table-cell table:number-columns-repeated="1022"/>
        </table:table-row>
        <table:table-row table:style-name="ro1">
          <table:table-cell office:value-type="float" office:value="2.00561403508772" calcext:value-type="float">
            <text:p>2.01</text:p>
          </table:table-cell>
          <table:table-cell office:value-type="float" office:value="0.222846003898636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173333333333333" calcext:value-type="float">
            <text:p>0.17</text:p>
          </table:table-cell>
          <table:table-cell table:number-columns-repeated="1022"/>
        </table:table-row>
        <table:table-row table:style-name="ro1">
          <table:table-cell office:value-type="float" office:value="2.14452830188679" calcext:value-type="float">
            <text:p>2.14</text:p>
          </table:table-cell>
          <table:table-cell office:value-type="float" office:value="0.238280922431866" calcext:value-type="float">
            <text:p>0.24</text:p>
          </table:table-cell>
          <table:table-cell table:number-columns-repeated="1022"/>
        </table:table-row>
        <table:table-row table:style-name="ro1">
          <table:table-cell office:value-type="float" office:value="3.95714285714286" calcext:value-type="float">
            <text:p>3.96</text:p>
          </table:table-cell>
          <table:table-cell office:value-type="float" office:value="0.43968253968254" calcext:value-type="float">
            <text:p>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GenerationPolicy4 ModellingNeighbourScheduler duplex; io_cpu; scale 1:1</text:p>
          </table:table-cell>
          <table:table-cell table:number-columns-repeated="1023"/>
        </table:table-row>
        <table:table-row table:style-name="ro1">
          <table:table-cell office:value-type="float" office:value="0.440629921259843" calcext:value-type="float">
            <text:p>0.44</text:p>
          </table:table-cell>
          <table:table-cell office:value-type="float" office:value="0.0489588801399825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0.864732824427481" calcext:value-type="float">
            <text:p>0.86</text:p>
          </table:table-cell>
          <table:table-cell office:value-type="float" office:value="0.0960814249363868" calcext:value-type="float">
            <text:p>0.10</text:p>
          </table:table-cell>
          <table:table-cell table:number-columns-repeated="1022"/>
        </table:table-row>
        <table:table-row table:style-name="ro1">
          <table:table-cell office:value-type="float" office:value="0.853846153846154" calcext:value-type="float">
            <text:p>0.85</text:p>
          </table:table-cell>
          <table:table-cell office:value-type="float" office:value="0.0948717948717948" calcext:value-type="float">
            <text:p>0.09</text:p>
          </table:table-cell>
          <table:table-cell table:number-columns-repeated="1022"/>
        </table:table-row>
        <table:table-row table:style-name="ro1">
          <table:table-cell office:value-type="float" office:value="1.92896551724138" calcext:value-type="float">
            <text:p>1.93</text:p>
          </table:table-cell>
          <table:table-cell office:value-type="float" office:value="0.214329501915709" calcext:value-type="float">
            <text:p>0.21</text:p>
          </table:table-cell>
          <table:table-cell table:number-columns-repeated="1022"/>
        </table:table-row>
        <table:table-row table:style-name="ro1">
          <table:table-cell office:value-type="float" office:value="1.3833734939759" calcext:value-type="float">
            <text:p>1.38</text:p>
          </table:table-cell>
          <table:table-cell office:value-type="float" office:value="0.153708165997323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2.55090909090909" calcext:value-type="float">
            <text:p>2.55</text:p>
          </table:table-cell>
          <table:table-cell office:value-type="float" office:value="0.283434343434343" calcext:value-type="float">
            <text:p>0.28</text:p>
          </table:table-cell>
          <table:table-cell table:number-columns-repeated="1022"/>
        </table:table-row>
        <table:table-row table:style-name="ro1">
          <table:table-cell office:value-type="float" office:value="2.48977777777778" calcext:value-type="float">
            <text:p>2.49</text:p>
          </table:table-cell>
          <table:table-cell office:value-type="float" office:value="0.276641975308642" calcext:value-type="float">
            <text:p>0.28</text:p>
          </table:table-cell>
          <table:table-cell table:number-columns-repeated="1022"/>
        </table:table-row>
        <table:table-row table:style-name="ro1">
          <table:table-cell office:value-type="float" office:value="2.2588" calcext:value-type="float">
            <text:p>2.26</text:p>
          </table:table-cell>
          <table:table-cell office:value-type="float" office:value="0.250977777777778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1.93344827586207" calcext:value-type="float">
            <text:p>1.93</text:p>
          </table:table-cell>
          <table:table-cell office:value-type="float" office:value="0.214827586206897" calcext:value-type="float">
            <text:p>0.21</text:p>
          </table:table-cell>
          <table:table-cell table:number-columns-repeated="1022"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.351111111111111" calcext:value-type="float">
            <text:p>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GenerationPolicy16 ModellingNeighbourScheduler duplex; io_cpu; scale 1:1</text:p>
          </table:table-cell>
          <table:table-cell table:number-columns-repeated="1023"/>
        </table:table-row>
        <table:table-row table:style-name="ro1">
          <table:table-cell office:value-type="float" office:value="0.292378516624041" calcext:value-type="float">
            <text:p>0.29</text:p>
          </table:table-cell>
          <table:table-cell office:value-type="float" office:value="0.0324865018471157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0.774383561643836" calcext:value-type="float">
            <text:p>0.77</text:p>
          </table:table-cell>
          <table:table-cell office:value-type="float" office:value="0.0860426179604261" calcext:value-type="float">
            <text:p>0.09</text:p>
          </table:table-cell>
          <table:table-cell table:number-columns-repeated="1022"/>
        </table:table-row>
        <table:table-row table:style-name="ro1">
          <table:table-cell office:value-type="float" office:value="1.15897959183673" calcext:value-type="float">
            <text:p>1.16</text:p>
          </table:table-cell>
          <table:table-cell office:value-type="float" office:value="0.128775510204082" calcext:value-type="float">
            <text:p>0.13</text:p>
          </table:table-cell>
          <table:table-cell table:number-columns-repeated="1022"/>
        </table:table-row>
        <table:table-row table:style-name="ro1">
          <table:table-cell office:value-type="float" office:value="1.66328358208955" calcext:value-type="float">
            <text:p>1.66</text:p>
          </table:table-cell>
          <table:table-cell office:value-type="float" office:value="0.184809286898839" calcext:value-type="float">
            <text:p>0.18</text:p>
          </table:table-cell>
          <table:table-cell table:number-columns-repeated="1022"/>
        </table:table-row>
        <table:table-row table:style-name="ro1">
          <table:table-cell office:value-type="float" office:value="1.90068965517241" calcext:value-type="float">
            <text:p>1.90</text:p>
          </table:table-cell>
          <table:table-cell office:value-type="float" office:value="0.211187739463601" calcext:value-type="float">
            <text:p>0.21</text:p>
          </table:table-cell>
          <table:table-cell table:number-columns-repeated="1022"/>
        </table:table-row>
        <table:table-row table:style-name="ro1">
          <table:table-cell office:value-type="float" office:value="1.69558823529412" calcext:value-type="float">
            <text:p>1.70</text:p>
          </table:table-cell>
          <table:table-cell office:value-type="float" office:value="0.188398692810458" calcext:value-type="float">
            <text:p>0.19</text:p>
          </table:table-cell>
          <table:table-cell table:number-columns-repeated="1022"/>
        </table:table-row>
        <table:table-row table:style-name="ro1">
          <table:table-cell office:value-type="float" office:value="2.25294117647059" calcext:value-type="float">
            <text:p>2.25</text:p>
          </table:table-cell>
          <table:table-cell office:value-type="float" office:value="0.250326797385621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1.74920634920635" calcext:value-type="float">
            <text:p>1.75</text:p>
          </table:table-cell>
          <table:table-cell office:value-type="float" office:value="0.194356261022928" calcext:value-type="float">
            <text:p>0.19</text:p>
          </table:table-cell>
          <table:table-cell table:number-columns-repeated="1022"/>
        </table:table-row>
        <table:table-row table:style-name="ro1">
          <table:table-cell office:value-type="float" office:value="1.41382716049383" calcext:value-type="float">
            <text:p>1.41</text:p>
          </table:table-cell>
          <table:table-cell office:value-type="float" office:value="0.157091906721536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5.569" calcext:value-type="float">
            <text:p>5.57</text:p>
          </table:table-cell>
          <table:table-cell office:value-type="float" office:value="0.618777777777778" calcext:value-type="float">
            <text:p>0.6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eueGenerationPolicy3 AdvanceNeighbourScheduler duplex; io_cpu; scale 1:1</text:p>
          </table:table-cell>
          <table:table-cell table:number-columns-repeated="1023"/>
        </table:table-row>
        <table:table-row table:style-name="ro1">
          <table:table-cell office:value-type="float" office:value="0.170151515151515" calcext:value-type="float">
            <text:p>0.17</text:p>
          </table:table-cell>
          <table:table-cell office:value-type="float" office:value="0.0189057239057239" calcext:value-type="float">
            <text:p>0.02</text:p>
          </table:table-cell>
          <table:table-cell table:number-columns-repeated="1022"/>
        </table:table-row>
        <table:table-row table:style-name="ro1">
          <table:table-cell office:value-type="float" office:value="0.556649746192893" calcext:value-type="float">
            <text:p>0.56</text:p>
          </table:table-cell>
          <table:table-cell office:value-type="float" office:value="0.0618499717992104" calcext:value-type="float">
            <text:p>0.06</text:p>
          </table:table-cell>
          <table:table-cell table:number-columns-repeated="1022"/>
        </table:table-row>
        <table:table-row table:style-name="ro1">
          <table:table-cell office:value-type="float" office:value="0.833383458646616" calcext:value-type="float">
            <text:p>0.83</text:p>
          </table:table-cell>
          <table:table-cell office:value-type="float" office:value="0.0925981620718463" calcext:value-type="float">
            <text:p>0.09</text:p>
          </table:table-cell>
          <table:table-cell table:number-columns-repeated="1022"/>
        </table:table-row>
        <table:table-row table:style-name="ro1">
          <table:table-cell office:value-type="float" office:value="1.51918918918919" calcext:value-type="float">
            <text:p>1.52</text:p>
          </table:table-cell>
          <table:table-cell office:value-type="float" office:value="0.168798798798799" calcext:value-type="float">
            <text:p>0.17</text:p>
          </table:table-cell>
          <table:table-cell table:number-columns-repeated="1022"/>
        </table:table-row>
        <table:table-row table:style-name="ro1">
          <table:table-cell office:value-type="float" office:value="1.32837209302326" calcext:value-type="float">
            <text:p>1.33</text:p>
          </table:table-cell>
          <table:table-cell office:value-type="float" office:value="0.147596899224806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1.60735294117647" calcext:value-type="float">
            <text:p>1.61</text:p>
          </table:table-cell>
          <table:table-cell office:value-type="float" office:value="0.17859477124183" calcext:value-type="float">
            <text:p>0.18</text:p>
          </table:table-cell>
          <table:table-cell table:number-columns-repeated="1022"/>
        </table:table-row>
        <table:table-row table:style-name="ro1">
          <table:table-cell office:value-type="float" office:value="1.48961038961039" calcext:value-type="float">
            <text:p>1.49</text:p>
          </table:table-cell>
          <table:table-cell office:value-type="float" office:value="0.165512265512266" calcext:value-type="float">
            <text:p>0.17</text:p>
          </table:table-cell>
          <table:table-cell table:number-columns-repeated="1022"/>
        </table:table-row>
        <table:table-row table:style-name="ro1">
          <table:table-cell office:value-type="float" office:value="1.93448275862069" calcext:value-type="float">
            <text:p>1.93</text:p>
          </table:table-cell>
          <table:table-cell office:value-type="float" office:value="0.214942528735632" calcext:value-type="float">
            <text:p>0.21</text:p>
          </table:table-cell>
          <table:table-cell table:number-columns-repeated="1022"/>
        </table:table-row>
        <table:table-row table:style-name="ro1">
          <table:table-cell office:value-type="float" office:value="2.34297872340425" calcext:value-type="float">
            <text:p>2.34</text:p>
          </table:table-cell>
          <table:table-cell office:value-type="float" office:value="0.260330969267139" calcext:value-type="float">
            <text:p>0.26</text:p>
          </table:table-cell>
          <table:table-cell table:number-columns-repeated="1022"/>
        </table:table-row>
        <table:table-row table:style-name="ro1">
          <table:table-cell office:value-type="float" office:value="5.483" calcext:value-type="float">
            <text:p>5.48</text:p>
          </table:table-cell>
          <table:table-cell office:value-type="float" office:value="0.609222222222222" calcext:value-type="float">
            <text:p>0.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GenerationPolicy4 AdvanceNeighbourScheduler duplex; io_cpu; scale 1:1</text:p>
          </table:table-cell>
          <table:table-cell table:number-columns-repeated="1023"/>
        </table:table-row>
        <table:table-row table:style-name="ro1">
          <table:table-cell office:value-type="float" office:value="0.216271844660194" calcext:value-type="float">
            <text:p>0.22</text:p>
          </table:table-cell>
          <table:table-cell office:value-type="float" office:value="0.0240302049622438" calcext:value-type="float">
            <text:p>0.02</text:p>
          </table:table-cell>
          <table:table-cell table:number-columns-repeated="1022"/>
        </table:table-row>
        <table:table-row table:style-name="ro1">
          <table:table-cell office:value-type="float" office:value="0.558181818181818" calcext:value-type="float">
            <text:p>0.56</text:p>
          </table:table-cell>
          <table:table-cell office:value-type="float" office:value="0.062020202020202" calcext:value-type="float">
            <text:p>0.06</text:p>
          </table:table-cell>
          <table:table-cell table:number-columns-repeated="1022"/>
        </table:table-row>
        <table:table-row table:style-name="ro1">
          <table:table-cell office:value-type="float" office:value="0.976869565217391" calcext:value-type="float">
            <text:p>0.98</text:p>
          </table:table-cell>
          <table:table-cell office:value-type="float" office:value="0.108541062801932" calcext:value-type="float">
            <text:p>0.11</text:p>
          </table:table-cell>
          <table:table-cell table:number-columns-repeated="1022"/>
        </table:table-row>
        <table:table-row table:style-name="ro1">
          <table:table-cell office:value-type="float" office:value="1.40925" calcext:value-type="float">
            <text:p>1.41</text:p>
          </table:table-cell>
          <table:table-cell office:value-type="float" office:value="0.156583333333333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1.08647058823529" calcext:value-type="float">
            <text:p>1.09</text:p>
          </table:table-cell>
          <table:table-cell office:value-type="float" office:value="0.120718954248366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39146341463415" calcext:value-type="float">
            <text:p>1.39</text:p>
          </table:table-cell>
          <table:table-cell office:value-type="float" office:value="0.154607046070461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1.22042553191489" calcext:value-type="float">
            <text:p>1.22</text:p>
          </table:table-cell>
          <table:table-cell office:value-type="float" office:value="0.135602836879433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1.47815789473684" calcext:value-type="float">
            <text:p>1.48</text:p>
          </table:table-cell>
          <table:table-cell office:value-type="float" office:value="0.164239766081871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1.66529411764706" calcext:value-type="float">
            <text:p>1.67</text:p>
          </table:table-cell>
          <table:table-cell office:value-type="float" office:value="0.185032679738562" calcext:value-type="float">
            <text:p>0.19</text:p>
          </table:table-cell>
          <table:table-cell table:number-columns-repeated="1022"/>
        </table:table-row>
        <table:table-row table:style-name="ro1">
          <table:table-cell office:value-type="float" office:value="3.87655172413793" calcext:value-type="float">
            <text:p>3.88</text:p>
          </table:table-cell>
          <table:table-cell office:value-type="float" office:value="0.430727969348659" calcext:value-type="float">
            <text:p>0.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GenerationPolicy16 AdvanceNeighbourScheduler duplex; io_cpu; scale 1:1</text:p>
          </table:table-cell>
          <table:table-cell table:number-columns-repeated="1023"/>
        </table:table-row>
        <table:table-row table:style-name="ro1">
          <table:table-cell office:value-type="float" office:value="0.22808" calcext:value-type="float">
            <text:p>0.23</text:p>
          </table:table-cell>
          <table:table-cell office:value-type="float" office:value="0.0253422222222222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0.590160427807487" calcext:value-type="float">
            <text:p>0.59</text:p>
          </table:table-cell>
          <table:table-cell office:value-type="float" office:value="0.0655733808674985" calcext:value-type="float">
            <text:p>0.07</text:p>
          </table:table-cell>
          <table:table-cell table:number-columns-repeated="1022"/>
        </table:table-row>
        <table:table-row table:style-name="ro1">
          <table:table-cell office:value-type="float" office:value="1.0676" calcext:value-type="float">
            <text:p>1.07</text:p>
          </table:table-cell>
          <table:table-cell office:value-type="float" office:value="0.118622222222222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32367816091954" calcext:value-type="float">
            <text:p>1.32</text:p>
          </table:table-cell>
          <table:table-cell office:value-type="float" office:value="0.147075351213282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1.78984615384615" calcext:value-type="float">
            <text:p>1.79</text:p>
          </table:table-cell>
          <table:table-cell office:value-type="float" office:value="0.198871794871795" calcext:value-type="float">
            <text:p>0.20</text:p>
          </table:table-cell>
          <table:table-cell table:number-columns-repeated="1022"/>
        </table:table-row>
        <table:table-row table:style-name="ro1">
          <table:table-cell office:value-type="float" office:value="1.79396825396825" calcext:value-type="float">
            <text:p>1.79</text:p>
          </table:table-cell>
          <table:table-cell office:value-type="float" office:value="0.199329805996473" calcext:value-type="float">
            <text:p>0.20</text:p>
          </table:table-cell>
          <table:table-cell table:number-columns-repeated="1022"/>
        </table:table-row>
        <table:table-row table:style-name="ro1">
          <table:table-cell office:value-type="float" office:value="1.97206896551724" calcext:value-type="float">
            <text:p>1.97</text:p>
          </table:table-cell>
          <table:table-cell office:value-type="float" office:value="0.21911877394636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1.99428571428572" calcext:value-type="float">
            <text:p>1.99</text:p>
          </table:table-cell>
          <table:table-cell office:value-type="float" office:value="0.221587301587301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2.01259259259259" calcext:value-type="float">
            <text:p>2.01</text:p>
          </table:table-cell>
          <table:table-cell office:value-type="float" office:value="0.223621399176955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5.6778947368421" calcext:value-type="float">
            <text:p>5.68</text:p>
          </table:table-cell>
          <table:table-cell office:value-type="float" office:value="0.630877192982456" calcext:value-type="float">
            <text:p>0.6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QueueGenerationPolicy3</text:p>
          </table:table-cell>
          <table:table-cell office:value-type="string" calcext:value-type="string">
            <text:p>ModellingNeighbourScheduler</text:p>
          </table:table-cell>
          <table:table-cell office:value-type="string" calcext:value-type="string">
            <text:p>duplex;</text:p>
          </table:table-cell>
          <table:table-cell office:value-type="string" calcext:value-type="string">
            <text:p>io_cpu;</text:p>
          </table:table-cell>
          <table:table-cell office:value-type="string" calcext:value-type="string">
            <text:p>scale</text:p>
          </table:table-cell>
          <table:table-cell table:style-name="ce4" office:value-type="time" office:time-value="PT02H01M00S" calcext:value-type="time">
            <text:p>02:01:00 AM</text:p>
          </table:table-cell>
          <table:table-cell table:number-columns-repeated="1018"/>
        </table:table-row>
        <table:table-row table:style-name="ro1">
          <table:table-cell office:value-type="float" office:value="0.532030834662414" calcext:value-type="float">
            <text:p>0.53</text:p>
          </table:table-cell>
          <table:table-cell office:value-type="float" office:value="0.0591145371847126" calcext:value-type="float">
            <text:p>0.06</text:p>
          </table:table-cell>
          <table:table-cell table:number-columns-repeated="1022"/>
        </table:table-row>
        <table:table-row table:style-name="ro1">
          <table:table-cell office:value-type="float" office:value="0.684554523563812" calcext:value-type="float">
            <text:p>0.68</text:p>
          </table:table-cell>
          <table:table-cell office:value-type="float" office:value="0.0760616137293124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1.1426116838488" calcext:value-type="float">
            <text:p>1.14</text:p>
          </table:table-cell>
          <table:table-cell office:value-type="float" office:value="0.126956853760977" calcext:value-type="float">
            <text:p>0.13</text:p>
          </table:table-cell>
          <table:table-cell table:number-columns-repeated="1022"/>
        </table:table-row>
        <table:table-row table:style-name="ro1">
          <table:table-cell office:value-type="float" office:value="1.50588668138337" calcext:value-type="float">
            <text:p>1.51</text:p>
          </table:table-cell>
          <table:table-cell office:value-type="float" office:value="0.16732074237593" calcext:value-type="float">
            <text:p>0.17</text:p>
          </table:table-cell>
          <table:table-cell table:number-columns-repeated="1022"/>
        </table:table-row>
        <table:table-row table:style-name="ro1">
          <table:table-cell office:value-type="float" office:value="1.96183574879227" calcext:value-type="float">
            <text:p>1.96</text:p>
          </table:table-cell>
          <table:table-cell office:value-type="float" office:value="0.217981749865808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2.38483796296296" calcext:value-type="float">
            <text:p>2.38</text:p>
          </table:table-cell>
          <table:table-cell office:value-type="float" office:value="0.264981995884774" calcext:value-type="float">
            <text:p>0.26</text:p>
          </table:table-cell>
          <table:table-cell table:number-columns-repeated="1022"/>
        </table:table-row>
        <table:table-row table:style-name="ro1">
          <table:table-cell office:value-type="float" office:value="2.56641123882503" calcext:value-type="float">
            <text:p>2.57</text:p>
          </table:table-cell>
          <table:table-cell office:value-type="float" office:value="0.285156804313892" calcext:value-type="float">
            <text:p>0.29</text:p>
          </table:table-cell>
          <table:table-cell table:number-columns-repeated="1022"/>
        </table:table-row>
        <table:table-row table:style-name="ro1">
          <table:table-cell office:value-type="float" office:value="2.35146198830409" calcext:value-type="float">
            <text:p>2.35</text:p>
          </table:table-cell>
          <table:table-cell office:value-type="float" office:value="0.26127355425601" calcext:value-type="float">
            <text:p>0.26</text:p>
          </table:table-cell>
          <table:table-cell table:number-columns-repeated="1022"/>
        </table:table-row>
        <table:table-row table:style-name="ro1">
          <table:table-cell office:value-type="float" office:value="3.65819209039548" calcext:value-type="float">
            <text:p>3.66</text:p>
          </table:table-cell>
          <table:table-cell office:value-type="float" office:value="0.40646578782172" calcext:value-type="float">
            <text:p>0.41</text:p>
          </table:table-cell>
          <table:table-cell table:number-columns-repeated="1022"/>
        </table:table-row>
        <table:table-row table:style-name="ro1">
          <table:table-cell office:value-type="float" office:value="7.58333333333333" calcext:value-type="float">
            <text:p>7.58</text:p>
          </table:table-cell>
          <table:table-cell office:value-type="float" office:value="0.842592592592593" calcext:value-type="float">
            <text:p>0.8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eueGenerationPolicy4</text:p>
          </table:table-cell>
          <table:table-cell office:value-type="string" calcext:value-type="string">
            <text:p>ModellingNeighbourScheduler</text:p>
          </table:table-cell>
          <table:table-cell office:value-type="string" calcext:value-type="string">
            <text:p>duplex;</text:p>
          </table:table-cell>
          <table:table-cell office:value-type="string" calcext:value-type="string">
            <text:p>io_cpu;</text:p>
          </table:table-cell>
          <table:table-cell office:value-type="string" calcext:value-type="string">
            <text:p>scale</text:p>
          </table:table-cell>
          <table:table-cell table:style-name="ce4" office:value-type="time" office:time-value="PT02H01M00S" calcext:value-type="time">
            <text:p>02:01:00 AM</text:p>
          </table:table-cell>
          <table:table-cell table:number-columns-repeated="1018"/>
        </table:table-row>
        <table:table-row table:style-name="ro1">
          <table:table-cell office:value-type="float" office:value="0.31998713619553" calcext:value-type="float">
            <text:p>0.32</text:p>
          </table:table-cell>
          <table:table-cell office:value-type="float" office:value="0.0355541262439478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0.997674418604651" calcext:value-type="float">
            <text:p>1.00</text:p>
          </table:table-cell>
          <table:table-cell office:value-type="float" office:value="0.110852713178295" calcext:value-type="float">
            <text:p>0.11</text:p>
          </table:table-cell>
          <table:table-cell table:number-columns-repeated="1022"/>
        </table:table-row>
        <table:table-row table:style-name="ro1">
          <table:table-cell office:value-type="float" office:value="1.92355175688509" calcext:value-type="float">
            <text:p>1.92</text:p>
          </table:table-cell>
          <table:table-cell office:value-type="float" office:value="0.213727972987232" calcext:value-type="float">
            <text:p>0.21</text:p>
          </table:table-cell>
          <table:table-cell table:number-columns-repeated="1022"/>
        </table:table-row>
        <table:table-row table:style-name="ro1">
          <table:table-cell office:value-type="float" office:value="1.55592592592593" calcext:value-type="float">
            <text:p>1.56</text:p>
          </table:table-cell>
          <table:table-cell office:value-type="float" office:value="0.172880658436214" calcext:value-type="float">
            <text:p>0.17</text:p>
          </table:table-cell>
          <table:table-cell table:number-columns-repeated="1022"/>
        </table:table-row>
        <table:table-row table:style-name="ro1">
          <table:table-cell office:value-type="float" office:value="1.96081349206349" calcext:value-type="float">
            <text:p>1.96</text:p>
          </table:table-cell>
          <table:table-cell office:value-type="float" office:value="0.217868165784832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2.0677879714577" calcext:value-type="float">
            <text:p>2.07</text:p>
          </table:table-cell>
          <table:table-cell office:value-type="float" office:value="0.229754219050855" calcext:value-type="float">
            <text:p>0.23</text:p>
          </table:table-cell>
          <table:table-cell table:number-columns-repeated="1022"/>
        </table:table-row>
        <table:table-row table:style-name="ro1">
          <table:table-cell office:value-type="float" office:value="2.55802469135802" calcext:value-type="float">
            <text:p>2.56</text:p>
          </table:table-cell>
          <table:table-cell office:value-type="float" office:value="0.284224965706447" calcext:value-type="float">
            <text:p>0.28</text:p>
          </table:table-cell>
          <table:table-cell table:number-columns-repeated="1022"/>
        </table:table-row>
        <table:table-row table:style-name="ro1">
          <table:table-cell office:value-type="float" office:value="2.06438213914849" calcext:value-type="float">
            <text:p>2.06</text:p>
          </table:table-cell>
          <table:table-cell office:value-type="float" office:value="0.229375793238722" calcext:value-type="float">
            <text:p>0.23</text:p>
          </table:table-cell>
          <table:table-cell table:number-columns-repeated="1022"/>
        </table:table-row>
        <table:table-row table:style-name="ro1">
          <table:table-cell office:value-type="float" office:value="2.03080808080808" calcext:value-type="float">
            <text:p>2.03</text:p>
          </table:table-cell>
          <table:table-cell office:value-type="float" office:value="0.225645342312009" calcext:value-type="float">
            <text:p>0.23</text:p>
          </table:table-cell>
          <table:table-cell table:number-columns-repeated="1022"/>
        </table:table-row>
        <table:table-row table:style-name="ro1">
          <table:table-cell office:value-type="float" office:value="7.21146953405018" calcext:value-type="float">
            <text:p>7.21</text:p>
          </table:table-cell>
          <table:table-cell office:value-type="float" office:value="0.801274392672242" calcext:value-type="float">
            <text:p>0.8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ueGenerationPolicy3</text:p>
          </table:table-cell>
          <table:table-cell office:value-type="string" calcext:value-type="string">
            <text:p>ModellingNeighbourScheduler</text:p>
          </table:table-cell>
          <table:table-cell office:value-type="string" calcext:value-type="string">
            <text:p>duplex;</text:p>
          </table:table-cell>
          <table:table-cell office:value-type="string" calcext:value-type="string">
            <text:p>io_cpu;</text:p>
          </table:table-cell>
          <table:table-cell office:value-type="string" calcext:value-type="string">
            <text:p>scale</text:p>
          </table:table-cell>
          <table:table-cell table:style-name="ce4" office:value-type="time" office:time-value="PT03H01M00S" calcext:value-type="time">
            <text:p>03:01:00 AM</text:p>
          </table:table-cell>
          <table:table-cell table:number-columns-repeated="1018"/>
        </table:table-row>
        <table:table-row table:style-name="ro1">
          <table:table-cell office:value-type="float" office:value="0.392146573964756" calcext:value-type="float">
            <text:p>0.39</text:p>
          </table:table-cell>
          <table:table-cell office:value-type="float" office:value="0.0435718415516395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0.822276822276822" calcext:value-type="float">
            <text:p>0.82</text:p>
          </table:table-cell>
          <table:table-cell office:value-type="float" office:value="0.0913640913640913" calcext:value-type="float">
            <text:p>0.09</text:p>
          </table:table-cell>
          <table:table-cell table:number-columns-repeated="1022"/>
        </table:table-row>
        <table:table-row table:style-name="ro1">
          <table:table-cell office:value-type="float" office:value="1.31882833403746" calcext:value-type="float">
            <text:p>1.32</text:p>
          </table:table-cell>
          <table:table-cell office:value-type="float" office:value="0.146536481559718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1.58979734451433" calcext:value-type="float">
            <text:p>1.59</text:p>
          </table:table-cell>
          <table:table-cell office:value-type="float" office:value="0.176644149390481" calcext:value-type="float">
            <text:p>0.18</text:p>
          </table:table-cell>
          <table:table-cell table:number-columns-repeated="1022"/>
        </table:table-row>
        <table:table-row table:style-name="ro1">
          <table:table-cell office:value-type="float" office:value="2.73676155494337" calcext:value-type="float">
            <text:p>2.74</text:p>
          </table:table-cell>
          <table:table-cell office:value-type="float" office:value="0.30408461721593" calcext:value-type="float">
            <text:p>0.30</text:p>
          </table:table-cell>
          <table:table-cell table:number-columns-repeated="1022"/>
        </table:table-row>
        <table:table-row table:style-name="ro1">
          <table:table-cell office:value-type="float" office:value="2.30118312757202" calcext:value-type="float">
            <text:p>2.30</text:p>
          </table:table-cell>
          <table:table-cell office:value-type="float" office:value="0.255687014174668" calcext:value-type="float">
            <text:p>0.26</text:p>
          </table:table-cell>
          <table:table-cell table:number-columns-repeated="1022"/>
        </table:table-row>
        <table:table-row table:style-name="ro1">
          <table:table-cell office:value-type="float" office:value="2.26808928133431" calcext:value-type="float">
            <text:p>2.27</text:p>
          </table:table-cell>
          <table:table-cell office:value-type="float" office:value="0.252009920148257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2.26771066368382" calcext:value-type="float">
            <text:p>2.27</text:p>
          </table:table-cell>
          <table:table-cell office:value-type="float" office:value="0.251967851520424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4.07898259705489" calcext:value-type="float">
            <text:p>4.08</text:p>
          </table:table-cell>
          <table:table-cell office:value-type="float" office:value="0.453220288561654" calcext:value-type="float">
            <text:p>0.45</text:p>
          </table:table-cell>
          <table:table-cell table:number-columns-repeated="1022"/>
        </table:table-row>
        <table:table-row table:style-name="ro1">
          <table:table-cell office:value-type="float" office:value="8.28483245149912" calcext:value-type="float">
            <text:p>8.28</text:p>
          </table:table-cell>
          <table:table-cell office:value-type="float" office:value="0.920536939055457" calcext:value-type="float">
            <text:p>0.9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eueGenerationPolicy4</text:p>
          </table:table-cell>
          <table:table-cell office:value-type="string" calcext:value-type="string">
            <text:p>ModellingNeighbourScheduler</text:p>
          </table:table-cell>
          <table:table-cell office:value-type="string" calcext:value-type="string">
            <text:p>duplex;</text:p>
          </table:table-cell>
          <table:table-cell office:value-type="string" calcext:value-type="string">
            <text:p>io_cpu;</text:p>
          </table:table-cell>
          <table:table-cell office:value-type="string" calcext:value-type="string">
            <text:p>scale</text:p>
          </table:table-cell>
          <table:table-cell table:style-name="ce4" office:value-type="time" office:time-value="PT03H01M00S" calcext:value-type="time">
            <text:p>03:01:00 AM</text:p>
          </table:table-cell>
          <table:table-cell table:number-columns-repeated="1018"/>
        </table:table-row>
        <table:table-row table:style-name="ro1">
          <table:table-cell office:value-type="float" office:value="0.348588421581122" calcext:value-type="float">
            <text:p>0.35</text:p>
          </table:table-cell>
          <table:table-cell office:value-type="float" office:value="0.0387320468423469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0.977011494252874" calcext:value-type="float">
            <text:p>0.98</text:p>
          </table:table-cell>
          <table:table-cell office:value-type="float" office:value="0.108556832694764" calcext:value-type="float">
            <text:p>0.11</text:p>
          </table:table-cell>
          <table:table-cell table:number-columns-repeated="1022"/>
        </table:table-row>
        <table:table-row table:style-name="ro1">
          <table:table-cell office:value-type="float" office:value="1.56959803405301" calcext:value-type="float">
            <text:p>1.57</text:p>
          </table:table-cell>
          <table:table-cell office:value-type="float" office:value="0.174399781561446" calcext:value-type="float">
            <text:p>0.17</text:p>
          </table:table-cell>
          <table:table-cell table:number-columns-repeated="1022"/>
        </table:table-row>
        <table:table-row table:style-name="ro1">
          <table:table-cell office:value-type="float" office:value="1.70575097710776" calcext:value-type="float">
            <text:p>1.71</text:p>
          </table:table-cell>
          <table:table-cell office:value-type="float" office:value="0.189527886345307" calcext:value-type="float">
            <text:p>0.19</text:p>
          </table:table-cell>
          <table:table-cell table:number-columns-repeated="1022"/>
        </table:table-row>
        <table:table-row table:style-name="ro1">
          <table:table-cell office:value-type="float" office:value="1.93632228719948" calcext:value-type="float">
            <text:p>1.94</text:p>
          </table:table-cell>
          <table:table-cell office:value-type="float" office:value="0.215146920799942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1.94212962962963" calcext:value-type="float">
            <text:p>1.94</text:p>
          </table:table-cell>
          <table:table-cell office:value-type="float" office:value="0.215792181069959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2.31369624658215" calcext:value-type="float">
            <text:p>2.31</text:p>
          </table:table-cell>
          <table:table-cell office:value-type="float" office:value="0.25707736073135" calcext:value-type="float">
            <text:p>0.26</text:p>
          </table:table-cell>
          <table:table-cell table:number-columns-repeated="1022"/>
        </table:table-row>
        <table:table-row table:style-name="ro1">
          <table:table-cell office:value-type="float" office:value="2.42978950173195" calcext:value-type="float">
            <text:p>2.43</text:p>
          </table:table-cell>
          <table:table-cell office:value-type="float" office:value="0.26997661130355" calcext:value-type="float">
            <text:p>0.27</text:p>
          </table:table-cell>
          <table:table-cell table:number-columns-repeated="1022"/>
        </table:table-row>
        <table:table-row table:style-name="ro1">
          <table:table-cell office:value-type="float" office:value="6.57952069716776" calcext:value-type="float">
            <text:p>6.58</text:p>
          </table:table-cell>
          <table:table-cell office:value-type="float" office:value="0.731057855240862" calcext:value-type="float">
            <text:p>0.73</text:p>
          </table:table-cell>
          <table:table-cell table:number-columns-repeated="1022"/>
        </table:table-row>
        <table:table-row table:style-name="ro1">
          <table:table-cell office:value-type="float" office:value="7.75452196382429" calcext:value-type="float">
            <text:p>7.75</text:p>
          </table:table-cell>
          <table:table-cell office:value-type="float" office:value="0.861613551536032" calcext:value-type="float">
            <text:p>0.8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eueGenerationPolicy3 ModellingNeighbourScheduler duplex; io_cpu; scale 3:1</text:p>
          </table:table-cell>
          <table:table-cell table:number-columns-repeated="1023"/>
        </table:table-row>
        <table:table-row table:style-name="ro1">
          <table:table-cell office:value-type="float" office:value="1.1202762084118" calcext:value-type="float">
            <text:p>1.12</text:p>
          </table:table-cell>
          <table:table-cell office:value-type="float" office:value="0.124475134267978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29835390946502" calcext:value-type="float">
            <text:p>1.30</text:p>
          </table:table-cell>
          <table:table-cell office:value-type="float" office:value="0.144261545496113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1.79370562272117" calcext:value-type="float">
            <text:p>1.79</text:p>
          </table:table-cell>
          <table:table-cell office:value-type="float" office:value="0.199300624746796" calcext:value-type="float">
            <text:p>0.20</text:p>
          </table:table-cell>
          <table:table-cell table:number-columns-repeated="1022"/>
        </table:table-row>
        <table:table-row table:style-name="ro1">
          <table:table-cell office:value-type="float" office:value="1.81225374310481" calcext:value-type="float">
            <text:p>1.81</text:p>
          </table:table-cell>
          <table:table-cell office:value-type="float" office:value="0.201361527011645" calcext:value-type="float">
            <text:p>0.20</text:p>
          </table:table-cell>
          <table:table-cell table:number-columns-repeated="1022"/>
        </table:table-row>
        <table:table-row table:style-name="ro1">
          <table:table-cell office:value-type="float" office:value="2.43028322440087" calcext:value-type="float">
            <text:p>2.43</text:p>
          </table:table-cell>
          <table:table-cell office:value-type="float" office:value="0.270031469377875" calcext:value-type="float">
            <text:p>0.27</text:p>
          </table:table-cell>
          <table:table-cell table:number-columns-repeated="1022"/>
        </table:table-row>
        <table:table-row table:style-name="ro1">
          <table:table-cell office:value-type="float" office:value="1.84031572556163" calcext:value-type="float">
            <text:p>1.84</text:p>
          </table:table-cell>
          <table:table-cell office:value-type="float" office:value="0.204479525062403" calcext:value-type="float">
            <text:p>0.20</text:p>
          </table:table-cell>
          <table:table-cell table:number-columns-repeated="1022"/>
        </table:table-row>
        <table:table-row table:style-name="ro1">
          <table:table-cell office:value-type="float" office:value="1.62891046386192" calcext:value-type="float">
            <text:p>1.63</text:p>
          </table:table-cell>
          <table:table-cell office:value-type="float" office:value="0.180990051540213" calcext:value-type="float">
            <text:p>0.18</text:p>
          </table:table-cell>
          <table:table-cell table:number-columns-repeated="1022"/>
        </table:table-row>
        <table:table-row table:style-name="ro1">
          <table:table-cell office:value-type="float" office:value="1.9810298102981" calcext:value-type="float">
            <text:p>1.98</text:p>
          </table:table-cell>
          <table:table-cell office:value-type="float" office:value="0.220114423366456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5.34289127837515" calcext:value-type="float">
            <text:p>5.34</text:p>
          </table:table-cell>
          <table:table-cell office:value-type="float" office:value="0.593654586486128" calcext:value-type="float">
            <text:p>0.59</text:p>
          </table:table-cell>
          <table:table-cell table:number-columns-repeated="1022"/>
        </table:table-row>
        <table:table-row table:style-name="ro1">
          <table:table-cell office:value-type="float" office:value="7.94003527336861" calcext:value-type="float">
            <text:p>7.94</text:p>
          </table:table-cell>
          <table:table-cell office:value-type="float" office:value="0.8822261414854" calcext:value-type="float">
            <text:p>0.8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eueGenerationPolicy3</text:p>
          </table:table-cell>
          <table:table-cell office:value-type="string" calcext:value-type="string">
            <text:p>ModellingNeighbourScheduler</text:p>
          </table:table-cell>
          <table:table-cell office:value-type="string" calcext:value-type="string">
            <text:p>duplex;</text:p>
          </table:table-cell>
          <table:table-cell office:value-type="string" calcext:value-type="string">
            <text:p>io_cpu;</text:p>
          </table:table-cell>
          <table:table-cell office:value-type="string" calcext:value-type="string">
            <text:p>scale</text:p>
          </table:table-cell>
          <table:table-cell table:style-name="ce4" office:value-type="time" office:time-value="PT03H01M00S" calcext:value-type="time">
            <text:p>03:01:00 AM</text:p>
          </table:table-cell>
          <table:table-cell table:number-columns-repeated="1018"/>
        </table:table-row>
        <table:table-row table:style-name="ro1">
          <table:table-cell office:value-type="float" office:value="0.798443370907139" calcext:value-type="float">
            <text:p>0.80</text:p>
          </table:table-cell>
          <table:table-cell office:value-type="float" office:value="0.0887159301007932" calcext:value-type="float">
            <text:p>0.09</text:p>
          </table:table-cell>
          <table:table-cell table:number-columns-repeated="1022"/>
        </table:table-row>
        <table:table-row table:style-name="ro1">
          <table:table-cell office:value-type="float" office:value="1.62583559168925" calcext:value-type="float">
            <text:p>1.63</text:p>
          </table:table-cell>
          <table:table-cell office:value-type="float" office:value="0.180648399076583" calcext:value-type="float">
            <text:p>0.18</text:p>
          </table:table-cell>
          <table:table-cell table:number-columns-repeated="1022"/>
        </table:table-row>
        <table:table-row table:style-name="ro1">
          <table:table-cell office:value-type="float" office:value="2.23914643119941" calcext:value-type="float">
            <text:p>2.24</text:p>
          </table:table-cell>
          <table:table-cell office:value-type="float" office:value="0.248794047911046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2.03133903133903" calcext:value-type="float">
            <text:p>2.03</text:p>
          </table:table-cell>
          <table:table-cell office:value-type="float" office:value="0.225704336815448" calcext:value-type="float">
            <text:p>0.23</text:p>
          </table:table-cell>
          <table:table-cell table:number-columns-repeated="1022"/>
        </table:table-row>
        <table:table-row table:style-name="ro1">
          <table:table-cell office:value-type="float" office:value="2.02336860670194" calcext:value-type="float">
            <text:p>2.02</text:p>
          </table:table-cell>
          <table:table-cell office:value-type="float" office:value="0.224818734077993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2.39603174603175" calcext:value-type="float">
            <text:p>2.40</text:p>
          </table:table-cell>
          <table:table-cell office:value-type="float" office:value="0.266225749559083" calcext:value-type="float">
            <text:p>0.27</text:p>
          </table:table-cell>
          <table:table-cell table:number-columns-repeated="1022"/>
        </table:table-row>
        <table:table-row table:style-name="ro1">
          <table:table-cell office:value-type="float" office:value="2.62503588860178" calcext:value-type="float">
            <text:p>2.63</text:p>
          </table:table-cell>
          <table:table-cell office:value-type="float" office:value="0.291670654289087" calcext:value-type="float">
            <text:p>0.29</text:p>
          </table:table-cell>
          <table:table-cell table:number-columns-repeated="1022"/>
        </table:table-row>
        <table:table-row table:style-name="ro1">
          <table:table-cell office:value-type="float" office:value="2.44444444444444" calcext:value-type="float">
            <text:p>2.44</text:p>
          </table:table-cell>
          <table:table-cell office:value-type="float" office:value="0.271604938271605" calcext:value-type="float">
            <text:p>0.27</text:p>
          </table:table-cell>
          <table:table-cell table:number-columns-repeated="1022"/>
        </table:table-row>
        <table:table-row table:style-name="ro1">
          <table:table-cell office:value-type="float" office:value="3.40778151889263" calcext:value-type="float">
            <text:p>3.41</text:p>
          </table:table-cell>
          <table:table-cell office:value-type="float" office:value="0.37864239098807" calcext:value-type="float">
            <text:p>0.38</text:p>
          </table:table-cell>
          <table:table-cell table:number-columns-repeated="1022"/>
        </table:table-row>
        <table:table-row table:style-name="ro1">
          <table:table-cell office:value-type="float" office:value="8.73586744639376" calcext:value-type="float">
            <text:p>8.74</text:p>
          </table:table-cell>
          <table:table-cell office:value-type="float" office:value="0.970651938488196" calcext:value-type="float">
            <text:p>0.9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.04142744568276" calcext:value-type="float">
            <text:p>1.04</text:p>
          </table:table-cell>
          <table:table-cell office:value-type="float" office:value="0.115714160631418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47053140096618" calcext:value-type="float">
            <text:p>1.47</text:p>
          </table:table-cell>
          <table:table-cell office:value-type="float" office:value="0.163392377885132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1.2722571628232" calcext:value-type="float">
            <text:p>1.27</text:p>
          </table:table-cell>
          <table:table-cell office:value-type="float" office:value="0.141361906980356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2.08093278463649" calcext:value-type="float">
            <text:p>2.08</text:p>
          </table:table-cell>
          <table:table-cell office:value-type="float" office:value="0.231214753848499" calcext:value-type="float">
            <text:p>0.23</text:p>
          </table:table-cell>
          <table:table-cell table:number-columns-repeated="1022"/>
        </table:table-row>
        <table:table-row table:style-name="ro1">
          <table:table-cell office:value-type="float" office:value="2.16191832858499" calcext:value-type="float">
            <text:p>2.16</text:p>
          </table:table-cell>
          <table:table-cell office:value-type="float" office:value="0.240213147620555" calcext:value-type="float">
            <text:p>0.24</text:p>
          </table:table-cell>
          <table:table-cell table:number-columns-repeated="1022"/>
        </table:table-row>
        <table:table-row table:style-name="ro1">
          <table:table-cell office:value-type="float" office:value="2.12892639474918" calcext:value-type="float">
            <text:p>2.13</text:p>
          </table:table-cell>
          <table:table-cell office:value-type="float" office:value="0.236547377194353" calcext:value-type="float">
            <text:p>0.24</text:p>
          </table:table-cell>
          <table:table-cell table:number-columns-repeated="1022"/>
        </table:table-row>
        <table:table-row table:style-name="ro1">
          <table:table-cell office:value-type="float" office:value="2.23771483902203" calcext:value-type="float">
            <text:p>2.24</text:p>
          </table:table-cell>
          <table:table-cell office:value-type="float" office:value="0.248634982113559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2.51608542849419" calcext:value-type="float">
            <text:p>2.52</text:p>
          </table:table-cell>
          <table:table-cell office:value-type="float" office:value="0.279565047610465" calcext:value-type="float">
            <text:p>0.28</text:p>
          </table:table-cell>
          <table:table-cell table:number-columns-repeated="1022"/>
        </table:table-row>
        <table:table-row table:style-name="ro1">
          <table:table-cell office:value-type="float" office:value="3.9514687100894" calcext:value-type="float">
            <text:p>3.95</text:p>
          </table:table-cell>
          <table:table-cell office:value-type="float" office:value="0.439052078898822" calcext:value-type="float">
            <text:p>0.44</text:p>
          </table:table-cell>
          <table:table-cell table:number-columns-repeated="1022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_io_cpu1" table:style-name="ta1">
        <table:shapes>
          <draw:frame draw:z-index="0" draw:style-name="gr1" draw:text-style-name="P1" svg:width="6.2988in" svg:height="3.5429in" svg:x="3.8287in" svg:y="3.072in">
            <draw:object draw:notify-on-update-of-ranges="no_io_cpu1.A4:no_io_cpu1.A12 no_io_cpu1.B3:no_io_cpu1.B3 no_io_cpu1.B4:no_io_cpu1.B12 no_io_cpu1.C3:no_io_cpu1.C3 no_io_cpu1.C4:no_io_cpu1.C12 no_io_cpu1.D3:no_io_cpu1.D3 no_io_cpu1.D4:no_io_cpu1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2173in" svg:y="3.1945in">
            <draw:object draw:notify-on-update-of-ranges="no_io_cpu1.F4:no_io_cpu1.F12 no_io_cpu1.G3:no_io_cpu1.G3 no_io_cpu1.G4:no_io_cpu1.G12 no_io_cpu1.H3:no_io_cpu1.H3 no_io_cpu1.H4:no_io_cpu1.H12 no_io_cpu1.I3:no_io_cpu1.I3 no_io_cpu1.I4:no_io_cpu1.I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8.0398in" svg:y="0.3949in">
            <draw:object draw:notify-on-update-of-ranges="no_io_cpu1.A4:no_io_cpu1.A12 no_io_cpu1.B3:no_io_cpu1.B3 no_io_cpu1.B4:no_io_cpu1.B12 no_io_cpu1.C3:no_io_cpu1.C3 no_io_cpu1.C4:no_io_cpu1.C12 no_io_cpu1.D3:no_io_cpu1.D3 no_io_cpu1.D4:no_io_cpu1.D12 no_io_cpu1.G3:no_io_cpu1.G3 no_io_cpu1.G4:no_io_cpu1.G12 no_io_cpu1.H3:no_io_cpu1.H3 no_io_cpu1.H4:no_io_cpu1.H12 no_io_cpu1.I3:no_io_cpu1.I3 no_io_cpu1.I4:no_io_cpu1.I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4" table:default-cell-style-name="ce1"/>
        <table:table-column table:style-name="co3" table:number-columns-repeated="2" table:default-cell-style-name="Default"/>
        <table:table-column table:style-name="co3" table:number-columns-repeated="3" table:default-cell-style-name="ce1"/>
        <table:table-row table:style-name="ro1">
          <table:table-cell table:style-name="Default" office:value-type="string" calcext:value-type="string">
            <text:p>duplex; no io_cpu; scale 1:1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dvanceNeighbourScheduler</text:p>
          </table:table-cell>
          <table:table-cell table:number-columns-repeated="4"/>
          <table:table-cell table:style-name="ce5" office:value-type="string" calcext:value-type="string">
            <text:p>ModellingNeighbourScheduler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Ans q3</text:p>
          </table:table-cell>
          <table:table-cell office:value-type="string" calcext:value-type="string">
            <text:p>Ans q4</text:p>
          </table:table-cell>
          <table:table-cell office:value-type="string" calcext:value-type="string">
            <text:p>Ans q16</text:p>
          </table:table-cell>
          <table:table-cell table:number-columns-repeated="2"/>
          <table:table-cell table:style-name="Default" office:value-type="string" calcext:value-type="string">
            <text:p>Mns q3</text:p>
          </table:table-cell>
          <table:table-cell table:style-name="Default" office:value-type="string" calcext:value-type="string">
            <text:p>Mns q4</text:p>
          </table:table-cell>
          <table:table-cell table:style-name="Default" office:value-type="string" calcext:value-type="string">
            <text:p>Mns q1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0.136001642036125" calcext:value-type="float">
            <text:p>0.14</text:p>
          </table:table-cell>
          <table:table-cell office:value-type="float" office:value="0.211599745060548" calcext:value-type="float">
            <text:p>0.21</text:p>
          </table:table-cell>
          <table:table-cell office:value-type="float" office:value="0.333432835820896" calcext:value-type="float">
            <text:p>0.3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237729257641921" calcext:value-type="float">
            <text:p>0.24</text:p>
          </table:table-cell>
          <table:table-cell office:value-type="float" office:value="0.316574585635359" calcext:value-type="float">
            <text:p>0.32</text:p>
          </table:table-cell>
          <table:table-cell office:value-type="float" office:value="0.643333333333333" calcext:value-type="float">
            <text:p>0.64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0.474493927125506" calcext:value-type="float">
            <text:p>0.47</text:p>
          </table:table-cell>
          <table:table-cell office:value-type="float" office:value="0.246409674981104" calcext:value-type="float">
            <text:p>0.25</text:p>
          </table:table-cell>
          <table:table-cell office:value-type="float" office:value="0.455330634278003" calcext:value-type="float">
            <text:p>0.4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71425" calcext:value-type="float">
            <text:p>0.71</text:p>
          </table:table-cell>
          <table:table-cell office:value-type="float" office:value="0.557766990291262" calcext:value-type="float">
            <text:p>0.56</text:p>
          </table:table-cell>
          <table:table-cell office:value-type="float" office:value="0.737162162162162" calcext:value-type="float">
            <text:p>0.74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0.659722222222222" calcext:value-type="float">
            <text:p>0.66</text:p>
          </table:table-cell>
          <table:table-cell office:value-type="float" office:value="0.427901234567901" calcext:value-type="float">
            <text:p>0.43</text:p>
          </table:table-cell>
          <table:table-cell office:value-type="float" office:value="0.44859437751004" calcext:value-type="float">
            <text:p>0.4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.1318" calcext:value-type="float">
            <text:p>1.13</text:p>
          </table:table-cell>
          <table:table-cell office:value-type="float" office:value="1.11392156862745" calcext:value-type="float">
            <text:p>1.11</text:p>
          </table:table-cell>
          <table:table-cell office:value-type="float" office:value="1.03685185185185" calcext:value-type="float">
            <text:p>1.04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0.552672955974843" calcext:value-type="float">
            <text:p>0.55</text:p>
          </table:table-cell>
          <table:table-cell office:value-type="float" office:value="0.429244114002478" calcext:value-type="float">
            <text:p>0.43</text:p>
          </table:table-cell>
          <table:table-cell office:value-type="float" office:value="0.721581196581196" calcext:value-type="float">
            <text:p>0.7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09157894736842" calcext:value-type="float">
            <text:p>1.09</text:p>
          </table:table-cell>
          <table:table-cell office:value-type="float" office:value="1.0750495049505" calcext:value-type="float">
            <text:p>1.08</text:p>
          </table:table-cell>
          <table:table-cell office:value-type="float" office:value="0.946034482758621" calcext:value-type="float">
            <text:p>0.95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0.826119402985075" calcext:value-type="float">
            <text:p>0.83</text:p>
          </table:table-cell>
          <table:table-cell office:value-type="float" office:value="0.835433070866142" calcext:value-type="float">
            <text:p>0.84</text:p>
          </table:table-cell>
          <table:table-cell office:value-type="float" office:value="0.928455284552845" calcext:value-type="float">
            <text:p>0.9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05603773584906" calcext:value-type="float">
            <text:p>1.06</text:p>
          </table:table-cell>
          <table:table-cell office:value-type="float" office:value="1.41358024691358" calcext:value-type="float">
            <text:p>1.41</text:p>
          </table:table-cell>
          <table:table-cell office:value-type="float" office:value="1.22755555555556" calcext:value-type="float">
            <text:p>1.23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1.42827004219409" calcext:value-type="float">
            <text:p>1.43</text:p>
          </table:table-cell>
          <table:table-cell office:value-type="float" office:value="1.07345679012346" calcext:value-type="float">
            <text:p>1.07</text:p>
          </table:table-cell>
          <table:table-cell office:value-type="float" office:value="1.07371794871795" calcext:value-type="float">
            <text:p>1.0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58457142857143" calcext:value-type="float">
            <text:p>1.58</text:p>
          </table:table-cell>
          <table:table-cell office:value-type="float" office:value="1.60571428571429" calcext:value-type="float">
            <text:p>1.61</text:p>
          </table:table-cell>
          <table:table-cell office:value-type="float" office:value="1.05596330275229" calcext:value-type="float">
            <text:p>1.06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1.75555555555556" calcext:value-type="float">
            <text:p>1.76</text:p>
          </table:table-cell>
          <table:table-cell office:value-type="float" office:value="1.61127450980392" calcext:value-type="float">
            <text:p>1.61</text:p>
          </table:table-cell>
          <table:table-cell office:value-type="float" office:value="1.45232067510549" calcext:value-type="float">
            <text:p>1.4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.2105376344086" calcext:value-type="float">
            <text:p>1.21</text:p>
          </table:table-cell>
          <table:table-cell office:value-type="float" office:value="1.00342342342342" calcext:value-type="float">
            <text:p>1.00</text:p>
          </table:table-cell>
          <table:table-cell office:value-type="float" office:value="1.26022988505747" calcext:value-type="float">
            <text:p>1.26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1.83719806763285" calcext:value-type="float">
            <text:p>1.84</text:p>
          </table:table-cell>
          <table:table-cell office:value-type="float" office:value="1.37818930041152" calcext:value-type="float">
            <text:p>1.38</text:p>
          </table:table-cell>
          <table:table-cell office:value-type="float" office:value="1.46306306306306" calcext:value-type="float">
            <text:p>1.4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84807692307692" calcext:value-type="float">
            <text:p>1.85</text:p>
          </table:table-cell>
          <table:table-cell office:value-type="float" office:value="1.28022471910112" calcext:value-type="float">
            <text:p>1.28</text:p>
          </table:table-cell>
          <table:table-cell office:value-type="float" office:value="1.4944" calcext:value-type="float">
            <text:p>1.49</text:p>
          </table:table-cell>
        </table:table-row>
        <table:table-row table:style-name="ro1">
          <table:table-cell office:value-type="float" office:value="0.9" calcext:value-type="float">
            <text:p>0.90</text:p>
          </table:table-cell>
          <table:table-cell office:value-type="float" office:value="2.48550724637681" calcext:value-type="float">
            <text:p>2.49</text:p>
          </table:table-cell>
          <table:table-cell office:value-type="float" office:value="1.40970464135021" calcext:value-type="float">
            <text:p>1.41</text:p>
          </table:table-cell>
          <table:table-cell office:value-type="float" office:value="1.68235294117647" calcext:value-type="float">
            <text:p>1.6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5216" calcext:value-type="float">
            <text:p>1.52</text:p>
          </table:table-cell>
          <table:table-cell office:value-type="float" office:value="1.66969696969697" calcext:value-type="float">
            <text:p>1.67</text:p>
          </table:table-cell>
          <table:table-cell office:value-type="float" office:value="2.56844444444444" calcext:value-type="float">
            <text:p>2.57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5.77017543859649" calcext:value-type="float">
            <text:p>5.77</text:p>
          </table:table-cell>
          <table:table-cell office:value-type="float" office:value="3.47291666666667" calcext:value-type="float">
            <text:p>3.47</text:p>
          </table:table-cell>
          <table:table-cell office:value-type="float" office:value="3.84597701149425" calcext:value-type="float">
            <text:p>3.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.15</text:p>
          </table:table-cell>
          <table:table-cell office:value-type="float" office:value="4.5192" calcext:value-type="float">
            <text:p>4.52</text:p>
          </table:table-cell>
          <table:table-cell office:value-type="float" office:value="4.78347826086957" calcext:value-type="float">
            <text:p>4.78</text:p>
          </table:table-cell>
        </table:table-row>
      </table:table>
      <table:table table:name="io_cpu1" table:style-name="ta1">
        <table:shapes>
          <draw:frame draw:z-index="0" draw:style-name="gr1" draw:text-style-name="P1" svg:width="6.2988in" svg:height="3.5429in" svg:x="3.8287in" svg:y="3.072in">
            <draw:object draw:notify-on-update-of-ranges="io_cpu1.A4:io_cpu1.A12 io_cpu1.B3:io_cpu1.B3 io_cpu1.B4:io_cpu1.B12 io_cpu1.C3:io_cpu1.C3 io_cpu1.C4:io_cpu1.C12 io_cpu1.D3:io_cpu1.D3 io_cpu1.D4:io_cpu1.D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10.2173in" svg:y="3.1945in">
            <draw:object draw:notify-on-update-of-ranges="io_cpu1.F4:io_cpu1.F12 io_cpu1.G3:io_cpu1.G3 io_cpu1.G4:io_cpu1.G12 io_cpu1.H3:io_cpu1.H3 io_cpu1.H4:io_cpu1.H12 io_cpu1.I3:io_cpu1.I3 io_cpu1.I4:io_cpu1.I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8.0398in" svg:y="0.3949in">
            <draw:object draw:notify-on-update-of-ranges="io_cpu1.A4:io_cpu1.A12 io_cpu1.B3:io_cpu1.B3 io_cpu1.B4:io_cpu1.B12 io_cpu1.C3:io_cpu1.C3 io_cpu1.C4:io_cpu1.C12 io_cpu1.D3:io_cpu1.D3 io_cpu1.D4:io_cpu1.D12 io_cpu1.G3:io_cpu1.G3 io_cpu1.G4:io_cpu1.G12 io_cpu1.H3:io_cpu1.H3 io_cpu1.H4:io_cpu1.H12 io_cpu1.I3:io_cpu1.I3 io_cpu1.I4:io_cpu1.I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3" table:number-columns-repeated="3" table:default-cell-style-name="ce1"/>
        <table:table-column table:style-name="co3" table:number-columns-repeated="2" table:default-cell-style-name="Default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duplex; no io_cpu; scale 1:1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AdvanceNeighbourScheduler</text:p>
          </table:table-cell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ModellingNeighbourScheduler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Ans q3</text:p>
          </table:table-cell>
          <table:table-cell table:style-name="Default" office:value-type="string" calcext:value-type="string">
            <text:p>Ans q4</text:p>
          </table:table-cell>
          <table:table-cell table:style-name="Default" office:value-type="string" calcext:value-type="string">
            <text:p>Ans q16</text:p>
          </table:table-cell>
          <table:table-cell table:number-columns-repeated="2"/>
          <table:table-cell table:style-name="Default" office:value-type="string" calcext:value-type="string">
            <text:p>Mns q3</text:p>
          </table:table-cell>
          <table:table-cell table:style-name="Default" office:value-type="string" calcext:value-type="string">
            <text:p>Mns q4</text:p>
          </table:table-cell>
          <table:table-cell table:style-name="Default" office:value-type="string" calcext:value-type="string">
            <text:p>Mns q1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70151515151515" calcext:value-type="float">
            <text:p>0.17</text:p>
          </table:table-cell>
          <table:table-cell office:value-type="float" office:value="0.216271844660194" calcext:value-type="float">
            <text:p>0.22</text:p>
          </table:table-cell>
          <table:table-cell office:value-type="float" office:value="0.22808" calcext:value-type="float">
            <text:p>0.2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70198675496689" calcext:value-type="float">
            <text:p>0.37</text:p>
          </table:table-cell>
          <table:table-cell office:value-type="float" office:value="0.440629921259843" calcext:value-type="float">
            <text:p>0.44</text:p>
          </table:table-cell>
          <table:table-cell office:value-type="float" office:value="0.292378516624041" calcext:value-type="float">
            <text:p>0.2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56649746192893" calcext:value-type="float">
            <text:p>0.56</text:p>
          </table:table-cell>
          <table:table-cell office:value-type="float" office:value="0.558181818181818" calcext:value-type="float">
            <text:p>0.56</text:p>
          </table:table-cell>
          <table:table-cell office:value-type="float" office:value="0.590160427807487" calcext:value-type="float">
            <text:p>0.5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933670886075949" calcext:value-type="float">
            <text:p>0.93</text:p>
          </table:table-cell>
          <table:table-cell office:value-type="float" office:value="0.864732824427481" calcext:value-type="float">
            <text:p>0.86</text:p>
          </table:table-cell>
          <table:table-cell office:value-type="float" office:value="0.774383561643836" calcext:value-type="float">
            <text:p>0.7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33383458646616" calcext:value-type="float">
            <text:p>0.83</text:p>
          </table:table-cell>
          <table:table-cell office:value-type="float" office:value="0.976869565217391" calcext:value-type="float">
            <text:p>0.98</text:p>
          </table:table-cell>
          <table:table-cell office:value-type="float" office:value="1.0676" calcext:value-type="float">
            <text:p>1.0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.31798165137615" calcext:value-type="float">
            <text:p>1.32</text:p>
          </table:table-cell>
          <table:table-cell office:value-type="float" office:value="0.853846153846154" calcext:value-type="float">
            <text:p>0.85</text:p>
          </table:table-cell>
          <table:table-cell office:value-type="float" office:value="1.15897959183673" calcext:value-type="float">
            <text:p>1.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51918918918919" calcext:value-type="float">
            <text:p>1.52</text:p>
          </table:table-cell>
          <table:table-cell office:value-type="float" office:value="1.40925" calcext:value-type="float">
            <text:p>1.41</text:p>
          </table:table-cell>
          <table:table-cell office:value-type="float" office:value="1.32367816091954" calcext:value-type="float">
            <text:p>1.3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09963636363636" calcext:value-type="float">
            <text:p>2.10</text:p>
          </table:table-cell>
          <table:table-cell office:value-type="float" office:value="1.62896551724138" calcext:value-type="float">
            <text:p>1.63</text:p>
          </table:table-cell>
          <table:table-cell office:value-type="float" office:value="1.66328358208955" calcext:value-type="float">
            <text:p>1.6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2837209302326" calcext:value-type="float">
            <text:p>1.33</text:p>
          </table:table-cell>
          <table:table-cell office:value-type="float" office:value="1.08647058823529" calcext:value-type="float">
            <text:p>1.09</text:p>
          </table:table-cell>
          <table:table-cell office:value-type="float" office:value="1.78984615384615" calcext:value-type="float">
            <text:p>1.7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17686274509804" calcext:value-type="float">
            <text:p>2.18</text:p>
          </table:table-cell>
          <table:table-cell office:value-type="float" office:value="1.9833734939759" calcext:value-type="float">
            <text:p>1.98</text:p>
          </table:table-cell>
          <table:table-cell office:value-type="float" office:value="1.90068965517241" calcext:value-type="float">
            <text:p>1.9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60735294117647" calcext:value-type="float">
            <text:p>1.61</text:p>
          </table:table-cell>
          <table:table-cell office:value-type="float" office:value="1.39146341463415" calcext:value-type="float">
            <text:p>1.39</text:p>
          </table:table-cell>
          <table:table-cell office:value-type="float" office:value="1.79396825396825" calcext:value-type="float">
            <text:p>1.79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76857142857143" calcext:value-type="float">
            <text:p>1.77</text:p>
          </table:table-cell>
          <table:table-cell office:value-type="float" office:value="2.05090909090909" calcext:value-type="float">
            <text:p>2.05</text:p>
          </table:table-cell>
          <table:table-cell office:value-type="float" office:value="1.69558823529412" calcext:value-type="float">
            <text:p>1.7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8961038961039" calcext:value-type="float">
            <text:p>1.49</text:p>
          </table:table-cell>
          <table:table-cell office:value-type="float" office:value="1.22042553191489" calcext:value-type="float">
            <text:p>1.22</text:p>
          </table:table-cell>
          <table:table-cell office:value-type="float" office:value="1.97206896551724" calcext:value-type="float">
            <text:p>1.9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.00561403508772" calcext:value-type="float">
            <text:p>2.01</text:p>
          </table:table-cell>
          <table:table-cell office:value-type="float" office:value="2.48977777777778" calcext:value-type="float">
            <text:p>2.49</text:p>
          </table:table-cell>
          <table:table-cell office:value-type="float" office:value="2.25294117647059" calcext:value-type="float">
            <text:p>2.2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93448275862069" calcext:value-type="float">
            <text:p>1.93</text:p>
          </table:table-cell>
          <table:table-cell office:value-type="float" office:value="1.47815789473684" calcext:value-type="float">
            <text:p>1.48</text:p>
          </table:table-cell>
          <table:table-cell office:value-type="float" office:value="1.99428571428572" calcext:value-type="float">
            <text:p>1.9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56" calcext:value-type="float">
            <text:p>1.56</text:p>
          </table:table-cell>
          <table:table-cell office:value-type="float" office:value="2.2588" calcext:value-type="float">
            <text:p>2.26</text:p>
          </table:table-cell>
          <table:table-cell office:value-type="float" office:value="1.74920634920635" calcext:value-type="float">
            <text:p>1.7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34297872340425" calcext:value-type="float">
            <text:p>2.34</text:p>
          </table:table-cell>
          <table:table-cell office:value-type="float" office:value="1.66529411764706" calcext:value-type="float">
            <text:p>1.67</text:p>
          </table:table-cell>
          <table:table-cell office:value-type="float" office:value="2.01259259259259" calcext:value-type="float">
            <text:p>2.0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.14452830188679" calcext:value-type="float">
            <text:p>2.14</text:p>
          </table:table-cell>
          <table:table-cell office:value-type="float" office:value="2.23344827586207" calcext:value-type="float">
            <text:p>2.23</text:p>
          </table:table-cell>
          <table:table-cell office:value-type="float" office:value="1.41382716049383" calcext:value-type="float">
            <text:p>1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83" calcext:value-type="float">
            <text:p>5.48</text:p>
          </table:table-cell>
          <table:table-cell office:value-type="float" office:value="3.87655172413793" calcext:value-type="float">
            <text:p>3.88</text:p>
          </table:table-cell>
          <table:table-cell office:value-type="float" office:value="5.6778947368421" calcext:value-type="float">
            <text:p>5.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95714285714286" calcext:value-type="float">
            <text:p>3.96</text:p>
          </table:table-cell>
          <table:table-cell office:value-type="float" office:value="3.16" calcext:value-type="float">
            <text:p>3.16</text:p>
          </table:table-cell>
          <table:table-cell office:value-type="float" office:value="5.569" calcext:value-type="float">
            <text:p>5.57</text:p>
          </table:table-cell>
        </table:table-row>
      </table:table>
      <table:table table:name="grid_plot" table:style-name="ta1">
        <table:shapes>
          <draw:frame draw:z-index="0" draw:style-name="gr1" draw:text-style-name="P1" svg:width="6.2988in" svg:height="3.5429in" svg:x="9.0976in" svg:y="2.3051in">
            <draw:object draw:notify-on-update-of-ranges="grid_plot.A18:grid_plot.A18 grid_plot.A19:grid_plot.A27 grid_plot.B18:grid_plot.B18 grid_plot.B19:grid_plot.B27 grid_plot.C18:grid_plot.C18 grid_plot.C19:grid_plot.C27 grid_plot.D18:grid_plot.D18 grid_plot.D19:grid_plot.D27 grid_plot.E18:grid_plot.E18 grid_plot.E19:grid_plot.E2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3787in" svg:y="6.7563in">
            <draw:object draw:notify-on-update-of-ranges="grid_plot.A30:grid_plot.A38 grid_plot.B29:grid_plot.B29 grid_plot.B30:grid_plot.B38 grid_plot.C29:grid_plot.C29 grid_plot.C30:grid_plot.C38 grid_plot.D29:grid_plot.D29 grid_plot.D30:grid_plot.D38 grid_plot.E29:grid_plot.E29 grid_plot.E30:grid_plot.E38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duplex; no io_cpu; scale 1:1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AdvanceNeighbourScheduler</text:p>
          </table:table-cell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ModellingNeighbourScheduler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ns q3</text:p>
          </table:table-cell>
          <table:table-cell table:style-name="Default" office:value-type="string" calcext:value-type="string">
            <text:p>Ans q4</text:p>
          </table:table-cell>
          <table:table-cell table:style-name="Default" office:value-type="string" calcext:value-type="string">
            <text:p>Ans q16</text:p>
          </table:table-cell>
          <table:table-cell table:number-columns-repeated="2"/>
          <table:table-cell office:value-type="string" calcext:value-type="string">
            <text:p>Mns q3</text:p>
          </table:table-cell>
          <table:table-cell office:value-type="string" calcext:value-type="string">
            <text:p>Mns q4</text:p>
          </table:table-cell>
          <table:table-cell office:value-type="string" calcext:value-type="string">
            <text:p>Mns q1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41516966067864" calcext:value-type="float">
            <text:p>0.24</text:p>
          </table:table-cell>
          <table:table-cell office:value-type="float" office:value="0.386774317570165" calcext:value-type="float">
            <text:p>0.39</text:p>
          </table:table-cell>
          <table:table-cell office:value-type="float" office:value="0.399535423925668" calcext:value-type="float">
            <text:p>0.4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" office:value-type="float" office:value="0.849765258215962" calcext:value-type="float">
            <text:p>0.85</text:p>
          </table:table-cell>
          <table:table-cell table:style-name="ce1" office:value-type="float" office:value="0.274449564772145" calcext:value-type="float">
            <text:p>0.27</text:p>
          </table:table-cell>
          <table:table-cell table:style-name="ce1" office:value-type="float" office:value="0.344410876132931" calcext:value-type="float">
            <text:p>0.3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4663167104112" calcext:value-type="float">
            <text:p>0.45</text:p>
          </table:table-cell>
          <table:table-cell office:value-type="float" office:value="0.64484126984127" calcext:value-type="float">
            <text:p>0.64</text:p>
          </table:table-cell>
          <table:table-cell office:value-type="float" office:value="0.373835125448029" calcext:value-type="float">
            <text:p>0.37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1" office:value-type="float" office:value="1.00294985250737" calcext:value-type="float">
            <text:p>1.00</text:p>
          </table:table-cell>
          <table:table-cell table:style-name="ce1" office:value-type="float" office:value="1.21358024691358" calcext:value-type="float">
            <text:p>1.21</text:p>
          </table:table-cell>
          <table:table-cell table:style-name="ce1" office:value-type="float" office:value="1.3015873015873" calcext:value-type="float">
            <text:p>1.3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17512077294686" calcext:value-type="float">
            <text:p>1.18</text:p>
          </table:table-cell>
          <table:table-cell office:value-type="float" office:value="1.21146953405018" calcext:value-type="float">
            <text:p>1.21</text:p>
          </table:table-cell>
          <table:table-cell office:value-type="float" office:value="0.95985060690943" calcext:value-type="float">
            <text:p>0.96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1" office:value-type="float" office:value="1.05192107995846" calcext:value-type="float">
            <text:p>1.05</text:p>
          </table:table-cell>
          <table:table-cell table:style-name="ce1" office:value-type="float" office:value="1.01936799184506" calcext:value-type="float">
            <text:p>1.02</text:p>
          </table:table-cell>
          <table:table-cell table:style-name="ce1" office:value-type="float" office:value="0.85978835978836" calcext:value-type="float">
            <text:p>0.8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37292464878672" calcext:value-type="float">
            <text:p>1.37</text:p>
          </table:table-cell>
          <table:table-cell office:value-type="float" office:value="1.04489337822671" calcext:value-type="float">
            <text:p>1.04</text:p>
          </table:table-cell>
          <table:table-cell office:value-type="float" office:value="1.00470809792844" calcext:value-type="float">
            <text:p>1.00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ce2" office:value-type="float" office:value="2.06042884990253" calcext:value-type="float">
            <text:p>2.06</text:p>
          </table:table-cell>
          <table:table-cell table:style-name="ce1" office:value-type="float" office:value="1.65789473684211" calcext:value-type="float">
            <text:p>1.66</text:p>
          </table:table-cell>
          <table:table-cell table:style-name="ce1" office:value-type="float" office:value="1.00095785440613" calcext:value-type="float">
            <text:p>1.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39890710382514" calcext:value-type="float">
            <text:p>0.94</text:p>
          </table:table-cell>
          <table:table-cell office:value-type="float" office:value="1.95711500974659" calcext:value-type="float">
            <text:p>1.96</text:p>
          </table:table-cell>
          <table:table-cell office:value-type="float" office:value="1.26007326007326" calcext:value-type="float">
            <text:p>1.26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1" office:value-type="float" office:value="1.66500829187396" calcext:value-type="float">
            <text:p>1.67</text:p>
          </table:table-cell>
          <table:table-cell table:style-name="ce1" office:value-type="float" office:value="1.32520325203252" calcext:value-type="float">
            <text:p>1.33</text:p>
          </table:table-cell>
          <table:table-cell table:style-name="ce1" office:value-type="float" office:value="1.91570881226054" calcext:value-type="float">
            <text:p>1.9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26" calcext:value-type="float">
            <text:p>2.26</text:p>
          </table:table-cell>
          <table:table-cell office:value-type="float" office:value="1.71875" calcext:value-type="float">
            <text:p>1.72</text:p>
          </table:table-cell>
          <table:table-cell office:value-type="float" office:value="1.40877914951989" calcext:value-type="float">
            <text:p>1.41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ce1" office:value-type="float" office:value="1.86817325800377" calcext:value-type="float">
            <text:p>1.87</text:p>
          </table:table-cell>
          <table:table-cell table:style-name="ce1" office:value-type="float" office:value="2.30936819172113" calcext:value-type="float">
            <text:p>2.31</text:p>
          </table:table-cell>
          <table:table-cell table:style-name="ce1" office:value-type="float" office:value="1.79248366013072" calcext:value-type="float">
            <text:p>1.7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18222222222222" calcext:value-type="float">
            <text:p>2.18</text:p>
          </table:table-cell>
          <table:table-cell office:value-type="float" office:value="2.0534188034188" calcext:value-type="float">
            <text:p>2.05</text:p>
          </table:table-cell>
          <table:table-cell office:value-type="float" office:value="1.65824915824916" calcext:value-type="float">
            <text:p>1.66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ce1" office:value-type="float" office:value="2.64166666666667" calcext:value-type="float">
            <text:p>2.64</text:p>
          </table:table-cell>
          <table:table-cell table:style-name="ce1" office:value-type="float" office:value="1.79749103942652" calcext:value-type="float">
            <text:p>1.80</text:p>
          </table:table-cell>
          <table:table-cell table:style-name="ce1" office:value-type="float" office:value="1.89463601532567" calcext:value-type="float">
            <text:p>1.8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59313725490196" calcext:value-type="float">
            <text:p>1.59</text:p>
          </table:table-cell>
          <table:table-cell office:value-type="float" office:value="2.05555555555556" calcext:value-type="float">
            <text:p>2.06</text:p>
          </table:table-cell>
          <table:table-cell office:value-type="float" office:value="1.65656565656566" calcext:value-type="float">
            <text:p>1.66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ce1" office:value-type="float" office:value="2.17819706498952" calcext:value-type="float">
            <text:p>2.18</text:p>
          </table:table-cell>
          <table:table-cell table:style-name="ce1" office:value-type="float" office:value="1.67676767676768" calcext:value-type="float">
            <text:p>1.68</text:p>
          </table:table-cell>
          <table:table-cell table:style-name="ce1" office:value-type="float" office:value="2.21399176954733" calcext:value-type="float">
            <text:p>2.2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38888888888889" calcext:value-type="float">
            <text:p>1.39</text:p>
          </table:table-cell>
          <table:table-cell office:value-type="float" office:value="1.92655367231638" calcext:value-type="float">
            <text:p>1.93</text:p>
          </table:table-cell>
          <table:table-cell office:value-type="float" office:value="1.95480225988701" calcext:value-type="float">
            <text:p>1.95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ce1" office:value-type="float" office:value="2.57452574525745" calcext:value-type="float">
            <text:p>2.57</text:p>
          </table:table-cell>
          <table:table-cell table:style-name="ce1" office:value-type="float" office:value="2.9328165374677" calcext:value-type="float">
            <text:p>2.93</text:p>
          </table:table-cell>
          <table:table-cell table:style-name="ce1" office:value-type="float" office:value="1.76767676767677" calcext:value-type="float">
            <text:p>1.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4736842105263" calcext:value-type="float">
            <text:p>5.95</text:p>
          </table:table-cell>
          <table:table-cell office:value-type="float" office:value="5.33333333333333" calcext:value-type="float">
            <text:p>5.33</text:p>
          </table:table-cell>
          <table:table-cell office:value-type="float" office:value="0.399535423925668" calcext:value-type="float">
            <text:p>0.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3.27124183006536" calcext:value-type="float">
            <text:p>3.27</text:p>
          </table:table-cell>
          <table:table-cell table:style-name="ce1" office:value-type="float" office:value="4.37777777777778" calcext:value-type="float">
            <text:p>4.38</text:p>
          </table:table-cell>
          <table:table-cell table:style-name="ce1" office:value-type="float" office:value="7.13194444444444" calcext:value-type="float">
            <text:p>7.13</text:p>
          </table:table-cell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Grid Mns q3</text:p>
          </table:table-cell>
          <table:table-cell table:style-name="Default" office:value-type="string" calcext:value-type="string">
            <text:p>Grid Mns q4</text:p>
          </table:table-cell>
          <table:table-cell table:style-name="Default" office:value-type="string" calcext:value-type="string">
            <text:p>Thor Mns q3</text:p>
          </table:table-cell>
          <table:table-cell office:value-type="string" calcext:value-type="string">
            <text:p>Thor Mns q4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49765258215962" calcext:value-type="float">
            <text:p>0.85</text:p>
          </table:table-cell>
          <table:table-cell table:style-name="Default"/>
          <table:table-cell office:value-type="float" office:value="0.370198675496689" calcext:value-type="float">
            <text:p>0.37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00294985250737" calcext:value-type="float">
            <text:p>1.00</text:p>
          </table:table-cell>
          <table:table-cell table:style-name="Default"/>
          <table:table-cell office:value-type="float" office:value="0.933670886075949" calcext:value-type="float">
            <text:p>0.93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05192107995846" calcext:value-type="float">
            <text:p>1.05</text:p>
          </table:table-cell>
          <table:table-cell table:style-name="Default"/>
          <table:table-cell office:value-type="float" office:value="1.31798165137615" calcext:value-type="float">
            <text:p>1.32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2" office:value-type="float" office:value="2.06042884990253" calcext:value-type="float">
            <text:p>2.06</text:p>
          </table:table-cell>
          <table:table-cell table:style-name="Default"/>
          <table:table-cell office:value-type="float" office:value="2.09963636363636" calcext:value-type="float">
            <text:p>2.1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66500829187396" calcext:value-type="float">
            <text:p>1.67</text:p>
          </table:table-cell>
          <table:table-cell office:value-type="float" office:value="1.32520325203252" calcext:value-type="float">
            <text:p>1.33</text:p>
          </table:table-cell>
          <table:table-cell office:value-type="float" office:value="2.17686274509804" calcext:value-type="float">
            <text:p>2.18</text:p>
          </table:table-cell>
          <table:table-cell table:style-name="ce1" office:value-type="float" office:value="1.9833734939759" calcext:value-type="float">
            <text:p>1.98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Default"/>
          <table:table-cell office:value-type="float" office:value="2.30936819172113" calcext:value-type="float">
            <text:p>2.31</text:p>
          </table:table-cell>
          <table:table-cell/>
          <table:table-cell table:style-name="ce1" office:value-type="float" office:value="2.05090909090909" calcext:value-type="float">
            <text:p>2.05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Default"/>
          <table:table-cell office:value-type="float" office:value="1.79749103942652" calcext:value-type="float">
            <text:p>1.80</text:p>
          </table:table-cell>
          <table:table-cell/>
          <table:table-cell table:style-name="ce1" office:value-type="float" office:value="2.48977777777778" calcext:value-type="float">
            <text:p>2.49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Default"/>
          <table:table-cell office:value-type="float" office:value="1.67676767676768" calcext:value-type="float">
            <text:p>1.68</text:p>
          </table:table-cell>
          <table:table-cell/>
          <table:table-cell table:style-name="ce1" office:value-type="float" office:value="2.2588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Default"/>
          <table:table-cell office:value-type="float" office:value="2.1328165374677" calcext:value-type="float">
            <text:p>2.13</text:p>
          </table:table-cell>
          <table:table-cell/>
          <table:table-cell table:style-name="ce1" office:value-type="float" office:value="2.23344827586207" calcext:value-type="float">
            <text:p>2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Grid Mns q3</text:p>
          </table:table-cell>
          <table:table-cell table:style-name="Default" office:value-type="string" calcext:value-type="string">
            <text:p>Grid Mns q4</text:p>
          </table:table-cell>
          <table:table-cell table:style-name="Default" office:value-type="string" calcext:value-type="string">
            <text:p>Thor Mns q3</text:p>
          </table:table-cell>
          <table:table-cell office:value-type="string" calcext:value-type="string">
            <text:p>Thor Mns q4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944183620239958" calcext:value-type="float">
            <text:p>0.09</text:p>
          </table:table-cell>
          <table:table-cell table:style-name="Default"/>
          <table:table-cell office:value-type="float" office:value="0.0411331861662988" calcext:value-type="float">
            <text:p>0.04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11438872500819" calcext:value-type="float">
            <text:p>0.11</text:p>
          </table:table-cell>
          <table:table-cell table:style-name="Default"/>
          <table:table-cell office:value-type="float" office:value="0.0815189873417722" calcext:value-type="float">
            <text:p>0.08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16880119995385" calcext:value-type="float">
            <text:p>0.12</text:p>
          </table:table-cell>
          <table:table-cell table:style-name="Default"/>
          <table:table-cell office:value-type="float" office:value="0.113109072375127" calcext:value-type="float">
            <text:p>0.11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28936538878059" calcext:value-type="float">
            <text:p>0.23</text:p>
          </table:table-cell>
          <table:table-cell table:style-name="Default"/>
          <table:table-cell office:value-type="float" office:value="0.233292929292929" calcext:value-type="float">
            <text:p>0.23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85000921319329" calcext:value-type="float">
            <text:p>0.19</text:p>
          </table:table-cell>
          <table:table-cell office:value-type="float" office:value="0.156596465746793" calcext:value-type="float">
            <text:p>0.16</text:p>
          </table:table-cell>
          <table:table-cell office:value-type="float" office:value="0.241873638344227" calcext:value-type="float">
            <text:p>0.24</text:p>
          </table:table-cell>
          <table:table-cell table:style-name="ce1" office:value-type="float" office:value="0.253708165997323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Default"/>
          <table:table-cell office:value-type="float" office:value="0.289721226602947" calcext:value-type="float">
            <text:p>0.29</text:p>
          </table:table-cell>
          <table:table-cell/>
          <table:table-cell table:style-name="ce1" office:value-type="float" office:value="0.283434343434343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Default"/>
          <table:table-cell office:value-type="float" office:value="0.186307519640853" calcext:value-type="float">
            <text:p>0.19</text:p>
          </table:table-cell>
          <table:table-cell/>
          <table:table-cell table:style-name="ce1" office:value-type="float" office:value="0.276641975308642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Default"/>
          <table:table-cell office:value-type="float" office:value="0.225868504163078" calcext:value-type="float">
            <text:p>0.23</text:p>
          </table:table-cell>
          <table:table-cell/>
          <table:table-cell table:style-name="ce1" office:value-type="float" office:value="0.250977777777778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Default"/>
          <table:table-cell office:value-type="float" office:value="0.31641975308642" calcext:value-type="float">
            <text:p>0.32</text:p>
          </table:table-cell>
          <table:table-cell/>
          <table:table-cell table:style-name="ce1" office:value-type="float" office:value="0.334827586206897" calcext:value-type="float">
            <text:p>0.33</text:p>
          </table:table-cell>
          <table:table-cell table:number-columns-repeated="4"/>
        </table:table-row>
      </table:table>
      <table:table table:name="grid_plot_2" table:style-name="ta1">
        <table:shapes>
          <draw:frame draw:z-index="0" draw:style-name="gr1" draw:text-style-name="P1" svg:width="6.2988in" svg:height="3.5429in" svg:x="8.5083in" svg:y="1.1547in">
            <draw:object draw:notify-on-update-of-ranges="grid_plot_2.A19:grid_plot_2.A27 grid_plot_2.B18:grid_plot_2.B18 grid_plot_2.B19:grid_plot_2.B27 grid_plot_2.C18:grid_plot_2.C18 grid_plot_2.C19:grid_plot_2.C27 grid_plot_2.D18:grid_plot_2.D18 grid_plot_2.D19:grid_plot_2.D27 grid_plot_2.E18:grid_plot_2.E18 grid_plot_2.E19:grid_plot_2.E2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6.2988in" svg:height="3.5429in" svg:x="7.8512in" svg:y="4.7315in">
            <draw:object draw:notify-on-update-of-ranges="grid_plot_2.A29:grid_plot_2.A29 grid_plot_2.A30:grid_plot_2.A38 grid_plot_2.B29:grid_plot_2.B29 grid_plot_2.B30:grid_plot_2.B38 grid_plot_2.C29:grid_plot_2.C29 grid_plot_2.C30:grid_plot_2.C38 grid_plot_2.D29:grid_plot_2.D29 grid_plot_2.D30:grid_plot_2.D38 grid_plot_2.E29:grid_plot_2.E29 grid_plot_2.E30:grid_plot_2.E3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3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duplex; no io_cpu; scale 2:1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Default" table:number-columns-repeated="3"/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ce1"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table:style-name="Default"/>
          <table:table-cell/>
          <table:table-cell table:style-name="ce1" table:number-columns-repeated="3"/>
        </table:table-row>
        <table:table-row table:style-name="ro1" table:number-rows-repeated="6">
          <table:table-cell table:number-columns-repeated="4"/>
          <table:table-cell table:style-name="Default"/>
          <table:table-cell/>
          <table:table-cell table:style-name="ce1" table:number-columns-repeated="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Grid Mns q3</text:p>
          </table:table-cell>
          <table:table-cell table:style-name="Default" office:value-type="string" calcext:value-type="string">
            <text:p>Grid Mns q4</text:p>
          </table:table-cell>
          <table:table-cell table:style-name="Default" office:value-type="string" calcext:value-type="string">
            <text:p>Thor Mns q3</text:p>
          </table:table-cell>
          <table:table-cell table:style-name="Default" office:value-type="string" calcext:value-type="string">
            <text:p>Thor Mns q4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16695156695157" calcext:value-type="float">
            <text:p>1.17</text:p>
          </table:table-cell>
          <table:table-cell/>
          <table:table-cell office:value-type="float" office:value="0.532030834662414" calcext:value-type="float">
            <text:p>0.53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37240143369176" calcext:value-type="float">
            <text:p>1.37</text:p>
          </table:table-cell>
          <table:table-cell/>
          <table:table-cell office:value-type="float" office:value="0.684554523563812" calcext:value-type="float">
            <text:p>0.68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20023767082591" calcext:value-type="float">
            <text:p>1.20</text:p>
          </table:table-cell>
          <table:table-cell/>
          <table:table-cell office:value-type="float" office:value="1.1426116838488" calcext:value-type="float">
            <text:p>1.14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2" office:value-type="float" office:value="1.50108225108225" calcext:value-type="float">
            <text:p>1.50</text:p>
          </table:table-cell>
          <table:table-cell/>
          <table:table-cell office:value-type="float" office:value="1.50588668138337" calcext:value-type="float">
            <text:p>1.51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63807189542484" calcext:value-type="float">
            <text:p>1.64</text:p>
          </table:table-cell>
          <table:table-cell office:value-type="float" office:value="1.9487922705314" calcext:value-type="float">
            <text:p>1.95</text:p>
          </table:table-cell>
          <table:table-cell office:value-type="float" office:value="1.96183574879227" calcext:value-type="float">
            <text:p>1.96</text:p>
          </table:table-cell>
          <table:table-cell office:value-type="float" office:value="1.96081349206349" calcext:value-type="float">
            <text:p>1.96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/>
          <table:table-cell office:value-type="float" office:value="2.03080808080808" calcext:value-type="float">
            <text:p>2.03</text:p>
          </table:table-cell>
          <table:table-cell/>
          <table:table-cell office:value-type="float" office:value="2.0677879714577" calcext:value-type="float">
            <text:p>2.07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/>
          <table:table-cell office:value-type="float" office:value="2.42407407407407" calcext:value-type="float">
            <text:p>2.42</text:p>
          </table:table-cell>
          <table:table-cell/>
          <table:table-cell office:value-type="float" office:value="2.55802469135802" calcext:value-type="float">
            <text:p>2.56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/>
          <table:table-cell office:value-type="float" office:value="2.63242894056848" calcext:value-type="float">
            <text:p>2.63</text:p>
          </table:table-cell>
          <table:table-cell/>
          <table:table-cell office:value-type="float" office:value="2.06438213914849" calcext:value-type="float">
            <text:p>2.06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/>
          <table:table-cell office:value-type="float" office:value="2.38593380614657" calcext:value-type="float">
            <text:p>2.39</text:p>
          </table:table-cell>
          <table:table-cell/>
          <table:table-cell office:value-type="float" office:value="2.03080808080808" calcext:value-type="float">
            <text:p>2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Grid Mns q3</text:p>
          </table:table-cell>
          <table:table-cell table:style-name="Default" office:value-type="string" calcext:value-type="string">
            <text:p>Grid Mns q4</text:p>
          </table:table-cell>
          <table:table-cell table:style-name="Default" office:value-type="string" calcext:value-type="string">
            <text:p>Thor Mns q3</text:p>
          </table:table-cell>
          <table:table-cell table:style-name="Default" office:value-type="string" calcext:value-type="string">
            <text:p>Thor Mns q4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29661285216841" calcext:value-type="float">
            <text:p>0.13</text:p>
          </table:table-cell>
          <table:table-cell/>
          <table:table-cell office:value-type="float" office:value="0.0591145371847126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52489048187973" calcext:value-type="float">
            <text:p>0.15</text:p>
          </table:table-cell>
          <table:table-cell/>
          <table:table-cell office:value-type="float" office:value="0.0760616137293124" calcext:value-type="float">
            <text:p>0.08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33359741202878" calcext:value-type="float">
            <text:p>0.13</text:p>
          </table:table-cell>
          <table:table-cell/>
          <table:table-cell office:value-type="float" office:value="0.126956853760977" calcext:value-type="float">
            <text:p>0.13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2" office:value-type="float" office:value="0.166786916786917" calcext:value-type="float">
            <text:p>0.17</text:p>
          </table:table-cell>
          <table:table-cell/>
          <table:table-cell office:value-type="float" office:value="0.16732074237593" calcext:value-type="float">
            <text:p>0.17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82007988380537" calcext:value-type="float">
            <text:p>0.18</text:p>
          </table:table-cell>
          <table:table-cell office:value-type="float" office:value="0.216532474503489" calcext:value-type="float">
            <text:p>0.22</text:p>
          </table:table-cell>
          <table:table-cell office:value-type="float" office:value="0.217981749865808" calcext:value-type="float">
            <text:p>0.22</text:p>
          </table:table-cell>
          <table:table-cell office:value-type="float" office:value="0.217868165784832" calcext:value-type="float">
            <text:p>0.22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/>
          <table:table-cell office:value-type="float" office:value="0.225645342312009" calcext:value-type="float">
            <text:p>0.23</text:p>
          </table:table-cell>
          <table:table-cell/>
          <table:table-cell office:value-type="float" office:value="0.229754219050855" calcext:value-type="float">
            <text:p>0.23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/>
          <table:table-cell office:value-type="float" office:value="0.269341563786008" calcext:value-type="float">
            <text:p>0.27</text:p>
          </table:table-cell>
          <table:table-cell/>
          <table:table-cell office:value-type="float" office:value="0.284224965706447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/>
          <table:table-cell office:value-type="float" office:value="0.292492104507608" calcext:value-type="float">
            <text:p>0.29</text:p>
          </table:table-cell>
          <table:table-cell/>
          <table:table-cell office:value-type="float" office:value="0.229375793238722" calcext:value-type="float">
            <text:p>0.23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/>
          <table:table-cell office:value-type="float" office:value="0.265103756238508" calcext:value-type="float">
            <text:p>0.27</text:p>
          </table:table-cell>
          <table:table-cell/>
          <table:table-cell office:value-type="float" office:value="0.225645342312009" calcext:value-type="float">
            <text:p>0.23</text:p>
          </table:table-cell>
          <table:table-cell table:number-columns-repeated="4"/>
        </table:table-row>
        <table:table-row table:style-name="ro1">
          <table:table-cell table:number-columns-repeated="9"/>
        </table:table-row>
      </table:table>
      <table:table table:name="grid_plot_3" table:style-name="ta1">
        <table:shapes>
          <draw:frame draw:z-index="0" draw:style-name="gr1" draw:text-style-name="P1" svg:width="6.2988in" svg:height="3.5429in" svg:x="8.5083in" svg:y="1.1547in">
            <draw:object draw:notify-on-update-of-ranges="grid_plot_3.A19:grid_plot_3.A27 grid_plot_3.B18:grid_plot_3.B18 grid_plot_3.B19:grid_plot_3.B27 grid_plot_3.C18:grid_plot_3.C18 grid_plot_3.C19:grid_plot_3.C27 grid_plot_3.D18:grid_plot_3.D18 grid_plot_3.D19:grid_plot_3.D27 grid_plot_3.E18:grid_plot_3.E18 grid_plot_3.E19:grid_plot_3.E2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6.2988in" svg:height="3.5429in" svg:x="7.8512in" svg:y="4.7315in">
            <draw:object draw:notify-on-update-of-ranges="grid_plot_3.A30:grid_plot_3.A38 grid_plot_3.B29:grid_plot_3.B29 grid_plot_3.B30:grid_plot_3.B38 grid_plot_3.C29:grid_plot_3.C29 grid_plot_3.C30:grid_plot_3.C38 grid_plot_3.D29:grid_plot_3.D29 grid_plot_3.D30:grid_plot_3.D38 grid_plot_3.E29:grid_plot_3.E29 grid_plot_3.E30:grid_plot_3.E3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3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duplex; no io_cpu; scale 2:1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Default" table:number-columns-repeated="3"/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ce1"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table:style-name="Default"/>
          <table:table-cell/>
          <table:table-cell table:style-name="ce1" table:number-columns-repeated="3"/>
        </table:table-row>
        <table:table-row table:style-name="ro1" table:number-rows-repeated="6">
          <table:table-cell table:number-columns-repeated="4"/>
          <table:table-cell table:style-name="Default"/>
          <table:table-cell/>
          <table:table-cell table:style-name="ce1" table:number-columns-repeated="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Grid Mns q3</text:p>
          </table:table-cell>
          <table:table-cell table:style-name="Default" office:value-type="string" calcext:value-type="string">
            <text:p>Grid Mns q4</text:p>
          </table:table-cell>
          <table:table-cell table:style-name="Default" office:value-type="string" calcext:value-type="string">
            <text:p>Thor Mns q3</text:p>
          </table:table-cell>
          <table:table-cell table:style-name="Default" office:value-type="string" calcext:value-type="string">
            <text:p>Thor Mns q4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0]*9" office:value-type="float" office:value="1.06214883614264" calcext:value-type="float">
            <text:p>1.06</text:p>
          </table:table-cell>
          <table:table-cell/>
          <table:table-cell table:formula="of:=[.D30]*9" office:value-type="float" office:value="1.29214657396476" calcext:value-type="float">
            <text:p>1.29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31]*9" office:value-type="float" office:value="1.06184377523941" calcext:value-type="float">
            <text:p>1.06</text:p>
          </table:table-cell>
          <table:table-cell/>
          <table:table-cell table:formula="of:=[.D31]*9" office:value-type="float" office:value="1.72227682227682" calcext:value-type="float">
            <text:p>1.72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B32]*9" office:value-type="float" office:value="1.49155295646524" calcext:value-type="float">
            <text:p>1.49</text:p>
          </table:table-cell>
          <table:table-cell/>
          <table:table-cell table:formula="of:=[.D32]*9" office:value-type="float" office:value="2.21882833403746" calcext:value-type="float">
            <text:p>2.22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B33]*9" office:value-type="float" office:value="1.80043341213554" calcext:value-type="float">
            <text:p>1.80</text:p>
          </table:table-cell>
          <table:table-cell/>
          <table:table-cell table:formula="of:=[.D33]*9" office:value-type="float" office:value="2.48979734451433" calcext:value-type="float">
            <text:p>2.49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B34]*9" office:value-type="float" office:value="1.97237915881984" calcext:value-type="float">
            <text:p>1.97</text:p>
          </table:table-cell>
          <table:table-cell table:formula="of:=[.C34]*9" office:value-type="float" office:value="2.49272976680384" calcext:value-type="float">
            <text:p>2.49</text:p>
          </table:table-cell>
          <table:table-cell table:formula="of:=[.D34]*9" office:value-type="float" office:value="2.73676155494337" calcext:value-type="float">
            <text:p>2.74</text:p>
          </table:table-cell>
          <table:table-cell table:formula="of:=[.E34]*9" office:value-type="float" office:value="3.73632228719948" calcext:value-type="float">
            <text:p>3.74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/>
          <table:table-cell table:formula="of:=[.C35]*9" office:value-type="float" office:value="2.4513722355449" calcext:value-type="float">
            <text:p>2.45</text:p>
          </table:table-cell>
          <table:table-cell/>
          <table:table-cell table:formula="of:=[.E35]*9" office:value-type="float" office:value="2.84212962962963" calcext:value-type="float">
            <text:p>2.84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/>
          <table:table-cell table:formula="of:=[.C36]*9" office:value-type="float" office:value="2.45299145299145" calcext:value-type="float">
            <text:p>2.45</text:p>
          </table:table-cell>
          <table:table-cell/>
          <table:table-cell table:formula="of:=[.E36]*9" office:value-type="float" office:value="4.11369624658215" calcext:value-type="float">
            <text:p>4.11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/>
          <table:table-cell table:formula="of:=[.C37]*9" office:value-type="float" office:value="3.20035273368607" calcext:value-type="float">
            <text:p>3.20</text:p>
          </table:table-cell>
          <table:table-cell/>
          <table:table-cell table:formula="of:=[.E37]*9" office:value-type="float" office:value="5.12978950173195" calcext:value-type="float">
            <text:p>5.13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/>
          <table:table-cell table:formula="of:=[.C38]*9" office:value-type="float" office:value="4.34235517568851" calcext:value-type="float">
            <text:p>4.34</text:p>
          </table:table-cell>
          <table:table-cell/>
          <table:table-cell table:formula="of:=[.E38]*9" office:value-type="float" office:value="6.57952069716775" calcext:value-type="float">
            <text:p>6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Grid Mns q3</text:p>
          </table:table-cell>
          <table:table-cell table:style-name="Default" office:value-type="string" calcext:value-type="string">
            <text:p>Grid Mns q4</text:p>
          </table:table-cell>
          <table:table-cell table:style-name="Default" office:value-type="string" calcext:value-type="string">
            <text:p>Thor Mns q3</text:p>
          </table:table-cell>
          <table:table-cell table:style-name="Default" office:value-type="string" calcext:value-type="string">
            <text:p>Thor Mns q4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18016537349183" calcext:value-type="float">
            <text:p>0.12</text:p>
          </table:table-cell>
          <table:table-cell/>
          <table:table-cell office:value-type="float" office:value="0.14357184155164" calcext:value-type="float">
            <text:p>0.14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17982641693268" calcext:value-type="float">
            <text:p>0.12</text:p>
          </table:table-cell>
          <table:table-cell/>
          <table:table-cell office:value-type="float" office:value="0.191364091364091" calcext:value-type="float">
            <text:p>0.19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65728106273915" calcext:value-type="float">
            <text:p>0.17</text:p>
          </table:table-cell>
          <table:table-cell/>
          <table:table-cell office:value-type="float" office:value="0.246536481559718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00048156903949" calcext:value-type="float">
            <text:p>0.20</text:p>
          </table:table-cell>
          <table:table-cell/>
          <table:table-cell office:value-type="float" office:value="0.276644149390481" calcext:value-type="float">
            <text:p>0.28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19153239868871" calcext:value-type="float">
            <text:p>0.22</text:p>
          </table:table-cell>
          <table:table-cell office:value-type="float" office:value="0.276969974089316" calcext:value-type="float">
            <text:p>0.28</text:p>
          </table:table-cell>
          <table:table-cell office:value-type="float" office:value="0.30408461721593" calcext:value-type="float">
            <text:p>0.30</text:p>
          </table:table-cell>
          <table:table-cell office:value-type="float" office:value="0.415146920799942" calcext:value-type="float">
            <text:p>0.42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/>
          <table:table-cell office:value-type="float" office:value="0.272374692838322" calcext:value-type="float">
            <text:p>0.27</text:p>
          </table:table-cell>
          <table:table-cell/>
          <table:table-cell office:value-type="float" office:value="0.315792181069959" calcext:value-type="float">
            <text:p>0.32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/>
          <table:table-cell office:value-type="float" office:value="0.272554605887939" calcext:value-type="float">
            <text:p>0.27</text:p>
          </table:table-cell>
          <table:table-cell/>
          <table:table-cell office:value-type="float" office:value="0.45707736073135" calcext:value-type="float">
            <text:p>0.46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/>
          <table:table-cell office:value-type="float" office:value="0.355594748187341" calcext:value-type="float">
            <text:p>0.36</text:p>
          </table:table-cell>
          <table:table-cell/>
          <table:table-cell office:value-type="float" office:value="0.56997661130355" calcext:value-type="float">
            <text:p>0.57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/>
          <table:table-cell office:value-type="float" office:value="0.482483908409834" calcext:value-type="float">
            <text:p>0.48</text:p>
          </table:table-cell>
          <table:table-cell/>
          <table:table-cell office:value-type="float" office:value="0.731057855240862" calcext:value-type="float">
            <text:p>0.73</text:p>
          </table:table-cell>
          <table:table-cell table:number-columns-repeated="4"/>
        </table:table-row>
        <table:table-row table:style-name="ro1">
          <table:table-cell table:number-columns-repeated="9"/>
        </table:table-row>
      </table:table>
      <table:table table:name="Sheet8" table:style-name="ta1">
        <table:shapes>
          <draw:frame draw:z-index="0" draw:style-name="gr1" draw:text-style-name="P1" svg:width="6.2988in" svg:height="3.5429in" svg:x="7.1504in" svg:y="0.1335in">
            <draw:object draw:notify-on-update-of-ranges="Sheet8.A1:Sheet8.A1 Sheet8.A2:Sheet8.A10 Sheet8.B1:Sheet8.B1 Sheet8.B2:Sheet8.B10 Sheet8.C1:Sheet8.C1 Sheet8.C2:Sheet8.C10 Sheet8.D1:Sheet8.D1 Sheet8.D2:Sheet8.D10 Sheet8.E1:Sheet8.E1 Sheet8.E2:Sheet8.E10 Sheet8.F1:Sheet8.F1 Sheet8.F2:Sheet8.F10 Sheet8.G1:Sheet8.G1 Sheet8.G2:Sheet8.G10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3" table:number-columns-repeated="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Grid 1:1</text:p>
          </table:table-cell>
          <table:table-cell office:value-type="string" calcext:value-type="string">
            <text:p>Thor 1:1</text:p>
          </table:table-cell>
          <table:table-cell office:value-type="string" calcext:value-type="string">
            <text:p>Grid 2:1</text:p>
          </table:table-cell>
          <table:table-cell office:value-type="string" calcext:value-type="string">
            <text:p>Thor 2:1</text:p>
          </table:table-cell>
          <table:table-cell table:style-name="Default" office:value-type="string" calcext:value-type="string">
            <text:p>Grid 3:1</text:p>
          </table:table-cell>
          <table:table-cell table:style-name="Default" office:value-type="string" calcext:value-type="string">
            <text:p>Thor 3: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1" office:value-type="float" office:value="0.849765258215962" calcext:value-type="float">
            <text:p>0.85</text:p>
          </table:table-cell>
          <table:table-cell table:style-name="ce1" office:value-type="float" office:value="0.370198675496689" calcext:value-type="float">
            <text:p>0.37</text:p>
          </table:table-cell>
          <table:table-cell table:style-name="ce1" office:value-type="float" office:value="1.16695156695157" calcext:value-type="float">
            <text:p>1.17</text:p>
          </table:table-cell>
          <table:table-cell table:style-name="ce1" office:value-type="float" office:value="0.532030834662414" calcext:value-type="float">
            <text:p>0.53</text:p>
          </table:table-cell>
          <table:table-cell office:value-type="float" office:value="1.06214883614264" calcext:value-type="float">
            <text:p>1.06</text:p>
          </table:table-cell>
          <table:table-cell office:value-type="float" office:value="1.29214657396476" calcext:value-type="float">
            <text:p>1.29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1" office:value-type="float" office:value="1.00294985250737" calcext:value-type="float">
            <text:p>1.00</text:p>
          </table:table-cell>
          <table:table-cell table:style-name="ce1" office:value-type="float" office:value="0.933670886075949" calcext:value-type="float">
            <text:p>0.93</text:p>
          </table:table-cell>
          <table:table-cell table:style-name="ce1" office:value-type="float" office:value="1.37240143369176" calcext:value-type="float">
            <text:p>1.37</text:p>
          </table:table-cell>
          <table:table-cell table:style-name="ce1" office:value-type="float" office:value="0.684554523563812" calcext:value-type="float">
            <text:p>0.68</text:p>
          </table:table-cell>
          <table:table-cell office:value-type="float" office:value="1.06184377523941" calcext:value-type="float">
            <text:p>1.06</text:p>
          </table:table-cell>
          <table:table-cell office:value-type="float" office:value="1.72227682227682" calcext:value-type="float">
            <text:p>1.72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1" office:value-type="float" office:value="1.05192107995846" calcext:value-type="float">
            <text:p>1.05</text:p>
          </table:table-cell>
          <table:table-cell table:style-name="ce1" office:value-type="float" office:value="1.31798165137615" calcext:value-type="float">
            <text:p>1.32</text:p>
          </table:table-cell>
          <table:table-cell table:style-name="ce1" office:value-type="float" office:value="1.20023767082591" calcext:value-type="float">
            <text:p>1.20</text:p>
          </table:table-cell>
          <table:table-cell table:style-name="ce1" office:value-type="float" office:value="1.1426116838488" calcext:value-type="float">
            <text:p>1.14</text:p>
          </table:table-cell>
          <table:table-cell office:value-type="float" office:value="1.49155295646524" calcext:value-type="float">
            <text:p>1.49</text:p>
          </table:table-cell>
          <table:table-cell office:value-type="float" office:value="2.21882833403746" calcext:value-type="float">
            <text:p>2.22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2" office:value-type="float" office:value="2.06042884990253" calcext:value-type="float">
            <text:p>2.06</text:p>
          </table:table-cell>
          <table:table-cell table:style-name="ce1" office:value-type="float" office:value="2.09963636363636" calcext:value-type="float">
            <text:p>2.10</text:p>
          </table:table-cell>
          <table:table-cell table:style-name="ce2" office:value-type="float" office:value="1.50108225108225" calcext:value-type="float">
            <text:p>1.50</text:p>
          </table:table-cell>
          <table:table-cell table:style-name="ce1" office:value-type="float" office:value="1.50588668138337" calcext:value-type="float">
            <text:p>1.51</text:p>
          </table:table-cell>
          <table:table-cell office:value-type="float" office:value="1.80043341213554" calcext:value-type="float">
            <text:p>1.80</text:p>
          </table:table-cell>
          <table:table-cell office:value-type="float" office:value="2.48979734451433" calcext:value-type="float">
            <text:p>2.49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1.66500829187396" calcext:value-type="float">
            <text:p>1.67</text:p>
          </table:table-cell>
          <table:table-cell table:style-name="ce1" office:value-type="float" office:value="1.9833734939759" calcext:value-type="float">
            <text:p>1.98</text:p>
          </table:table-cell>
          <table:table-cell table:style-name="ce1" office:value-type="float" office:value="1.63807189542484" calcext:value-type="float">
            <text:p>1.64</text:p>
          </table:table-cell>
          <table:table-cell table:style-name="ce1" office:value-type="float" office:value="1.96183574879227" calcext:value-type="float">
            <text:p>1.96</text:p>
          </table:table-cell>
          <table:table-cell office:value-type="float" office:value="1.97237915881984" calcext:value-type="float">
            <text:p>1.97</text:p>
          </table:table-cell>
          <table:table-cell office:value-type="float" office:value="2.73676155494337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2.30936819172113" calcext:value-type="float">
            <text:p>2.31</text:p>
          </table:table-cell>
          <table:table-cell table:style-name="ce1" office:value-type="float" office:value="2.05090909090909" calcext:value-type="float">
            <text:p>2.05</text:p>
          </table:table-cell>
          <table:table-cell table:style-name="ce1" office:value-type="float" office:value="2.03080808080808" calcext:value-type="float">
            <text:p>2.03</text:p>
          </table:table-cell>
          <table:table-cell table:style-name="ce1" office:value-type="float" office:value="2.0677879714577" calcext:value-type="float">
            <text:p>2.07</text:p>
          </table:table-cell>
          <table:table-cell office:value-type="float" office:value="2.4513722355449" calcext:value-type="float">
            <text:p>2.45</text:p>
          </table:table-cell>
          <table:table-cell office:value-type="float" office:value="2.84212962962963" calcext:value-type="float">
            <text:p>2.84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1.79749103942652" calcext:value-type="float">
            <text:p>1.80</text:p>
          </table:table-cell>
          <table:table-cell table:style-name="ce1" office:value-type="float" office:value="2.48977777777778" calcext:value-type="float">
            <text:p>2.49</text:p>
          </table:table-cell>
          <table:table-cell table:style-name="ce1" office:value-type="float" office:value="2.42407407407407" calcext:value-type="float">
            <text:p>2.42</text:p>
          </table:table-cell>
          <table:table-cell table:style-name="ce1" office:value-type="float" office:value="2.55802469135802" calcext:value-type="float">
            <text:p>2.56</text:p>
          </table:table-cell>
          <table:table-cell office:value-type="float" office:value="2.45299145299145" calcext:value-type="float">
            <text:p>2.45</text:p>
          </table:table-cell>
          <table:table-cell office:value-type="float" office:value="3.11369624658215" calcext:value-type="float">
            <text:p>3.11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1.67676767676768" calcext:value-type="float">
            <text:p>1.68</text:p>
          </table:table-cell>
          <table:table-cell table:style-name="ce1" office:value-type="float" office:value="2.2588" calcext:value-type="float">
            <text:p>2.26</text:p>
          </table:table-cell>
          <table:table-cell table:style-name="ce1" office:value-type="float" office:value="2.63242894056848" calcext:value-type="float">
            <text:p>2.63</text:p>
          </table:table-cell>
          <table:table-cell table:style-name="ce1" office:value-type="float" office:value="2.06438213914849" calcext:value-type="float">
            <text:p>2.06</text:p>
          </table:table-cell>
          <table:table-cell office:value-type="float" office:value="3.20035273368607" calcext:value-type="float">
            <text:p>3.20</text:p>
          </table:table-cell>
          <table:table-cell office:value-type="float" office:value="3.12978950173195" calcext:value-type="float">
            <text:p>3.13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2.1328165374677" calcext:value-type="float">
            <text:p>2.13</text:p>
          </table:table-cell>
          <table:table-cell table:style-name="ce1" office:value-type="float" office:value="2.23344827586207" calcext:value-type="float">
            <text:p>2.23</text:p>
          </table:table-cell>
          <table:table-cell table:style-name="ce1" office:value-type="float" office:value="2.38593380614657" calcext:value-type="float">
            <text:p>2.39</text:p>
          </table:table-cell>
          <table:table-cell table:style-name="ce1" office:value-type="float" office:value="2.03080808080808" calcext:value-type="float">
            <text:p>2.03</text:p>
          </table:table-cell>
          <table:table-cell office:value-type="float" office:value="4.34235517568851" calcext:value-type="float">
            <text:p>4.34</text:p>
          </table:table-cell>
          <table:table-cell office:value-type="float" office:value="5.57952069716775" calcext:value-type="float">
            <text:p>5.58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number-columns-repeated="7"/>
          <table:table-cell table:style-name="ce1" table:number-columns-repeated="2"/>
        </table:table-row>
        <table:table-row table:style-name="ro1">
          <table:table-cell table:number-columns-repeated="5"/>
          <table:table-cell table:style-name="ce2"/>
          <table:table-cell/>
          <table:table-cell table:style-name="ce1" table:number-columns-repeated="2"/>
        </table:table-row>
        <table:table-row table:style-name="ro1" table:number-rows-repeated="4">
          <table:table-cell table:number-columns-repeated="7"/>
          <table:table-cell table:style-name="ce1" table:number-columns-repeated="2"/>
        </table:table-row>
        <table:table-row table:style-name="ro1">
          <table:table-cell table:number-columns-repeated="7"/>
          <table:table-cell table:style-name="ce1" table:number-columns-repeated="2"/>
        </table:table-row>
      </table:table>
      <table:table table:name="Sheet9" table:style-name="ta1">
        <table:shapes>
          <draw:frame draw:z-index="0" draw:style-name="gr1" draw:text-style-name="P1" svg:width="6.2988in" svg:height="3.5429in" svg:x="4.7618in" svg:y="0.0496in">
            <draw:object draw:notify-on-update-of-ranges="Sheet9.A1:Sheet9.A1 Sheet9.A2:Sheet9.A10 Sheet9.B1:Sheet9.B1 Sheet9.B2:Sheet9.B10 Sheet9.C1:Sheet9.C1 Sheet9.C2:Sheet9.C10 Sheet9.D1:Sheet9.D1 Sheet9.D2:Sheet9.D10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3" table:number-columns-repeated="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4" office:value-type="string" calcext:value-type="string">
            <text:p>Scale 3: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1" office:value-type="float" office:value="1.29214657396476" calcext:value-type="float">
            <text:p>1.29</text:p>
          </table:table-cell>
          <table:table-cell table:style-name="ce1" office:value-type="float" office:value="1.32106539789159" calcext:value-type="float">
            <text:p>1.32</text:p>
          </table:table-cell>
          <table:table-cell office:value-type="float" office:value="0.798443370907139" calcext:value-type="float">
            <text:p>0.80</text:p>
          </table:table-cell>
          <table:table-cell table:style-name="ce1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1" office:value-type="float" office:value="1.72227682227682" calcext:value-type="float">
            <text:p>1.72</text:p>
          </table:table-cell>
          <table:table-cell table:style-name="ce1" office:value-type="float" office:value="1.8" calcext:value-type="float">
            <text:p>1.80</text:p>
          </table:table-cell>
          <table:table-cell office:value-type="float" office:value="1.62583559168925" calcext:value-type="float">
            <text:p>1.63</text:p>
          </table:table-cell>
          <table:table-cell table:style-name="ce1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1" office:value-type="float" office:value="2.21882833403746" calcext:value-type="float">
            <text:p>2.22</text:p>
          </table:table-cell>
          <table:table-cell table:style-name="ce1" office:value-type="float" office:value="2.35865261813538" calcext:value-type="float">
            <text:p>2.36</text:p>
          </table:table-cell>
          <table:table-cell office:value-type="float" office:value="2.23914643119941" calcext:value-type="float">
            <text:p>2.24</text:p>
          </table:table-cell>
          <table:table-cell table:style-name="ce1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1" office:value-type="float" office:value="2.48979734451433" calcext:value-type="float">
            <text:p>2.49</text:p>
          </table:table-cell>
          <table:table-cell table:style-name="ce1" office:value-type="float" office:value="1.72278911564626" calcext:value-type="float">
            <text:p>1.72</text:p>
          </table:table-cell>
          <table:table-cell office:value-type="float" office:value="2.03133903133903" calcext:value-type="float">
            <text:p>2.03</text:p>
          </table:table-cell>
          <table:table-cell table:style-name="ce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2.73676155494337" calcext:value-type="float">
            <text:p>2.74</text:p>
          </table:table-cell>
          <table:table-cell table:style-name="ce1" office:value-type="float" office:value="2.99272976680384" calcext:value-type="float">
            <text:p>2.99</text:p>
          </table:table-cell>
          <table:table-cell office:value-type="float" office:value="2.02336860670194" calcext:value-type="float">
            <text:p>2.02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2.84212962962963" calcext:value-type="float">
            <text:p>2.84</text:p>
          </table:table-cell>
          <table:table-cell table:style-name="ce1" office:value-type="float" office:value="3.93312169312169" calcext:value-type="float">
            <text:p>3.93</text:p>
          </table:table-cell>
          <table:table-cell office:value-type="float" office:value="2.12892639474918" calcext:value-type="float">
            <text:p>2.13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3.11369624658215" calcext:value-type="float">
            <text:p>3.11</text:p>
          </table:table-cell>
          <table:table-cell table:style-name="ce1" office:value-type="float" office:value="4.27042110603754" calcext:value-type="float">
            <text:p>4.27</text:p>
          </table:table-cell>
          <table:table-cell office:value-type="float" office:value="4.23771483902203" calcext:value-type="float">
            <text:p>4.24</text:p>
          </table:table-cell>
          <table:table-cell table:style-name="ce1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5.12978950173195" calcext:value-type="float">
            <text:p>5.13</text:p>
          </table:table-cell>
          <table:table-cell table:style-name="ce1" office:value-type="float" office:value="5.35794013191273" calcext:value-type="float">
            <text:p>5.36</text:p>
          </table:table-cell>
          <table:table-cell office:value-type="float" office:value="5.11608542849419" calcext:value-type="float">
            <text:p>5.12</text:p>
          </table:table-cell>
          <table:table-cell table:style-name="ce1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4.57952069716775" calcext:value-type="float">
            <text:p>4.58</text:p>
          </table:table-cell>
          <table:table-cell table:style-name="ce1" office:value-type="float" office:value="5.67604938271605" calcext:value-type="float">
            <text:p>5.68</text:p>
          </table:table-cell>
          <table:table-cell office:value-type="float" office:value="5.9514687100894" calcext:value-type="float">
            <text:p>5.95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2" number:min-integer-digits="1"/>
    </number:number-style>
    <number:number-style style:name="N124">
      <number:number number:decimal-places="13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09:29:05.000890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Rader</meta:initial-creator>
    <meta:creation-date>2015-06-09T00:39:23.473282943</meta:creation-date>
    <dc:date>2015-06-09T11:17:50.079152692</dc:date>
    <dc:creator>Roman Rader</dc:creator>
    <meta:editing-duration>PT2H39M40S</meta:editing-duration>
    <meta:editing-cycles>53</meta:editing-cycles>
    <meta:generator>LibreOffice/4.3.7.2$Linux_X86_64 LibreOffice_project/430m0$Build-2</meta:generator>
    <meta:document-statistic meta:table-count="9" meta:cell-count="128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703cm" style:legend-expansion="high" chart:style-name="ch2"/>
        <chart:plot-area chart:style-name="ch3" table:cell-range-address="no_io_cpu1.A3:no_io_cpu1.D12" chart:data-source-has-labels="both" svg:x="0.32cm" svg:y="0.18cm" svg:width="12.64cm" svg:height="8.64cm">
          <chartooo:coordinate-region svg:x="1.312cm" svg:y="0.379cm" svg:width="11.276cm" svg:height="7.794cm"/>
          <chart:axis chart:dimension="x" chart:name="primary-x" chart:style-name="ch4" chartooo:axis-type="auto">
            <chartooo:date-scale/>
            <chart:categories table:cell-range-address="no_io_cpu1.A4:no_io_cpu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o_io_cpu1.B4:no_io_cpu1.B12" chart:label-cell-address="no_io_cpu1.B3:no_io_cpu1.B3" chart:class="chart:line">
            <chart:data-point chart:repeated="9"/>
          </chart:series>
          <chart:series chart:style-name="ch7" chart:values-cell-range-address="no_io_cpu1.C4:no_io_cpu1.C12" chart:label-cell-address="no_io_cpu1.C3:no_io_cpu1.C3" chart:class="chart:line">
            <chart:data-point chart:repeated="9"/>
          </chart:series>
          <chart:series chart:style-name="ch8" chart:values-cell-range-address="no_io_cpu1.D4:no_io_cpu1.D12" chart:label-cell-address="no_io_cpu1.D3:no_io_cpu1.D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 q3</text:p>
                <draw:g>
                  <svg:desc>no_io_cpu1.B3:no_io_cpu1.B3</svg:desc>
                </draw:g>
              </table:table-cell>
              <table:table-cell office:value-type="string">
                <text:p>Ans q4</text:p>
                <draw:g>
                  <svg:desc>no_io_cpu1.C3:no_io_cpu1.C3</svg:desc>
                </draw:g>
              </table:table-cell>
              <table:table-cell office:value-type="string">
                <text:p>Ans q16</text:p>
                <draw:g>
                  <svg:desc>no_io_cpu1.D3:no_io_cpu1.D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o_io_cpu1.A4:no_io_cpu1.A12</svg:desc>
                </draw:g>
              </table:table-cell>
              <table:table-cell office:value-type="float" office:value="0.136001642036125">
                <text:p>0.136001642036125</text:p>
                <draw:g>
                  <svg:desc>no_io_cpu1.B4:no_io_cpu1.B12</svg:desc>
                </draw:g>
              </table:table-cell>
              <table:table-cell office:value-type="float" office:value="0.211599745060548">
                <text:p>0.211599745060548</text:p>
                <draw:g>
                  <svg:desc>no_io_cpu1.C4:no_io_cpu1.C12</svg:desc>
                </draw:g>
              </table:table-cell>
              <table:table-cell office:value-type="float" office:value="0.333432835820896">
                <text:p>0.333432835820896</text:p>
                <draw:g>
                  <svg:desc>no_io_cpu1.D4:no_io_cpu1.D12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474493927125506">
                <text:p>0.474493927125506</text:p>
              </table:table-cell>
              <table:table-cell office:value-type="float" office:value="0.246409674981104">
                <text:p>0.246409674981104</text:p>
              </table:table-cell>
              <table:table-cell office:value-type="float" office:value="0.455330634278003">
                <text:p>0.45533063427800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659722222222222">
                <text:p>0.659722222222222</text:p>
              </table:table-cell>
              <table:table-cell office:value-type="float" office:value="0.427901234567901">
                <text:p>0.427901234567901</text:p>
              </table:table-cell>
              <table:table-cell office:value-type="float" office:value="0.44859437751004">
                <text:p>0.4485943775100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552672955974843">
                <text:p>0.552672955974843</text:p>
              </table:table-cell>
              <table:table-cell office:value-type="float" office:value="0.429244114002478">
                <text:p>0.429244114002478</text:p>
              </table:table-cell>
              <table:table-cell office:value-type="float" office:value="0.721581196581196">
                <text:p>0.72158119658119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826119402985075">
                <text:p>0.826119402985075</text:p>
              </table:table-cell>
              <table:table-cell office:value-type="float" office:value="0.835433070866142">
                <text:p>0.835433070866142</text:p>
              </table:table-cell>
              <table:table-cell office:value-type="float" office:value="0.928455284552845">
                <text:p>0.92845528455284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.42827004219409">
                <text:p>1.42827004219409</text:p>
              </table:table-cell>
              <table:table-cell office:value-type="float" office:value="1.07345679012346">
                <text:p>1.07345679012346</text:p>
              </table:table-cell>
              <table:table-cell office:value-type="float" office:value="1.07371794871795">
                <text:p>1.0737179487179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.75555555555556">
                <text:p>1.75555555555556</text:p>
              </table:table-cell>
              <table:table-cell office:value-type="float" office:value="1.61127450980392">
                <text:p>1.61127450980392</text:p>
              </table:table-cell>
              <table:table-cell office:value-type="float" office:value="1.45232067510549">
                <text:p>1.4523206751054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83719806763285">
                <text:p>1.83719806763285</text:p>
              </table:table-cell>
              <table:table-cell office:value-type="float" office:value="1.37818930041152">
                <text:p>1.37818930041152</text:p>
              </table:table-cell>
              <table:table-cell office:value-type="float" office:value="1.46306306306306">
                <text:p>1.4630630630630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.48550724637681">
                <text:p>2.48550724637681</text:p>
              </table:table-cell>
              <table:table-cell office:value-type="float" office:value="1.40970464135021">
                <text:p>1.40970464135021</text:p>
              </table:table-cell>
              <table:table-cell office:value-type="float" office:value="1.68235294117647">
                <text:p>1.682352941176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draw:stroke="dash" draw:stroke-dash="Fine_20_Dashed" svg:stroke-width="0.08cm" svg:stroke-color="#660066" draw:fill-color="#66006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92cm" svg:y="3.454cm" style:legend-expansion="high" chart:style-name="ch2"/>
        <chart:plot-area chart:style-name="ch3" table:cell-range-address="grid_plot_2.A29:grid_plot_2.E38" chart:data-source-has-labels="both" svg:x="0.32cm" svg:y="0.18cm" svg:width="11.152cm" svg:height="8.64cm">
          <chartooo:coordinate-region svg:x="1.312cm" svg:y="0.38cm" svg:width="9.894cm" svg:height="7.793cm"/>
          <chart:axis chart:dimension="x" chart:name="primary-x" chart:style-name="ch4" chartooo:axis-type="auto">
            <chartooo:date-scale/>
            <chart:categories table:cell-range-address="grid_plot_2.A30:grid_plot_2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id_plot_2.B30:grid_plot_2.B38" chart:label-cell-address="grid_plot_2.B29:grid_plot_2.B29" chart:class="chart:line">
            <chart:data-point chart:repeated="9"/>
          </chart:series>
          <chart:series chart:style-name="ch8" chart:values-cell-range-address="grid_plot_2.C30:grid_plot_2.C38" chart:label-cell-address="grid_plot_2.C29:grid_plot_2.C29" chart:class="chart:line">
            <chart:data-point chart:repeated="9"/>
          </chart:series>
          <chart:series chart:style-name="ch9" chart:values-cell-range-address="grid_plot_2.D30:grid_plot_2.D38" chart:label-cell-address="grid_plot_2.D29:grid_plot_2.D29" chart:class="chart:line">
            <chart:data-point chart:repeated="9"/>
          </chart:series>
          <chart:series chart:style-name="ch10" chart:values-cell-range-address="grid_plot_2.E30:grid_plot_2.E38" chart:label-cell-address="grid_plot_2.E29:grid_plot_2.E29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id Mns q3</text:p>
                <draw:g>
                  <svg:desc>grid_plot_2.B29:grid_plot_2.B29</svg:desc>
                </draw:g>
              </table:table-cell>
              <table:table-cell office:value-type="string">
                <text:p>Grid Mns q4</text:p>
                <draw:g>
                  <svg:desc>grid_plot_2.C29:grid_plot_2.C29</svg:desc>
                </draw:g>
              </table:table-cell>
              <table:table-cell office:value-type="string">
                <text:p>Thor Mns q3</text:p>
                <draw:g>
                  <svg:desc>grid_plot_2.D29:grid_plot_2.D29</svg:desc>
                </draw:g>
              </table:table-cell>
              <table:table-cell office:value-type="string">
                <text:p>Thor Mns q4</text:p>
                <draw:g>
                  <svg:desc>grid_plot_2.E29:grid_plot_2.E29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grid_plot_2.A30:grid_plot_2.A38</svg:desc>
                </draw:g>
              </table:table-cell>
              <table:table-cell office:value-type="float" office:value="0.129661285216841">
                <text:p>0.129661285216841</text:p>
                <draw:g>
                  <svg:desc>grid_plot_2.B30:grid_plot_2.B38</svg:desc>
                </draw:g>
              </table:table-cell>
              <table:table-cell office:value-type="float" office:value="NaN">
                <text:p>NaN</text:p>
                <draw:g>
                  <svg:desc>grid_plot_2.C30:grid_plot_2.C38</svg:desc>
                </draw:g>
              </table:table-cell>
              <table:table-cell office:value-type="float" office:value="0.0591145371847126">
                <text:p>0.0591145371847126</text:p>
                <draw:g>
                  <svg:desc>grid_plot_2.D30:grid_plot_2.D38</svg:desc>
                </draw:g>
              </table:table-cell>
              <table:table-cell office:value-type="float" office:value="NaN">
                <text:p>NaN</text:p>
                <draw:g>
                  <svg:desc>grid_plot_2.E30:grid_plot_2.E38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152489048187973">
                <text:p>0.152489048187973</text:p>
              </table:table-cell>
              <table:table-cell office:value-type="float" office:value="NaN">
                <text:p>NaN</text:p>
              </table:table-cell>
              <table:table-cell office:value-type="float" office:value="0.0760616137293124">
                <text:p>0.0760616137293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133359741202878">
                <text:p>0.133359741202878</text:p>
              </table:table-cell>
              <table:table-cell office:value-type="float" office:value="NaN">
                <text:p>NaN</text:p>
              </table:table-cell>
              <table:table-cell office:value-type="float" office:value="0.126956853760977">
                <text:p>0.126956853760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166786916786917">
                <text:p>0.166786916786917</text:p>
              </table:table-cell>
              <table:table-cell office:value-type="float" office:value="NaN">
                <text:p>NaN</text:p>
              </table:table-cell>
              <table:table-cell office:value-type="float" office:value="0.16732074237593">
                <text:p>0.16732074237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82007988380537">
                <text:p>0.182007988380537</text:p>
              </table:table-cell>
              <table:table-cell office:value-type="float" office:value="0.216532474503489">
                <text:p>0.216532474503489</text:p>
              </table:table-cell>
              <table:table-cell office:value-type="float" office:value="0.217981749865808">
                <text:p>0.217981749865808</text:p>
              </table:table-cell>
              <table:table-cell office:value-type="float" office:value="0.217868165784832">
                <text:p>0.21786816578483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5645342312009">
                <text:p>0.225645342312009</text:p>
              </table:table-cell>
              <table:table-cell office:value-type="float" office:value="NaN">
                <text:p>NaN</text:p>
              </table:table-cell>
              <table:table-cell office:value-type="float" office:value="0.229754219050855">
                <text:p>0.22975421905085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69341563786008">
                <text:p>0.269341563786008</text:p>
              </table:table-cell>
              <table:table-cell office:value-type="float" office:value="NaN">
                <text:p>NaN</text:p>
              </table:table-cell>
              <table:table-cell office:value-type="float" office:value="0.284224965706447">
                <text:p>0.28422496570644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2492104507608">
                <text:p>0.292492104507608</text:p>
              </table:table-cell>
              <table:table-cell office:value-type="float" office:value="NaN">
                <text:p>NaN</text:p>
              </table:table-cell>
              <table:table-cell office:value-type="float" office:value="0.229375793238722">
                <text:p>0.22937579323872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65103756238508">
                <text:p>0.265103756238508</text:p>
              </table:table-cell>
              <table:table-cell office:value-type="float" office:value="NaN">
                <text:p>NaN</text:p>
              </table:table-cell>
              <table:table-cell office:value-type="float" office:value="0.225645342312009">
                <text:p>0.22564534231200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draw:stroke="dash" draw:stroke-dash="Fine_20_Dashed" svg:stroke-width="0.08cm" svg:stroke-color="#660066" draw:fill-color="#66006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92cm" svg:y="3.454cm" style:legend-expansion="high" chart:style-name="ch2"/>
        <chart:plot-area chart:style-name="ch3" table:cell-range-address="grid_plot_3.A18:grid_plot_3.E27" chart:data-source-has-labels="both" svg:x="0.32cm" svg:y="0.18cm" svg:width="11.152cm" svg:height="8.64cm">
          <chartooo:coordinate-region svg:x="1.312cm" svg:y="0.38cm" svg:width="9.894cm" svg:height="7.793cm"/>
          <chart:axis chart:dimension="x" chart:name="primary-x" chart:style-name="ch4" chartooo:axis-type="auto">
            <chartooo:date-scale/>
            <chart:categories table:cell-range-address="grid_plot_3.A19:grid_plot_3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id_plot_3.B19:grid_plot_3.B27" chart:label-cell-address="grid_plot_3.B18:grid_plot_3.B18" chart:class="chart:line">
            <chart:data-point chart:repeated="9"/>
          </chart:series>
          <chart:series chart:style-name="ch8" chart:values-cell-range-address="grid_plot_3.C19:grid_plot_3.C27" chart:label-cell-address="grid_plot_3.C18:grid_plot_3.C18" chart:class="chart:line">
            <chart:data-point chart:repeated="9"/>
          </chart:series>
          <chart:series chart:style-name="ch9" chart:values-cell-range-address="grid_plot_3.D19:grid_plot_3.D27" chart:label-cell-address="grid_plot_3.D18:grid_plot_3.D18" chart:class="chart:line">
            <chart:data-point chart:repeated="9"/>
          </chart:series>
          <chart:series chart:style-name="ch10" chart:values-cell-range-address="grid_plot_3.E19:grid_plot_3.E27" chart:label-cell-address="grid_plot_3.E18:grid_plot_3.E18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id Mns q3</text:p>
                <draw:g>
                  <svg:desc>grid_plot_3.B18:grid_plot_3.B18</svg:desc>
                </draw:g>
              </table:table-cell>
              <table:table-cell office:value-type="string">
                <text:p>Grid Mns q4</text:p>
                <draw:g>
                  <svg:desc>grid_plot_3.C18:grid_plot_3.C18</svg:desc>
                </draw:g>
              </table:table-cell>
              <table:table-cell office:value-type="string">
                <text:p>Thor Mns q3</text:p>
                <draw:g>
                  <svg:desc>grid_plot_3.D18:grid_plot_3.D18</svg:desc>
                </draw:g>
              </table:table-cell>
              <table:table-cell office:value-type="string">
                <text:p>Thor Mns q4</text:p>
                <draw:g>
                  <svg:desc>grid_plot_3.E18:grid_plot_3.E18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grid_plot_3.A19:grid_plot_3.A27</svg:desc>
                </draw:g>
              </table:table-cell>
              <table:table-cell office:value-type="float" office:value="1.06214883614264">
                <text:p>1.06214883614264</text:p>
                <draw:g>
                  <svg:desc>grid_plot_3.B19:grid_plot_3.B27</svg:desc>
                </draw:g>
              </table:table-cell>
              <table:table-cell office:value-type="float" office:value="NaN">
                <text:p>NaN</text:p>
                <draw:g>
                  <svg:desc>grid_plot_3.C19:grid_plot_3.C27</svg:desc>
                </draw:g>
              </table:table-cell>
              <table:table-cell office:value-type="float" office:value="1.29214657396476">
                <text:p>1.29214657396476</text:p>
                <draw:g>
                  <svg:desc>grid_plot_3.D19:grid_plot_3.D27</svg:desc>
                </draw:g>
              </table:table-cell>
              <table:table-cell office:value-type="float" office:value="NaN">
                <text:p>NaN</text:p>
                <draw:g>
                  <svg:desc>grid_plot_3.E19:grid_plot_3.E27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.06184377523941">
                <text:p>1.06184377523941</text:p>
              </table:table-cell>
              <table:table-cell office:value-type="float" office:value="NaN">
                <text:p>NaN</text:p>
              </table:table-cell>
              <table:table-cell office:value-type="float" office:value="1.72227682227682">
                <text:p>1.72227682227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.49155295646524">
                <text:p>1.49155295646524</text:p>
              </table:table-cell>
              <table:table-cell office:value-type="float" office:value="NaN">
                <text:p>NaN</text:p>
              </table:table-cell>
              <table:table-cell office:value-type="float" office:value="2.21882833403746">
                <text:p>2.21882833403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.80043341213554">
                <text:p>1.80043341213554</text:p>
              </table:table-cell>
              <table:table-cell office:value-type="float" office:value="NaN">
                <text:p>NaN</text:p>
              </table:table-cell>
              <table:table-cell office:value-type="float" office:value="2.48979734451433">
                <text:p>2.48979734451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.97237915881984">
                <text:p>1.97237915881984</text:p>
              </table:table-cell>
              <table:table-cell office:value-type="float" office:value="2.49272976680384">
                <text:p>2.49272976680384</text:p>
              </table:table-cell>
              <table:table-cell office:value-type="float" office:value="2.73676155494337">
                <text:p>2.73676155494337</text:p>
              </table:table-cell>
              <table:table-cell office:value-type="float" office:value="3.73632228719948">
                <text:p>3.7363222871994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4513722355449">
                <text:p>2.4513722355449</text:p>
              </table:table-cell>
              <table:table-cell office:value-type="float" office:value="NaN">
                <text:p>NaN</text:p>
              </table:table-cell>
              <table:table-cell office:value-type="float" office:value="2.84212962962963">
                <text:p>2.84212962962963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45299145299145">
                <text:p>2.45299145299145</text:p>
              </table:table-cell>
              <table:table-cell office:value-type="float" office:value="NaN">
                <text:p>NaN</text:p>
              </table:table-cell>
              <table:table-cell office:value-type="float" office:value="4.11369624658215">
                <text:p>4.1136962465821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20035273368607">
                <text:p>3.20035273368607</text:p>
              </table:table-cell>
              <table:table-cell office:value-type="float" office:value="NaN">
                <text:p>NaN</text:p>
              </table:table-cell>
              <table:table-cell office:value-type="float" office:value="5.12978950173195">
                <text:p>5.1297895017319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34235517568851">
                <text:p>4.34235517568851</text:p>
              </table:table-cell>
              <table:table-cell office:value-type="float" office:value="NaN">
                <text:p>NaN</text:p>
              </table:table-cell>
              <table:table-cell office:value-type="float" office:value="6.57952069716775">
                <text:p>6.579520697167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draw:stroke="dash" draw:stroke-dash="Fine_20_Dashed" svg:stroke-width="0.08cm" svg:stroke-color="#660066" draw:fill-color="#66006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92cm" svg:y="3.454cm" style:legend-expansion="high" chart:style-name="ch2"/>
        <chart:plot-area chart:style-name="ch3" table:cell-range-address="grid_plot_3.A29:grid_plot_3.E38" chart:data-source-has-labels="both" svg:x="0.32cm" svg:y="0.18cm" svg:width="11.152cm" svg:height="8.64cm">
          <chartooo:coordinate-region svg:x="1.312cm" svg:y="0.379cm" svg:width="9.894cm" svg:height="7.794cm"/>
          <chart:axis chart:dimension="x" chart:name="primary-x" chart:style-name="ch4" chartooo:axis-type="auto">
            <chartooo:date-scale/>
            <chart:categories table:cell-range-address="grid_plot_3.A30:grid_plot_3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id_plot_3.B30:grid_plot_3.B38" chart:label-cell-address="grid_plot_3.B29:grid_plot_3.B29" chart:class="chart:line">
            <chart:data-point chart:repeated="9"/>
          </chart:series>
          <chart:series chart:style-name="ch8" chart:values-cell-range-address="grid_plot_3.C30:grid_plot_3.C38" chart:label-cell-address="grid_plot_3.C29:grid_plot_3.C29" chart:class="chart:line">
            <chart:data-point chart:repeated="9"/>
          </chart:series>
          <chart:series chart:style-name="ch9" chart:values-cell-range-address="grid_plot_3.D30:grid_plot_3.D38" chart:label-cell-address="grid_plot_3.D29:grid_plot_3.D29" chart:class="chart:line">
            <chart:data-point chart:repeated="9"/>
          </chart:series>
          <chart:series chart:style-name="ch10" chart:values-cell-range-address="grid_plot_3.E30:grid_plot_3.E38" chart:label-cell-address="grid_plot_3.E29:grid_plot_3.E29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id Mns q3</text:p>
                <draw:g>
                  <svg:desc>grid_plot_3.B29:grid_plot_3.B29</svg:desc>
                </draw:g>
              </table:table-cell>
              <table:table-cell office:value-type="string">
                <text:p>Grid Mns q4</text:p>
                <draw:g>
                  <svg:desc>grid_plot_3.C29:grid_plot_3.C29</svg:desc>
                </draw:g>
              </table:table-cell>
              <table:table-cell office:value-type="string">
                <text:p>Thor Mns q3</text:p>
                <draw:g>
                  <svg:desc>grid_plot_3.D29:grid_plot_3.D29</svg:desc>
                </draw:g>
              </table:table-cell>
              <table:table-cell office:value-type="string">
                <text:p>Thor Mns q4</text:p>
                <draw:g>
                  <svg:desc>grid_plot_3.E29:grid_plot_3.E29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grid_plot_3.A30:grid_plot_3.A38</svg:desc>
                </draw:g>
              </table:table-cell>
              <table:table-cell office:value-type="float" office:value="0.118016537349183">
                <text:p>0.118016537349183</text:p>
                <draw:g>
                  <svg:desc>grid_plot_3.B30:grid_plot_3.B38</svg:desc>
                </draw:g>
              </table:table-cell>
              <table:table-cell office:value-type="float" office:value="NaN">
                <text:p>NaN</text:p>
                <draw:g>
                  <svg:desc>grid_plot_3.C30:grid_plot_3.C38</svg:desc>
                </draw:g>
              </table:table-cell>
              <table:table-cell office:value-type="float" office:value="0.14357184155164">
                <text:p>0.14357184155164</text:p>
                <draw:g>
                  <svg:desc>grid_plot_3.D30:grid_plot_3.D38</svg:desc>
                </draw:g>
              </table:table-cell>
              <table:table-cell office:value-type="float" office:value="NaN">
                <text:p>NaN</text:p>
                <draw:g>
                  <svg:desc>grid_plot_3.E30:grid_plot_3.E38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117982641693268">
                <text:p>0.117982641693268</text:p>
              </table:table-cell>
              <table:table-cell office:value-type="float" office:value="NaN">
                <text:p>NaN</text:p>
              </table:table-cell>
              <table:table-cell office:value-type="float" office:value="0.191364091364091">
                <text:p>0.191364091364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165728106273915">
                <text:p>0.165728106273915</text:p>
              </table:table-cell>
              <table:table-cell office:value-type="float" office:value="NaN">
                <text:p>NaN</text:p>
              </table:table-cell>
              <table:table-cell office:value-type="float" office:value="0.246536481559718">
                <text:p>0.246536481559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200048156903949">
                <text:p>0.200048156903949</text:p>
              </table:table-cell>
              <table:table-cell office:value-type="float" office:value="NaN">
                <text:p>NaN</text:p>
              </table:table-cell>
              <table:table-cell office:value-type="float" office:value="0.276644149390481">
                <text:p>0.276644149390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19153239868871">
                <text:p>0.219153239868871</text:p>
              </table:table-cell>
              <table:table-cell office:value-type="float" office:value="0.276969974089316">
                <text:p>0.276969974089316</text:p>
              </table:table-cell>
              <table:table-cell office:value-type="float" office:value="0.30408461721593">
                <text:p>0.30408461721593</text:p>
              </table:table-cell>
              <table:table-cell office:value-type="float" office:value="0.415146920799942">
                <text:p>0.41514692079994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72374692838322">
                <text:p>0.272374692838322</text:p>
              </table:table-cell>
              <table:table-cell office:value-type="float" office:value="NaN">
                <text:p>NaN</text:p>
              </table:table-cell>
              <table:table-cell office:value-type="float" office:value="0.315792181069959">
                <text:p>0.315792181069959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72554605887939">
                <text:p>0.272554605887939</text:p>
              </table:table-cell>
              <table:table-cell office:value-type="float" office:value="NaN">
                <text:p>NaN</text:p>
              </table:table-cell>
              <table:table-cell office:value-type="float" office:value="0.45707736073135">
                <text:p>0.4570773607313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55594748187341">
                <text:p>0.355594748187341</text:p>
              </table:table-cell>
              <table:table-cell office:value-type="float" office:value="NaN">
                <text:p>NaN</text:p>
              </table:table-cell>
              <table:table-cell office:value-type="float" office:value="0.56997661130355">
                <text:p>0.5699766113035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82483908409834">
                <text:p>0.482483908409834</text:p>
              </table:table-cell>
              <table:table-cell office:value-type="float" office:value="NaN">
                <text:p>NaN</text:p>
              </table:table-cell>
              <table:table-cell office:value-type="float" office:value="0.731057855240862">
                <text:p>0.7310578552408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2.956cm" style:legend-expansion="high" chart:style-name="ch2"/>
        <chart:plot-area chart:style-name="ch3" table:cell-range-address="Sheet8.A1:Sheet8.G10" chart:data-source-has-labels="both" svg:x="0.32cm" svg:y="0.18cm" svg:width="12.64cm" svg:height="8.64cm">
          <chartooo:coordinate-region svg:x="1.312cm" svg:y="0.379cm" svg:width="11.382cm" svg:height="7.794cm"/>
          <chart:axis chart:dimension="x" chart:name="primary-x" chart:style-name="ch4" chartooo:axis-type="auto">
            <chartooo:date-scale/>
            <chart:categories table:cell-range-address="Sheet8.A2:Sheet8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8.B2:Sheet8.B10" chart:label-cell-address="Sheet8.B1:Sheet8.B1" chart:class="chart:line">
            <chart:data-point chart:repeated="9"/>
          </chart:series>
          <chart:series chart:style-name="ch8" chart:values-cell-range-address="Sheet8.C2:Sheet8.C10" chart:label-cell-address="Sheet8.C1:Sheet8.C1" chart:class="chart:line">
            <chart:data-point chart:repeated="9"/>
          </chart:series>
          <chart:series chart:style-name="ch9" chart:values-cell-range-address="Sheet8.D2:Sheet8.D10" chart:label-cell-address="Sheet8.D1:Sheet8.D1" chart:class="chart:line">
            <chart:data-point chart:repeated="9"/>
          </chart:series>
          <chart:series chart:style-name="ch10" chart:values-cell-range-address="Sheet8.E2:Sheet8.E10" chart:label-cell-address="Sheet8.E1:Sheet8.E1" chart:class="chart:line">
            <chart:data-point chart:repeated="9"/>
          </chart:series>
          <chart:series chart:style-name="ch11" chart:values-cell-range-address="Sheet8.F2:Sheet8.F10" chart:label-cell-address="Sheet8.F1:Sheet8.F1" chart:class="chart:line">
            <chart:data-point chart:repeated="9"/>
          </chart:series>
          <chart:series chart:style-name="ch12" chart:values-cell-range-address="Sheet8.G2:Sheet8.G10" chart:label-cell-address="Sheet8.G1:Sheet8.G1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id 1:1</text:p>
                <draw:g>
                  <svg:desc>Sheet8.B1:Sheet8.B1</svg:desc>
                </draw:g>
              </table:table-cell>
              <table:table-cell office:value-type="string">
                <text:p>Thor 1:1</text:p>
                <draw:g>
                  <svg:desc>Sheet8.C1:Sheet8.C1</svg:desc>
                </draw:g>
              </table:table-cell>
              <table:table-cell office:value-type="string">
                <text:p>Grid 2:1</text:p>
                <draw:g>
                  <svg:desc>Sheet8.D1:Sheet8.D1</svg:desc>
                </draw:g>
              </table:table-cell>
              <table:table-cell office:value-type="string">
                <text:p>Thor 2:1</text:p>
                <draw:g>
                  <svg:desc>Sheet8.E1:Sheet8.E1</svg:desc>
                </draw:g>
              </table:table-cell>
              <table:table-cell office:value-type="string">
                <text:p>Grid 3:1</text:p>
                <draw:g>
                  <svg:desc>Sheet8.F1:Sheet8.F1</svg:desc>
                </draw:g>
              </table:table-cell>
              <table:table-cell office:value-type="string">
                <text:p>Thor 3:1</text:p>
                <draw:g>
                  <svg:desc>Sheet8.G1:Sheet8.G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8.A2:Sheet8.A10</svg:desc>
                </draw:g>
              </table:table-cell>
              <table:table-cell office:value-type="float" office:value="0.849765258215962">
                <text:p>0.849765258215962</text:p>
                <draw:g>
                  <svg:desc>Sheet8.B2:Sheet8.B10</svg:desc>
                </draw:g>
              </table:table-cell>
              <table:table-cell office:value-type="float" office:value="0.370198675496689">
                <text:p>0.370198675496689</text:p>
                <draw:g>
                  <svg:desc>Sheet8.C2:Sheet8.C10</svg:desc>
                </draw:g>
              </table:table-cell>
              <table:table-cell office:value-type="float" office:value="1.16695156695157">
                <text:p>1.16695156695157</text:p>
                <draw:g>
                  <svg:desc>Sheet8.D2:Sheet8.D10</svg:desc>
                </draw:g>
              </table:table-cell>
              <table:table-cell office:value-type="float" office:value="0.532030834662414">
                <text:p>0.532030834662414</text:p>
                <draw:g>
                  <svg:desc>Sheet8.E2:Sheet8.E10</svg:desc>
                </draw:g>
              </table:table-cell>
              <table:table-cell office:value-type="float" office:value="1.06214883614264">
                <text:p>1.06214883614264</text:p>
                <draw:g>
                  <svg:desc>Sheet8.F2:Sheet8.F10</svg:desc>
                </draw:g>
              </table:table-cell>
              <table:table-cell office:value-type="float" office:value="1.29214657396476">
                <text:p>1.29214657396476</text:p>
                <draw:g>
                  <svg:desc>Sheet8.G2:Sheet8.G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.00294985250737">
                <text:p>1.00294985250737</text:p>
              </table:table-cell>
              <table:table-cell office:value-type="float" office:value="0.933670886075949">
                <text:p>0.933670886075949</text:p>
              </table:table-cell>
              <table:table-cell office:value-type="float" office:value="1.37240143369176">
                <text:p>1.37240143369176</text:p>
              </table:table-cell>
              <table:table-cell office:value-type="float" office:value="0.684554523563812">
                <text:p>0.684554523563812</text:p>
              </table:table-cell>
              <table:table-cell office:value-type="float" office:value="1.06184377523941">
                <text:p>1.06184377523941</text:p>
              </table:table-cell>
              <table:table-cell office:value-type="float" office:value="1.72227682227682">
                <text:p>1.7222768222768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.05192107995846">
                <text:p>1.05192107995846</text:p>
              </table:table-cell>
              <table:table-cell office:value-type="float" office:value="1.31798165137615">
                <text:p>1.31798165137615</text:p>
              </table:table-cell>
              <table:table-cell office:value-type="float" office:value="1.20023767082591">
                <text:p>1.20023767082591</text:p>
              </table:table-cell>
              <table:table-cell office:value-type="float" office:value="1.1426116838488">
                <text:p>1.1426116838488</text:p>
              </table:table-cell>
              <table:table-cell office:value-type="float" office:value="1.49155295646524">
                <text:p>1.49155295646524</text:p>
              </table:table-cell>
              <table:table-cell office:value-type="float" office:value="2.21882833403746">
                <text:p>2.2188283340374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.06042884990253">
                <text:p>2.06042884990253</text:p>
              </table:table-cell>
              <table:table-cell office:value-type="float" office:value="2.09963636363636">
                <text:p>2.09963636363636</text:p>
              </table:table-cell>
              <table:table-cell office:value-type="float" office:value="1.50108225108225">
                <text:p>1.50108225108225</text:p>
              </table:table-cell>
              <table:table-cell office:value-type="float" office:value="1.50588668138337">
                <text:p>1.50588668138337</text:p>
              </table:table-cell>
              <table:table-cell office:value-type="float" office:value="1.80043341213554">
                <text:p>1.80043341213554</text:p>
              </table:table-cell>
              <table:table-cell office:value-type="float" office:value="2.48979734451433">
                <text:p>2.4897973445143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.66500829187396">
                <text:p>1.66500829187396</text:p>
              </table:table-cell>
              <table:table-cell office:value-type="float" office:value="1.9833734939759">
                <text:p>1.9833734939759</text:p>
              </table:table-cell>
              <table:table-cell office:value-type="float" office:value="1.63807189542484">
                <text:p>1.63807189542484</text:p>
              </table:table-cell>
              <table:table-cell office:value-type="float" office:value="1.96183574879227">
                <text:p>1.96183574879227</text:p>
              </table:table-cell>
              <table:table-cell office:value-type="float" office:value="1.97237915881984">
                <text:p>1.97237915881984</text:p>
              </table:table-cell>
              <table:table-cell office:value-type="float" office:value="2.73676155494337">
                <text:p>2.7367615549433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.30936819172113">
                <text:p>2.30936819172113</text:p>
              </table:table-cell>
              <table:table-cell office:value-type="float" office:value="2.05090909090909">
                <text:p>2.05090909090909</text:p>
              </table:table-cell>
              <table:table-cell office:value-type="float" office:value="2.03080808080808">
                <text:p>2.03080808080808</text:p>
              </table:table-cell>
              <table:table-cell office:value-type="float" office:value="2.0677879714577">
                <text:p>2.0677879714577</text:p>
              </table:table-cell>
              <table:table-cell office:value-type="float" office:value="2.4513722355449">
                <text:p>2.4513722355449</text:p>
              </table:table-cell>
              <table:table-cell office:value-type="float" office:value="2.84212962962963">
                <text:p>2.84212962962963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.79749103942652">
                <text:p>1.79749103942652</text:p>
              </table:table-cell>
              <table:table-cell office:value-type="float" office:value="2.48977777777778">
                <text:p>2.48977777777778</text:p>
              </table:table-cell>
              <table:table-cell office:value-type="float" office:value="2.42407407407407">
                <text:p>2.42407407407407</text:p>
              </table:table-cell>
              <table:table-cell office:value-type="float" office:value="2.55802469135802">
                <text:p>2.55802469135802</text:p>
              </table:table-cell>
              <table:table-cell office:value-type="float" office:value="2.45299145299145">
                <text:p>2.45299145299145</text:p>
              </table:table-cell>
              <table:table-cell office:value-type="float" office:value="3.11369624658215">
                <text:p>3.1136962465821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67676767676768">
                <text:p>1.67676767676768</text:p>
              </table:table-cell>
              <table:table-cell office:value-type="float" office:value="2.2588">
                <text:p>2.2588</text:p>
              </table:table-cell>
              <table:table-cell office:value-type="float" office:value="2.63242894056848">
                <text:p>2.63242894056848</text:p>
              </table:table-cell>
              <table:table-cell office:value-type="float" office:value="2.06438213914849">
                <text:p>2.06438213914849</text:p>
              </table:table-cell>
              <table:table-cell office:value-type="float" office:value="3.20035273368607">
                <text:p>3.20035273368607</text:p>
              </table:table-cell>
              <table:table-cell office:value-type="float" office:value="3.12978950173195">
                <text:p>3.1297895017319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.1328165374677">
                <text:p>2.1328165374677</text:p>
              </table:table-cell>
              <table:table-cell office:value-type="float" office:value="2.23344827586207">
                <text:p>2.23344827586207</text:p>
              </table:table-cell>
              <table:table-cell office:value-type="float" office:value="2.38593380614657">
                <text:p>2.38593380614657</text:p>
              </table:table-cell>
              <table:table-cell office:value-type="float" office:value="2.03080808080808">
                <text:p>2.03080808080808</text:p>
              </table:table-cell>
              <table:table-cell office:value-type="float" office:value="4.34235517568851">
                <text:p>4.34235517568851</text:p>
              </table:table-cell>
              <table:table-cell office:value-type="float" office:value="5.57952069716775">
                <text:p>5.5795206971677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44cm" svg:y="3.703cm" style:legend-expansion="high" chart:style-name="ch2"/>
        <chart:plot-area chart:style-name="ch3" table:cell-range-address="Sheet9.A1:Sheet9.D10" chart:data-source-has-labels="both" svg:x="0.32cm" svg:y="0.18cm" svg:width="13.804cm" svg:height="8.64cm">
          <chartooo:coordinate-region svg:x="1.312cm" svg:y="0.38cm" svg:width="12.546cm" svg:height="7.793cm"/>
          <chart:axis chart:dimension="x" chart:name="primary-x" chart:style-name="ch4" chartooo:axis-type="auto">
            <chartooo:date-scale/>
            <chart:categories table:cell-range-address="Sheet9.A2:Sheet9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9.B2:Sheet9.B10" chart:label-cell-address="Sheet9.B1:Sheet9.B1" chart:class="chart:line">
            <chart:data-point chart:repeated="9"/>
          </chart:series>
          <chart:series chart:style-name="ch8" chart:values-cell-range-address="Sheet9.C2:Sheet9.C10" chart:label-cell-address="Sheet9.C1:Sheet9.C1" chart:class="chart:line">
            <chart:data-point chart:repeated="9"/>
          </chart:series>
          <chart:series chart:style-name="ch9" chart:values-cell-range-address="Sheet9.D2:Sheet9.D10" chart:label-cell-address="Sheet9.D1:Sheet9.D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9.B1:Sheet9.B1</svg:desc>
                </draw:g>
              </table:table-cell>
              <table:table-cell office:value-type="string">
                <text:p>2</text:p>
                <draw:g>
                  <svg:desc>Sheet9.C1:Sheet9.C1</svg:desc>
                </draw:g>
              </table:table-cell>
              <table:table-cell office:value-type="string">
                <text:p>3</text:p>
                <draw:g>
                  <svg:desc>Sheet9.D1:Sheet9.D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9.A2:Sheet9.A10</svg:desc>
                </draw:g>
              </table:table-cell>
              <table:table-cell office:value-type="float" office:value="1.29214657396476">
                <text:p>1.29214657396476</text:p>
                <draw:g>
                  <svg:desc>Sheet9.B2:Sheet9.B10</svg:desc>
                </draw:g>
              </table:table-cell>
              <table:table-cell office:value-type="float" office:value="1.32106539789159">
                <text:p>1.32106539789159</text:p>
                <draw:g>
                  <svg:desc>Sheet9.C2:Sheet9.C10</svg:desc>
                </draw:g>
              </table:table-cell>
              <table:table-cell office:value-type="float" office:value="0.798443370907139">
                <text:p>0.798443370907139</text:p>
                <draw:g>
                  <svg:desc>Sheet9.D2:Sheet9.D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.72227682227682">
                <text:p>1.72227682227682</text:p>
              </table:table-cell>
              <table:table-cell office:value-type="float" office:value="1.8">
                <text:p>1.8</text:p>
              </table:table-cell>
              <table:table-cell office:value-type="float" office:value="1.62583559168925">
                <text:p>1.6258355916892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.21882833403746">
                <text:p>2.21882833403746</text:p>
              </table:table-cell>
              <table:table-cell office:value-type="float" office:value="2.35865261813538">
                <text:p>2.35865261813538</text:p>
              </table:table-cell>
              <table:table-cell office:value-type="float" office:value="2.23914643119941">
                <text:p>2.2391464311994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.48979734451433">
                <text:p>2.48979734451433</text:p>
              </table:table-cell>
              <table:table-cell office:value-type="float" office:value="1.72278911564626">
                <text:p>1.72278911564626</text:p>
              </table:table-cell>
              <table:table-cell office:value-type="float" office:value="2.03133903133903">
                <text:p>2.0313390313390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.73676155494337">
                <text:p>2.73676155494337</text:p>
              </table:table-cell>
              <table:table-cell office:value-type="float" office:value="2.99272976680384">
                <text:p>2.99272976680384</text:p>
              </table:table-cell>
              <table:table-cell office:value-type="float" office:value="2.02336860670194">
                <text:p>2.0233686067019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.84212962962963">
                <text:p>2.84212962962963</text:p>
              </table:table-cell>
              <table:table-cell office:value-type="float" office:value="3.93312169312169">
                <text:p>3.93312169312169</text:p>
              </table:table-cell>
              <table:table-cell office:value-type="float" office:value="2.12892639474918">
                <text:p>2.1289263947491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3.11369624658215">
                <text:p>3.11369624658215</text:p>
              </table:table-cell>
              <table:table-cell office:value-type="float" office:value="4.27042110603754">
                <text:p>4.27042110603754</text:p>
              </table:table-cell>
              <table:table-cell office:value-type="float" office:value="4.23771483902203">
                <text:p>4.2377148390220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5.12978950173195">
                <text:p>5.12978950173195</text:p>
              </table:table-cell>
              <table:table-cell office:value-type="float" office:value="5.35794013191273">
                <text:p>5.35794013191273</text:p>
              </table:table-cell>
              <table:table-cell office:value-type="float" office:value="5.11608542849419">
                <text:p>5.1160854284941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4.57952069716775">
                <text:p>4.57952069716775</text:p>
              </table:table-cell>
              <table:table-cell office:value-type="float" office:value="5.67604938271605">
                <text:p>5.67604938271605</text:p>
              </table:table-cell>
              <table:table-cell office:value-type="float" office:value="5.9514687100894">
                <text:p>5.951468710089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703cm" style:legend-expansion="high" chart:style-name="ch2"/>
        <chart:plot-area chart:style-name="ch3" table:cell-range-address="no_io_cpu1.F3:no_io_cpu1.I12" chart:data-source-has-labels="both" svg:x="0.32cm" svg:y="0.18cm" svg:width="12.587cm" svg:height="8.64cm">
          <chartooo:coordinate-region svg:x="1.312cm" svg:y="0.379cm" svg:width="11.329cm" svg:height="7.794cm"/>
          <chart:axis chart:dimension="x" chart:name="primary-x" chart:style-name="ch4" chartooo:axis-type="auto">
            <chartooo:date-scale/>
            <chart:categories table:cell-range-address="no_io_cpu1.F4:no_io_cpu1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_io_cpu1.G4:no_io_cpu1.G12" chart:label-cell-address="no_io_cpu1.G3:no_io_cpu1.G3" chart:class="chart:line">
            <chart:data-point chart:repeated="9"/>
          </chart:series>
          <chart:series chart:style-name="ch8" chart:values-cell-range-address="no_io_cpu1.H4:no_io_cpu1.H12" chart:label-cell-address="no_io_cpu1.H3:no_io_cpu1.H3" chart:class="chart:line">
            <chart:data-point chart:repeated="9"/>
          </chart:series>
          <chart:series chart:style-name="ch9" chart:values-cell-range-address="no_io_cpu1.I4:no_io_cpu1.I12" chart:label-cell-address="no_io_cpu1.I3:no_io_cpu1.I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ns q3</text:p>
                <draw:g>
                  <svg:desc>no_io_cpu1.G3:no_io_cpu1.G3</svg:desc>
                </draw:g>
              </table:table-cell>
              <table:table-cell office:value-type="string">
                <text:p>Mns q4</text:p>
                <draw:g>
                  <svg:desc>no_io_cpu1.H3:no_io_cpu1.H3</svg:desc>
                </draw:g>
              </table:table-cell>
              <table:table-cell office:value-type="string">
                <text:p>Mns q16</text:p>
                <draw:g>
                  <svg:desc>no_io_cpu1.I3:no_io_cpu1.I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o_io_cpu1.F4:no_io_cpu1.F12</svg:desc>
                </draw:g>
              </table:table-cell>
              <table:table-cell office:value-type="float" office:value="0.237729257641921">
                <text:p>0.237729257641921</text:p>
                <draw:g>
                  <svg:desc>no_io_cpu1.G4:no_io_cpu1.G12</svg:desc>
                </draw:g>
              </table:table-cell>
              <table:table-cell office:value-type="float" office:value="0.316574585635359">
                <text:p>0.316574585635359</text:p>
                <draw:g>
                  <svg:desc>no_io_cpu1.H4:no_io_cpu1.H12</svg:desc>
                </draw:g>
              </table:table-cell>
              <table:table-cell office:value-type="float" office:value="0.643333333333333">
                <text:p>0.643333333333333</text:p>
                <draw:g>
                  <svg:desc>no_io_cpu1.I4:no_io_cpu1.I12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71425">
                <text:p>0.71425</text:p>
              </table:table-cell>
              <table:table-cell office:value-type="float" office:value="0.557766990291262">
                <text:p>0.557766990291262</text:p>
              </table:table-cell>
              <table:table-cell office:value-type="float" office:value="0.737162162162162">
                <text:p>0.73716216216216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.1318">
                <text:p>1.1318</text:p>
              </table:table-cell>
              <table:table-cell office:value-type="float" office:value="1.11392156862745">
                <text:p>1.11392156862745</text:p>
              </table:table-cell>
              <table:table-cell office:value-type="float" office:value="1.03685185185185">
                <text:p>1.0368518518518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.09157894736842">
                <text:p>1.09157894736842</text:p>
              </table:table-cell>
              <table:table-cell office:value-type="float" office:value="1.0750495049505">
                <text:p>1.0750495049505</text:p>
              </table:table-cell>
              <table:table-cell office:value-type="float" office:value="0.946034482758621">
                <text:p>0.94603448275862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.05603773584906">
                <text:p>1.05603773584906</text:p>
              </table:table-cell>
              <table:table-cell office:value-type="float" office:value="1.41358024691358">
                <text:p>1.41358024691358</text:p>
              </table:table-cell>
              <table:table-cell office:value-type="float" office:value="1.22755555555556">
                <text:p>1.2275555555555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.58457142857143">
                <text:p>1.58457142857143</text:p>
              </table:table-cell>
              <table:table-cell office:value-type="float" office:value="1.60571428571429">
                <text:p>1.60571428571429</text:p>
              </table:table-cell>
              <table:table-cell office:value-type="float" office:value="1.05596330275229">
                <text:p>1.05596330275229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.2105376344086">
                <text:p>1.2105376344086</text:p>
              </table:table-cell>
              <table:table-cell office:value-type="float" office:value="1.00342342342342">
                <text:p>1.00342342342342</text:p>
              </table:table-cell>
              <table:table-cell office:value-type="float" office:value="1.26022988505747">
                <text:p>1.2602298850574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84807692307692">
                <text:p>1.84807692307692</text:p>
              </table:table-cell>
              <table:table-cell office:value-type="float" office:value="1.28022471910112">
                <text:p>1.28022471910112</text:p>
              </table:table-cell>
              <table:table-cell office:value-type="float" office:value="1.4944">
                <text:p>1.494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.5216">
                <text:p>1.5216</text:p>
              </table:table-cell>
              <table:table-cell office:value-type="float" office:value="1.66969696969697">
                <text:p>1.66969696969697</text:p>
              </table:table-cell>
              <table:table-cell office:value-type="float" office:value="2.56844444444444">
                <text:p>2.56844444444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symbol-image xlink:href="Pictures/2000000A000000FD000000FDA695A4B6.svm" xlink:type="simple" xlink:actuate="onLoad"/>
      </style:chart-properties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27cm" svg:y="2.956cm" style:legend-expansion="high" chart:style-name="ch2"/>
        <chart:plot-area chart:style-name="ch3" table:cell-range-address="no_io_cpu1.A4:no_io_cpu1.D12 no_io_cpu1.A3:no_io_cpu1.D3 no_io_cpu1.G3:no_io_cpu1.I12" chart:data-source-has-labels="both" svg:x="0.32cm" svg:y="0.18cm" svg:width="11.787cm" svg:height="8.64cm">
          <chartooo:coordinate-region svg:x="1.312cm" svg:y="0.379cm" svg:width="10.423cm" svg:height="7.794cm"/>
          <chart:axis chart:dimension="x" chart:name="primary-x" chart:style-name="ch4" chartooo:axis-type="auto">
            <chartooo:date-scale/>
            <chart:categories table:cell-range-address="no_io_cpu1.A4:no_io_cpu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o_io_cpu1.B4:no_io_cpu1.B12" chart:label-cell-address="no_io_cpu1.B3:no_io_cpu1.B3" chart:class="chart:line">
            <chart:data-point chart:repeated="9"/>
          </chart:series>
          <chart:series chart:style-name="ch7" chart:values-cell-range-address="no_io_cpu1.C4:no_io_cpu1.C12" chart:label-cell-address="no_io_cpu1.C3:no_io_cpu1.C3" chart:class="chart:line">
            <chart:data-point chart:repeated="9"/>
          </chart:series>
          <chart:series chart:style-name="ch8" chart:values-cell-range-address="no_io_cpu1.D4:no_io_cpu1.D12" chart:label-cell-address="no_io_cpu1.D3:no_io_cpu1.D3" chart:class="chart:line">
            <chart:data-point chart:repeated="9"/>
          </chart:series>
          <chart:series chart:style-name="ch9" chart:values-cell-range-address="no_io_cpu1.G4:no_io_cpu1.G12" chart:label-cell-address="no_io_cpu1.G3:no_io_cpu1.G3" chart:class="chart:line">
            <chart:data-point chart:repeated="9"/>
          </chart:series>
          <chart:series chart:style-name="ch10" chart:values-cell-range-address="no_io_cpu1.H4:no_io_cpu1.H12" chart:label-cell-address="no_io_cpu1.H3:no_io_cpu1.H3" chart:class="chart:line">
            <chart:data-point chart:repeated="9"/>
          </chart:series>
          <chart:series chart:style-name="ch11" chart:values-cell-range-address="no_io_cpu1.I4:no_io_cpu1.I12" chart:label-cell-address="no_io_cpu1.I3:no_io_cpu1.I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 q3</text:p>
                <draw:g>
                  <svg:desc>no_io_cpu1.B3:no_io_cpu1.B3</svg:desc>
                </draw:g>
              </table:table-cell>
              <table:table-cell office:value-type="string">
                <text:p>Ans q4</text:p>
                <draw:g>
                  <svg:desc>no_io_cpu1.C3:no_io_cpu1.C3</svg:desc>
                </draw:g>
              </table:table-cell>
              <table:table-cell office:value-type="string">
                <text:p>Ans q16</text:p>
                <draw:g>
                  <svg:desc>no_io_cpu1.D3:no_io_cpu1.D3</svg:desc>
                </draw:g>
              </table:table-cell>
              <table:table-cell office:value-type="string">
                <text:p>Mns q3</text:p>
                <draw:g>
                  <svg:desc>no_io_cpu1.G3:no_io_cpu1.G3</svg:desc>
                </draw:g>
              </table:table-cell>
              <table:table-cell office:value-type="string">
                <text:p>Mns q4</text:p>
                <draw:g>
                  <svg:desc>no_io_cpu1.H3:no_io_cpu1.H3</svg:desc>
                </draw:g>
              </table:table-cell>
              <table:table-cell office:value-type="string">
                <text:p>Mns q16</text:p>
                <draw:g>
                  <svg:desc>no_io_cpu1.I3:no_io_cpu1.I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o_io_cpu1.A4:no_io_cpu1.A12</svg:desc>
                </draw:g>
              </table:table-cell>
              <table:table-cell office:value-type="float" office:value="0.136001642036125">
                <text:p>0.136001642036125</text:p>
                <draw:g>
                  <svg:desc>no_io_cpu1.B4:no_io_cpu1.B12</svg:desc>
                </draw:g>
              </table:table-cell>
              <table:table-cell office:value-type="float" office:value="0.211599745060548">
                <text:p>0.211599745060548</text:p>
                <draw:g>
                  <svg:desc>no_io_cpu1.C4:no_io_cpu1.C12</svg:desc>
                </draw:g>
              </table:table-cell>
              <table:table-cell office:value-type="float" office:value="0.333432835820896">
                <text:p>0.333432835820896</text:p>
                <draw:g>
                  <svg:desc>no_io_cpu1.D4:no_io_cpu1.D12</svg:desc>
                </draw:g>
              </table:table-cell>
              <table:table-cell office:value-type="float" office:value="0.237729257641921">
                <text:p>0.237729257641921</text:p>
                <draw:g>
                  <svg:desc>no_io_cpu1.G4:no_io_cpu1.G12</svg:desc>
                </draw:g>
              </table:table-cell>
              <table:table-cell office:value-type="float" office:value="0.316574585635359">
                <text:p>0.316574585635359</text:p>
                <draw:g>
                  <svg:desc>no_io_cpu1.H4:no_io_cpu1.H12</svg:desc>
                </draw:g>
              </table:table-cell>
              <table:table-cell office:value-type="float" office:value="0.643333333333333">
                <text:p>0.643333333333333</text:p>
                <draw:g>
                  <svg:desc>no_io_cpu1.I4:no_io_cpu1.I12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474493927125506">
                <text:p>0.474493927125506</text:p>
              </table:table-cell>
              <table:table-cell office:value-type="float" office:value="0.246409674981104">
                <text:p>0.246409674981104</text:p>
              </table:table-cell>
              <table:table-cell office:value-type="float" office:value="0.455330634278003">
                <text:p>0.455330634278003</text:p>
              </table:table-cell>
              <table:table-cell office:value-type="float" office:value="0.71425">
                <text:p>0.71425</text:p>
              </table:table-cell>
              <table:table-cell office:value-type="float" office:value="0.557766990291262">
                <text:p>0.557766990291262</text:p>
              </table:table-cell>
              <table:table-cell office:value-type="float" office:value="0.737162162162162">
                <text:p>0.73716216216216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659722222222222">
                <text:p>0.659722222222222</text:p>
              </table:table-cell>
              <table:table-cell office:value-type="float" office:value="0.427901234567901">
                <text:p>0.427901234567901</text:p>
              </table:table-cell>
              <table:table-cell office:value-type="float" office:value="0.44859437751004">
                <text:p>0.44859437751004</text:p>
              </table:table-cell>
              <table:table-cell office:value-type="float" office:value="1.1318">
                <text:p>1.1318</text:p>
              </table:table-cell>
              <table:table-cell office:value-type="float" office:value="1.11392156862745">
                <text:p>1.11392156862745</text:p>
              </table:table-cell>
              <table:table-cell office:value-type="float" office:value="1.03685185185185">
                <text:p>1.0368518518518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552672955974843">
                <text:p>0.552672955974843</text:p>
              </table:table-cell>
              <table:table-cell office:value-type="float" office:value="0.429244114002478">
                <text:p>0.429244114002478</text:p>
              </table:table-cell>
              <table:table-cell office:value-type="float" office:value="0.721581196581196">
                <text:p>0.721581196581196</text:p>
              </table:table-cell>
              <table:table-cell office:value-type="float" office:value="1.09157894736842">
                <text:p>1.09157894736842</text:p>
              </table:table-cell>
              <table:table-cell office:value-type="float" office:value="1.0750495049505">
                <text:p>1.0750495049505</text:p>
              </table:table-cell>
              <table:table-cell office:value-type="float" office:value="0.946034482758621">
                <text:p>0.94603448275862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826119402985075">
                <text:p>0.826119402985075</text:p>
              </table:table-cell>
              <table:table-cell office:value-type="float" office:value="0.835433070866142">
                <text:p>0.835433070866142</text:p>
              </table:table-cell>
              <table:table-cell office:value-type="float" office:value="0.928455284552845">
                <text:p>0.928455284552845</text:p>
              </table:table-cell>
              <table:table-cell office:value-type="float" office:value="1.05603773584906">
                <text:p>1.05603773584906</text:p>
              </table:table-cell>
              <table:table-cell office:value-type="float" office:value="1.41358024691358">
                <text:p>1.41358024691358</text:p>
              </table:table-cell>
              <table:table-cell office:value-type="float" office:value="1.22755555555556">
                <text:p>1.2275555555555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.42827004219409">
                <text:p>1.42827004219409</text:p>
              </table:table-cell>
              <table:table-cell office:value-type="float" office:value="1.07345679012346">
                <text:p>1.07345679012346</text:p>
              </table:table-cell>
              <table:table-cell office:value-type="float" office:value="1.07371794871795">
                <text:p>1.07371794871795</text:p>
              </table:table-cell>
              <table:table-cell office:value-type="float" office:value="1.58457142857143">
                <text:p>1.58457142857143</text:p>
              </table:table-cell>
              <table:table-cell office:value-type="float" office:value="1.60571428571429">
                <text:p>1.60571428571429</text:p>
              </table:table-cell>
              <table:table-cell office:value-type="float" office:value="1.05596330275229">
                <text:p>1.05596330275229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.75555555555556">
                <text:p>1.75555555555556</text:p>
              </table:table-cell>
              <table:table-cell office:value-type="float" office:value="1.61127450980392">
                <text:p>1.61127450980392</text:p>
              </table:table-cell>
              <table:table-cell office:value-type="float" office:value="1.45232067510549">
                <text:p>1.45232067510549</text:p>
              </table:table-cell>
              <table:table-cell office:value-type="float" office:value="1.2105376344086">
                <text:p>1.2105376344086</text:p>
              </table:table-cell>
              <table:table-cell office:value-type="float" office:value="1.00342342342342">
                <text:p>1.00342342342342</text:p>
              </table:table-cell>
              <table:table-cell office:value-type="float" office:value="1.26022988505747">
                <text:p>1.2602298850574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83719806763285">
                <text:p>1.83719806763285</text:p>
              </table:table-cell>
              <table:table-cell office:value-type="float" office:value="1.37818930041152">
                <text:p>1.37818930041152</text:p>
              </table:table-cell>
              <table:table-cell office:value-type="float" office:value="1.46306306306306">
                <text:p>1.46306306306306</text:p>
              </table:table-cell>
              <table:table-cell office:value-type="float" office:value="1.84807692307692">
                <text:p>1.84807692307692</text:p>
              </table:table-cell>
              <table:table-cell office:value-type="float" office:value="1.28022471910112">
                <text:p>1.28022471910112</text:p>
              </table:table-cell>
              <table:table-cell office:value-type="float" office:value="1.4944">
                <text:p>1.494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.48550724637681">
                <text:p>2.48550724637681</text:p>
              </table:table-cell>
              <table:table-cell office:value-type="float" office:value="1.40970464135021">
                <text:p>1.40970464135021</text:p>
              </table:table-cell>
              <table:table-cell office:value-type="float" office:value="1.68235294117647">
                <text:p>1.68235294117647</text:p>
              </table:table-cell>
              <table:table-cell office:value-type="float" office:value="1.5216">
                <text:p>1.5216</text:p>
              </table:table-cell>
              <table:table-cell office:value-type="float" office:value="1.66969696969697">
                <text:p>1.66969696969697</text:p>
              </table:table-cell>
              <table:table-cell office:value-type="float" office:value="2.56844444444444">
                <text:p>2.56844444444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703cm" style:legend-expansion="high" chart:style-name="ch2"/>
        <chart:plot-area chart:style-name="ch3" table:cell-range-address="io_cpu1.A3:io_cpu1.D12" chart:data-source-has-labels="both" svg:x="0.32cm" svg:y="0.18cm" svg:width="12.64cm" svg:height="8.64cm">
          <chartooo:coordinate-region svg:x="1.312cm" svg:y="0.379cm" svg:width="11.382cm" svg:height="7.794cm"/>
          <chart:axis chart:dimension="x" chart:name="primary-x" chart:style-name="ch4" chartooo:axis-type="auto">
            <chartooo:date-scale/>
            <chart:categories table:cell-range-address="io_cpu1.A4:io_cpu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o_cpu1.B4:io_cpu1.B12" chart:label-cell-address="io_cpu1.B3:io_cpu1.B3" chart:class="chart:line">
            <chart:data-point chart:repeated="9"/>
          </chart:series>
          <chart:series chart:style-name="ch8" chart:values-cell-range-address="io_cpu1.C4:io_cpu1.C12" chart:label-cell-address="io_cpu1.C3:io_cpu1.C3" chart:class="chart:line">
            <chart:data-point chart:repeated="9"/>
          </chart:series>
          <chart:series chart:style-name="ch9" chart:values-cell-range-address="io_cpu1.D4:io_cpu1.D12" chart:label-cell-address="io_cpu1.D3:io_cpu1.D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 q3</text:p>
                <draw:g>
                  <svg:desc>io_cpu1.B3:io_cpu1.B3</svg:desc>
                </draw:g>
              </table:table-cell>
              <table:table-cell office:value-type="string">
                <text:p>Ans q4</text:p>
                <draw:g>
                  <svg:desc>io_cpu1.C3:io_cpu1.C3</svg:desc>
                </draw:g>
              </table:table-cell>
              <table:table-cell office:value-type="string">
                <text:p>Ans q16</text:p>
                <draw:g>
                  <svg:desc>io_cpu1.D3:io_cpu1.D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io_cpu1.A4:io_cpu1.A12</svg:desc>
                </draw:g>
              </table:table-cell>
              <table:table-cell office:value-type="float" office:value="0.170151515151515">
                <text:p>0.170151515151515</text:p>
                <draw:g>
                  <svg:desc>io_cpu1.B4:io_cpu1.B12</svg:desc>
                </draw:g>
              </table:table-cell>
              <table:table-cell office:value-type="float" office:value="0.216271844660194">
                <text:p>0.216271844660194</text:p>
                <draw:g>
                  <svg:desc>io_cpu1.C4:io_cpu1.C12</svg:desc>
                </draw:g>
              </table:table-cell>
              <table:table-cell office:value-type="float" office:value="0.22808">
                <text:p>0.22808</text:p>
                <draw:g>
                  <svg:desc>io_cpu1.D4:io_cpu1.D12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556649746192893">
                <text:p>0.556649746192893</text:p>
              </table:table-cell>
              <table:table-cell office:value-type="float" office:value="0.558181818181818">
                <text:p>0.558181818181818</text:p>
              </table:table-cell>
              <table:table-cell office:value-type="float" office:value="0.590160427807487">
                <text:p>0.59016042780748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833383458646616">
                <text:p>0.833383458646616</text:p>
              </table:table-cell>
              <table:table-cell office:value-type="float" office:value="0.976869565217391">
                <text:p>0.976869565217391</text:p>
              </table:table-cell>
              <table:table-cell office:value-type="float" office:value="1.0676">
                <text:p>1.067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.51918918918919">
                <text:p>1.51918918918919</text:p>
              </table:table-cell>
              <table:table-cell office:value-type="float" office:value="1.40925">
                <text:p>1.40925</text:p>
              </table:table-cell>
              <table:table-cell office:value-type="float" office:value="1.32367816091954">
                <text:p>1.3236781609195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.32837209302326">
                <text:p>1.32837209302326</text:p>
              </table:table-cell>
              <table:table-cell office:value-type="float" office:value="1.08647058823529">
                <text:p>1.08647058823529</text:p>
              </table:table-cell>
              <table:table-cell office:value-type="float" office:value="1.78984615384615">
                <text:p>1.7898461538461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.60735294117647">
                <text:p>1.60735294117647</text:p>
              </table:table-cell>
              <table:table-cell office:value-type="float" office:value="1.39146341463415">
                <text:p>1.39146341463415</text:p>
              </table:table-cell>
              <table:table-cell office:value-type="float" office:value="1.79396825396825">
                <text:p>1.7939682539682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.48961038961039">
                <text:p>1.48961038961039</text:p>
              </table:table-cell>
              <table:table-cell office:value-type="float" office:value="1.22042553191489">
                <text:p>1.22042553191489</text:p>
              </table:table-cell>
              <table:table-cell office:value-type="float" office:value="1.97206896551724">
                <text:p>1.9720689655172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93448275862069">
                <text:p>1.93448275862069</text:p>
              </table:table-cell>
              <table:table-cell office:value-type="float" office:value="1.47815789473684">
                <text:p>1.47815789473684</text:p>
              </table:table-cell>
              <table:table-cell office:value-type="float" office:value="1.99428571428572">
                <text:p>1.9942857142857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.34297872340425">
                <text:p>2.34297872340425</text:p>
              </table:table-cell>
              <table:table-cell office:value-type="float" office:value="1.66529411764706">
                <text:p>1.66529411764706</text:p>
              </table:table-cell>
              <table:table-cell office:value-type="float" office:value="2.01259259259259">
                <text:p>2.012592592592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703cm" style:legend-expansion="high" chart:style-name="ch2"/>
        <chart:plot-area chart:style-name="ch3" table:cell-range-address="io_cpu1.F3:io_cpu1.I12" chart:data-source-has-labels="both" svg:x="0.32cm" svg:y="0.18cm" svg:width="12.587cm" svg:height="8.64cm">
          <chartooo:coordinate-region svg:x="1.312cm" svg:y="0.379cm" svg:width="11.329cm" svg:height="7.794cm"/>
          <chart:axis chart:dimension="x" chart:name="primary-x" chart:style-name="ch4" chartooo:axis-type="auto">
            <chartooo:date-scale/>
            <chart:categories table:cell-range-address="io_cpu1.F4:io_cpu1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o_cpu1.G4:io_cpu1.G12" chart:label-cell-address="io_cpu1.G3:io_cpu1.G3" chart:class="chart:line">
            <chart:data-point chart:repeated="9"/>
          </chart:series>
          <chart:series chart:style-name="ch8" chart:values-cell-range-address="io_cpu1.H4:io_cpu1.H12" chart:label-cell-address="io_cpu1.H3:io_cpu1.H3" chart:class="chart:line">
            <chart:data-point chart:repeated="9"/>
          </chart:series>
          <chart:series chart:style-name="ch9" chart:values-cell-range-address="io_cpu1.I4:io_cpu1.I12" chart:label-cell-address="io_cpu1.I3:io_cpu1.I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ns q3</text:p>
                <draw:g>
                  <svg:desc>io_cpu1.G3:io_cpu1.G3</svg:desc>
                </draw:g>
              </table:table-cell>
              <table:table-cell office:value-type="string">
                <text:p>Mns q4</text:p>
                <draw:g>
                  <svg:desc>io_cpu1.H3:io_cpu1.H3</svg:desc>
                </draw:g>
              </table:table-cell>
              <table:table-cell office:value-type="string">
                <text:p>Mns q16</text:p>
                <draw:g>
                  <svg:desc>io_cpu1.I3:io_cpu1.I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io_cpu1.F4:io_cpu1.F12</svg:desc>
                </draw:g>
              </table:table-cell>
              <table:table-cell office:value-type="float" office:value="0.370198675496689">
                <text:p>0.370198675496689</text:p>
                <draw:g>
                  <svg:desc>io_cpu1.G4:io_cpu1.G12</svg:desc>
                </draw:g>
              </table:table-cell>
              <table:table-cell office:value-type="float" office:value="0.440629921259843">
                <text:p>0.440629921259843</text:p>
                <draw:g>
                  <svg:desc>io_cpu1.H4:io_cpu1.H12</svg:desc>
                </draw:g>
              </table:table-cell>
              <table:table-cell office:value-type="float" office:value="0.292378516624041">
                <text:p>0.292378516624041</text:p>
                <draw:g>
                  <svg:desc>io_cpu1.I4:io_cpu1.I12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933670886075949">
                <text:p>0.933670886075949</text:p>
              </table:table-cell>
              <table:table-cell office:value-type="float" office:value="0.864732824427481">
                <text:p>0.864732824427481</text:p>
              </table:table-cell>
              <table:table-cell office:value-type="float" office:value="0.774383561643836">
                <text:p>0.77438356164383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.31798165137615">
                <text:p>1.31798165137615</text:p>
              </table:table-cell>
              <table:table-cell office:value-type="float" office:value="0.853846153846154">
                <text:p>0.853846153846154</text:p>
              </table:table-cell>
              <table:table-cell office:value-type="float" office:value="1.15897959183673">
                <text:p>1.1589795918367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.09963636363636">
                <text:p>2.09963636363636</text:p>
              </table:table-cell>
              <table:table-cell office:value-type="float" office:value="1.62896551724138">
                <text:p>1.62896551724138</text:p>
              </table:table-cell>
              <table:table-cell office:value-type="float" office:value="1.66328358208955">
                <text:p>1.6632835820895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.17686274509804">
                <text:p>2.17686274509804</text:p>
              </table:table-cell>
              <table:table-cell office:value-type="float" office:value="1.9833734939759">
                <text:p>1.9833734939759</text:p>
              </table:table-cell>
              <table:table-cell office:value-type="float" office:value="1.90068965517241">
                <text:p>1.9006896551724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.76857142857143">
                <text:p>1.76857142857143</text:p>
              </table:table-cell>
              <table:table-cell office:value-type="float" office:value="2.05090909090909">
                <text:p>2.05090909090909</text:p>
              </table:table-cell>
              <table:table-cell office:value-type="float" office:value="1.69558823529412">
                <text:p>1.6955882352941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2.00561403508772">
                <text:p>2.00561403508772</text:p>
              </table:table-cell>
              <table:table-cell office:value-type="float" office:value="2.48977777777778">
                <text:p>2.48977777777778</text:p>
              </table:table-cell>
              <table:table-cell office:value-type="float" office:value="2.25294117647059">
                <text:p>2.2529411764705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56">
                <text:p>1.56</text:p>
              </table:table-cell>
              <table:table-cell office:value-type="float" office:value="2.2588">
                <text:p>2.2588</text:p>
              </table:table-cell>
              <table:table-cell office:value-type="float" office:value="1.74920634920635">
                <text:p>1.7492063492063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.14452830188679">
                <text:p>2.14452830188679</text:p>
              </table:table-cell>
              <table:table-cell office:value-type="float" office:value="2.23344827586207">
                <text:p>2.23344827586207</text:p>
              </table:table-cell>
              <table:table-cell office:value-type="float" office:value="1.41382716049383">
                <text:p>1.413827160493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>
        <chart:symbol-image xlink:href="Pictures/2000000A000000FD000000FDA695A4B6.svm" xlink:type="simple" xlink:actuate="onLoad"/>
      </style:chart-properties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27cm" svg:y="2.956cm" style:legend-expansion="high" chart:style-name="ch2"/>
        <chart:plot-area chart:style-name="ch3" table:cell-range-address="io_cpu1.A4:io_cpu1.D12 io_cpu1.A3:io_cpu1.D3 io_cpu1.G3:io_cpu1.I12" chart:data-source-has-labels="both" svg:x="0.32cm" svg:y="0.18cm" svg:width="11.787cm" svg:height="8.64cm">
          <chartooo:coordinate-region svg:x="1.312cm" svg:y="0.379cm" svg:width="10.529cm" svg:height="7.794cm"/>
          <chart:axis chart:dimension="x" chart:name="primary-x" chart:style-name="ch4" chartooo:axis-type="auto">
            <chartooo:date-scale/>
            <chart:categories table:cell-range-address="io_cpu1.A4:io_cpu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o_cpu1.B4:io_cpu1.B12" chart:label-cell-address="io_cpu1.B3:io_cpu1.B3" chart:class="chart:line">
            <chart:data-point chart:repeated="9"/>
          </chart:series>
          <chart:series chart:style-name="ch8" chart:values-cell-range-address="io_cpu1.C4:io_cpu1.C12" chart:label-cell-address="io_cpu1.C3:io_cpu1.C3" chart:class="chart:line">
            <chart:data-point chart:repeated="9"/>
          </chart:series>
          <chart:series chart:style-name="ch9" chart:values-cell-range-address="io_cpu1.D4:io_cpu1.D12" chart:label-cell-address="io_cpu1.D3:io_cpu1.D3" chart:class="chart:line">
            <chart:data-point chart:repeated="9"/>
          </chart:series>
          <chart:series chart:style-name="ch10" chart:values-cell-range-address="io_cpu1.G4:io_cpu1.G12" chart:label-cell-address="io_cpu1.G3:io_cpu1.G3" chart:class="chart:line">
            <chart:data-point chart:repeated="9"/>
          </chart:series>
          <chart:series chart:style-name="ch11" chart:values-cell-range-address="io_cpu1.H4:io_cpu1.H12" chart:label-cell-address="io_cpu1.H3:io_cpu1.H3" chart:class="chart:line">
            <chart:data-point chart:repeated="9"/>
          </chart:series>
          <chart:series chart:style-name="ch12" chart:values-cell-range-address="io_cpu1.I4:io_cpu1.I12" chart:label-cell-address="io_cpu1.I3:io_cpu1.I3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 q3</text:p>
                <draw:g>
                  <svg:desc>io_cpu1.B3:io_cpu1.B3</svg:desc>
                </draw:g>
              </table:table-cell>
              <table:table-cell office:value-type="string">
                <text:p>Ans q4</text:p>
                <draw:g>
                  <svg:desc>io_cpu1.C3:io_cpu1.C3</svg:desc>
                </draw:g>
              </table:table-cell>
              <table:table-cell office:value-type="string">
                <text:p>Ans q16</text:p>
                <draw:g>
                  <svg:desc>io_cpu1.D3:io_cpu1.D3</svg:desc>
                </draw:g>
              </table:table-cell>
              <table:table-cell office:value-type="string">
                <text:p>Mns q3</text:p>
                <draw:g>
                  <svg:desc>io_cpu1.G3:io_cpu1.G3</svg:desc>
                </draw:g>
              </table:table-cell>
              <table:table-cell office:value-type="string">
                <text:p>Mns q4</text:p>
                <draw:g>
                  <svg:desc>io_cpu1.H3:io_cpu1.H3</svg:desc>
                </draw:g>
              </table:table-cell>
              <table:table-cell office:value-type="string">
                <text:p>Mns q16</text:p>
                <draw:g>
                  <svg:desc>io_cpu1.I3:io_cpu1.I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io_cpu1.A4:io_cpu1.A12</svg:desc>
                </draw:g>
              </table:table-cell>
              <table:table-cell office:value-type="float" office:value="0.170151515151515">
                <text:p>0.170151515151515</text:p>
                <draw:g>
                  <svg:desc>io_cpu1.B4:io_cpu1.B12</svg:desc>
                </draw:g>
              </table:table-cell>
              <table:table-cell office:value-type="float" office:value="0.216271844660194">
                <text:p>0.216271844660194</text:p>
                <draw:g>
                  <svg:desc>io_cpu1.C4:io_cpu1.C12</svg:desc>
                </draw:g>
              </table:table-cell>
              <table:table-cell office:value-type="float" office:value="0.22808">
                <text:p>0.22808</text:p>
                <draw:g>
                  <svg:desc>io_cpu1.D4:io_cpu1.D12</svg:desc>
                </draw:g>
              </table:table-cell>
              <table:table-cell office:value-type="float" office:value="0.370198675496689">
                <text:p>0.370198675496689</text:p>
                <draw:g>
                  <svg:desc>io_cpu1.G4:io_cpu1.G12</svg:desc>
                </draw:g>
              </table:table-cell>
              <table:table-cell office:value-type="float" office:value="0.440629921259843">
                <text:p>0.440629921259843</text:p>
                <draw:g>
                  <svg:desc>io_cpu1.H4:io_cpu1.H12</svg:desc>
                </draw:g>
              </table:table-cell>
              <table:table-cell office:value-type="float" office:value="0.292378516624041">
                <text:p>0.292378516624041</text:p>
                <draw:g>
                  <svg:desc>io_cpu1.I4:io_cpu1.I12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556649746192893">
                <text:p>0.556649746192893</text:p>
              </table:table-cell>
              <table:table-cell office:value-type="float" office:value="0.558181818181818">
                <text:p>0.558181818181818</text:p>
              </table:table-cell>
              <table:table-cell office:value-type="float" office:value="0.590160427807487">
                <text:p>0.590160427807487</text:p>
              </table:table-cell>
              <table:table-cell office:value-type="float" office:value="0.933670886075949">
                <text:p>0.933670886075949</text:p>
              </table:table-cell>
              <table:table-cell office:value-type="float" office:value="0.864732824427481">
                <text:p>0.864732824427481</text:p>
              </table:table-cell>
              <table:table-cell office:value-type="float" office:value="0.774383561643836">
                <text:p>0.77438356164383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833383458646616">
                <text:p>0.833383458646616</text:p>
              </table:table-cell>
              <table:table-cell office:value-type="float" office:value="0.976869565217391">
                <text:p>0.976869565217391</text:p>
              </table:table-cell>
              <table:table-cell office:value-type="float" office:value="1.0676">
                <text:p>1.0676</text:p>
              </table:table-cell>
              <table:table-cell office:value-type="float" office:value="1.31798165137615">
                <text:p>1.31798165137615</text:p>
              </table:table-cell>
              <table:table-cell office:value-type="float" office:value="0.853846153846154">
                <text:p>0.853846153846154</text:p>
              </table:table-cell>
              <table:table-cell office:value-type="float" office:value="1.15897959183673">
                <text:p>1.1589795918367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.51918918918919">
                <text:p>1.51918918918919</text:p>
              </table:table-cell>
              <table:table-cell office:value-type="float" office:value="1.40925">
                <text:p>1.40925</text:p>
              </table:table-cell>
              <table:table-cell office:value-type="float" office:value="1.32367816091954">
                <text:p>1.32367816091954</text:p>
              </table:table-cell>
              <table:table-cell office:value-type="float" office:value="2.09963636363636">
                <text:p>2.09963636363636</text:p>
              </table:table-cell>
              <table:table-cell office:value-type="float" office:value="1.62896551724138">
                <text:p>1.62896551724138</text:p>
              </table:table-cell>
              <table:table-cell office:value-type="float" office:value="1.66328358208955">
                <text:p>1.6632835820895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.32837209302326">
                <text:p>1.32837209302326</text:p>
              </table:table-cell>
              <table:table-cell office:value-type="float" office:value="1.08647058823529">
                <text:p>1.08647058823529</text:p>
              </table:table-cell>
              <table:table-cell office:value-type="float" office:value="1.78984615384615">
                <text:p>1.78984615384615</text:p>
              </table:table-cell>
              <table:table-cell office:value-type="float" office:value="2.17686274509804">
                <text:p>2.17686274509804</text:p>
              </table:table-cell>
              <table:table-cell office:value-type="float" office:value="1.9833734939759">
                <text:p>1.9833734939759</text:p>
              </table:table-cell>
              <table:table-cell office:value-type="float" office:value="1.90068965517241">
                <text:p>1.9006896551724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.60735294117647">
                <text:p>1.60735294117647</text:p>
              </table:table-cell>
              <table:table-cell office:value-type="float" office:value="1.39146341463415">
                <text:p>1.39146341463415</text:p>
              </table:table-cell>
              <table:table-cell office:value-type="float" office:value="1.79396825396825">
                <text:p>1.79396825396825</text:p>
              </table:table-cell>
              <table:table-cell office:value-type="float" office:value="1.76857142857143">
                <text:p>1.76857142857143</text:p>
              </table:table-cell>
              <table:table-cell office:value-type="float" office:value="2.05090909090909">
                <text:p>2.05090909090909</text:p>
              </table:table-cell>
              <table:table-cell office:value-type="float" office:value="1.69558823529412">
                <text:p>1.6955882352941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.48961038961039">
                <text:p>1.48961038961039</text:p>
              </table:table-cell>
              <table:table-cell office:value-type="float" office:value="1.22042553191489">
                <text:p>1.22042553191489</text:p>
              </table:table-cell>
              <table:table-cell office:value-type="float" office:value="1.97206896551724">
                <text:p>1.97206896551724</text:p>
              </table:table-cell>
              <table:table-cell office:value-type="float" office:value="2.00561403508772">
                <text:p>2.00561403508772</text:p>
              </table:table-cell>
              <table:table-cell office:value-type="float" office:value="2.48977777777778">
                <text:p>2.48977777777778</text:p>
              </table:table-cell>
              <table:table-cell office:value-type="float" office:value="2.25294117647059">
                <text:p>2.2529411764705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93448275862069">
                <text:p>1.93448275862069</text:p>
              </table:table-cell>
              <table:table-cell office:value-type="float" office:value="1.47815789473684">
                <text:p>1.47815789473684</text:p>
              </table:table-cell>
              <table:table-cell office:value-type="float" office:value="1.99428571428572">
                <text:p>1.99428571428572</text:p>
              </table:table-cell>
              <table:table-cell office:value-type="float" office:value="1.56">
                <text:p>1.56</text:p>
              </table:table-cell>
              <table:table-cell office:value-type="float" office:value="2.2588">
                <text:p>2.2588</text:p>
              </table:table-cell>
              <table:table-cell office:value-type="float" office:value="1.74920634920635">
                <text:p>1.7492063492063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.34297872340425">
                <text:p>2.34297872340425</text:p>
              </table:table-cell>
              <table:table-cell office:value-type="float" office:value="1.66529411764706">
                <text:p>1.66529411764706</text:p>
              </table:table-cell>
              <table:table-cell office:value-type="float" office:value="2.01259259259259">
                <text:p>2.01259259259259</text:p>
              </table:table-cell>
              <table:table-cell office:value-type="float" office:value="2.14452830188679">
                <text:p>2.14452830188679</text:p>
              </table:table-cell>
              <table:table-cell office:value-type="float" office:value="2.23344827586207">
                <text:p>2.23344827586207</text:p>
              </table:table-cell>
              <table:table-cell office:value-type="float" office:value="1.41382716049383">
                <text:p>1.413827160493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draw:stroke="dash" draw:stroke-dash="Fine_20_Dashed" svg:stroke-width="0.08cm" svg:stroke-color="#660066" draw:fill-color="#66006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92cm" svg:y="3.454cm" style:legend-expansion="high" chart:style-name="ch2"/>
        <chart:plot-area chart:style-name="ch3" table:cell-range-address="grid_plot.A18:grid_plot.E27" chart:data-source-has-labels="both" svg:x="0.32cm" svg:y="0.18cm" svg:width="11.152cm" svg:height="8.64cm">
          <chartooo:coordinate-region svg:x="1.312cm" svg:y="0.379cm" svg:width="9.894cm" svg:height="7.794cm"/>
          <chart:axis chart:dimension="x" chart:name="primary-x" chart:style-name="ch4" chartooo:axis-type="auto">
            <chartooo:date-scale/>
            <chart:categories table:cell-range-address="grid_plot.A19:grid_plot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id_plot.B19:grid_plot.B27" chart:label-cell-address="grid_plot.B18:grid_plot.B18" chart:class="chart:line">
            <chart:data-point chart:repeated="9"/>
          </chart:series>
          <chart:series chart:style-name="ch8" chart:values-cell-range-address="grid_plot.C19:grid_plot.C27" chart:label-cell-address="grid_plot.C18:grid_plot.C18" chart:class="chart:line">
            <chart:data-point chart:repeated="9"/>
          </chart:series>
          <chart:series chart:style-name="ch9" chart:values-cell-range-address="grid_plot.D19:grid_plot.D27" chart:label-cell-address="grid_plot.D18:grid_plot.D18" chart:class="chart:line">
            <chart:data-point chart:repeated="9"/>
          </chart:series>
          <chart:series chart:style-name="ch10" chart:values-cell-range-address="grid_plot.E19:grid_plot.E27" chart:label-cell-address="grid_plot.E18:grid_plot.E18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id Mns q3</text:p>
                <draw:g>
                  <svg:desc>grid_plot.B18:grid_plot.B18</svg:desc>
                </draw:g>
              </table:table-cell>
              <table:table-cell office:value-type="string">
                <text:p>Grid Mns q4</text:p>
                <draw:g>
                  <svg:desc>grid_plot.C18:grid_plot.C18</svg:desc>
                </draw:g>
              </table:table-cell>
              <table:table-cell office:value-type="string">
                <text:p>Thor Mns q3</text:p>
                <draw:g>
                  <svg:desc>grid_plot.D18:grid_plot.D18</svg:desc>
                </draw:g>
              </table:table-cell>
              <table:table-cell office:value-type="string">
                <text:p>Thor Mns q4</text:p>
                <draw:g>
                  <svg:desc>grid_plot.E18:grid_plot.E18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grid_plot.A19:grid_plot.A27</svg:desc>
                </draw:g>
              </table:table-cell>
              <table:table-cell office:value-type="float" office:value="0.849765258215962">
                <text:p>0.849765258215962</text:p>
                <draw:g>
                  <svg:desc>grid_plot.B19:grid_plot.B27</svg:desc>
                </draw:g>
              </table:table-cell>
              <table:table-cell office:value-type="float" office:value="NaN">
                <text:p>NaN</text:p>
                <draw:g>
                  <svg:desc>grid_plot.C19:grid_plot.C27</svg:desc>
                </draw:g>
              </table:table-cell>
              <table:table-cell office:value-type="float" office:value="0.370198675496689">
                <text:p>0.370198675496689</text:p>
                <draw:g>
                  <svg:desc>grid_plot.D19:grid_plot.D27</svg:desc>
                </draw:g>
              </table:table-cell>
              <table:table-cell office:value-type="float" office:value="NaN">
                <text:p>NaN</text:p>
                <draw:g>
                  <svg:desc>grid_plot.E19:grid_plot.E27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.00294985250737">
                <text:p>1.00294985250737</text:p>
              </table:table-cell>
              <table:table-cell office:value-type="float" office:value="NaN">
                <text:p>NaN</text:p>
              </table:table-cell>
              <table:table-cell office:value-type="float" office:value="0.933670886075949">
                <text:p>0.933670886075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.05192107995846">
                <text:p>1.05192107995846</text:p>
              </table:table-cell>
              <table:table-cell office:value-type="float" office:value="NaN">
                <text:p>NaN</text:p>
              </table:table-cell>
              <table:table-cell office:value-type="float" office:value="1.31798165137615">
                <text:p>1.31798165137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.06042884990253">
                <text:p>2.06042884990253</text:p>
              </table:table-cell>
              <table:table-cell office:value-type="float" office:value="NaN">
                <text:p>NaN</text:p>
              </table:table-cell>
              <table:table-cell office:value-type="float" office:value="2.09963636363636">
                <text:p>2.09963636363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.66500829187396">
                <text:p>1.66500829187396</text:p>
              </table:table-cell>
              <table:table-cell office:value-type="float" office:value="1.32520325203252">
                <text:p>1.32520325203252</text:p>
              </table:table-cell>
              <table:table-cell office:value-type="float" office:value="2.17686274509804">
                <text:p>2.17686274509804</text:p>
              </table:table-cell>
              <table:table-cell office:value-type="float" office:value="1.9833734939759">
                <text:p>1.983373493975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30936819172113">
                <text:p>2.30936819172113</text:p>
              </table:table-cell>
              <table:table-cell office:value-type="float" office:value="NaN">
                <text:p>NaN</text:p>
              </table:table-cell>
              <table:table-cell office:value-type="float" office:value="2.05090909090909">
                <text:p>2.05090909090909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79749103942652">
                <text:p>1.79749103942652</text:p>
              </table:table-cell>
              <table:table-cell office:value-type="float" office:value="NaN">
                <text:p>NaN</text:p>
              </table:table-cell>
              <table:table-cell office:value-type="float" office:value="2.48977777777778">
                <text:p>2.4897777777777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67676767676768">
                <text:p>1.67676767676768</text:p>
              </table:table-cell>
              <table:table-cell office:value-type="float" office:value="NaN">
                <text:p>NaN</text:p>
              </table:table-cell>
              <table:table-cell office:value-type="float" office:value="2.2588">
                <text:p>2.258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1328165374677">
                <text:p>2.1328165374677</text:p>
              </table:table-cell>
              <table:table-cell office:value-type="float" office:value="NaN">
                <text:p>NaN</text:p>
              </table:table-cell>
              <table:table-cell office:value-type="float" office:value="2.23344827586207">
                <text:p>2.233448275862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draw:stroke="dash" draw:stroke-dash="Fine_20_Dashed" svg:stroke-width="0.08cm" svg:stroke-color="#660066" draw:fill-color="#66006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92cm" svg:y="3.454cm" style:legend-expansion="high" chart:style-name="ch2"/>
        <chart:plot-area chart:style-name="ch3" table:cell-range-address="grid_plot_2.A18:grid_plot_2.E27" chart:data-source-has-labels="both" svg:x="0.32cm" svg:y="0.18cm" svg:width="11.152cm" svg:height="8.64cm">
          <chartooo:coordinate-region svg:x="1.312cm" svg:y="0.379cm" svg:width="9.894cm" svg:height="7.794cm"/>
          <chart:axis chart:dimension="x" chart:name="primary-x" chart:style-name="ch4" chartooo:axis-type="auto">
            <chartooo:date-scale/>
            <chart:categories table:cell-range-address="grid_plot_2.A19:grid_plot_2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id_plot_2.B19:grid_plot_2.B27" chart:label-cell-address="grid_plot_2.B18:grid_plot_2.B18" chart:class="chart:line">
            <chart:data-point chart:repeated="9"/>
          </chart:series>
          <chart:series chart:style-name="ch8" chart:values-cell-range-address="grid_plot_2.C19:grid_plot_2.C27" chart:label-cell-address="grid_plot_2.C18:grid_plot_2.C18" chart:class="chart:line">
            <chart:data-point chart:repeated="9"/>
          </chart:series>
          <chart:series chart:style-name="ch9" chart:values-cell-range-address="grid_plot_2.D19:grid_plot_2.D27" chart:label-cell-address="grid_plot_2.D18:grid_plot_2.D18" chart:class="chart:line">
            <chart:data-point chart:repeated="9"/>
          </chart:series>
          <chart:series chart:style-name="ch10" chart:values-cell-range-address="grid_plot_2.E19:grid_plot_2.E27" chart:label-cell-address="grid_plot_2.E18:grid_plot_2.E18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id Mns q3</text:p>
                <draw:g>
                  <svg:desc>grid_plot_2.B18:grid_plot_2.B18</svg:desc>
                </draw:g>
              </table:table-cell>
              <table:table-cell office:value-type="string">
                <text:p>Grid Mns q4</text:p>
                <draw:g>
                  <svg:desc>grid_plot_2.C18:grid_plot_2.C18</svg:desc>
                </draw:g>
              </table:table-cell>
              <table:table-cell office:value-type="string">
                <text:p>Thor Mns q3</text:p>
                <draw:g>
                  <svg:desc>grid_plot_2.D18:grid_plot_2.D18</svg:desc>
                </draw:g>
              </table:table-cell>
              <table:table-cell office:value-type="string">
                <text:p>Thor Mns q4</text:p>
                <draw:g>
                  <svg:desc>grid_plot_2.E18:grid_plot_2.E18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grid_plot_2.A19:grid_plot_2.A27</svg:desc>
                </draw:g>
              </table:table-cell>
              <table:table-cell office:value-type="float" office:value="1.16695156695157">
                <text:p>1.16695156695157</text:p>
                <draw:g>
                  <svg:desc>grid_plot_2.B19:grid_plot_2.B27</svg:desc>
                </draw:g>
              </table:table-cell>
              <table:table-cell office:value-type="float" office:value="NaN">
                <text:p>NaN</text:p>
                <draw:g>
                  <svg:desc>grid_plot_2.C19:grid_plot_2.C27</svg:desc>
                </draw:g>
              </table:table-cell>
              <table:table-cell office:value-type="float" office:value="0.532030834662414">
                <text:p>0.532030834662414</text:p>
                <draw:g>
                  <svg:desc>grid_plot_2.D19:grid_plot_2.D27</svg:desc>
                </draw:g>
              </table:table-cell>
              <table:table-cell office:value-type="float" office:value="NaN">
                <text:p>NaN</text:p>
                <draw:g>
                  <svg:desc>grid_plot_2.E19:grid_plot_2.E27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.37240143369176">
                <text:p>1.37240143369176</text:p>
              </table:table-cell>
              <table:table-cell office:value-type="float" office:value="NaN">
                <text:p>NaN</text:p>
              </table:table-cell>
              <table:table-cell office:value-type="float" office:value="0.684554523563812">
                <text:p>0.684554523563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.20023767082591">
                <text:p>1.20023767082591</text:p>
              </table:table-cell>
              <table:table-cell office:value-type="float" office:value="NaN">
                <text:p>NaN</text:p>
              </table:table-cell>
              <table:table-cell office:value-type="float" office:value="1.1426116838488">
                <text:p>1.1426116838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.50108225108225">
                <text:p>1.50108225108225</text:p>
              </table:table-cell>
              <table:table-cell office:value-type="float" office:value="NaN">
                <text:p>NaN</text:p>
              </table:table-cell>
              <table:table-cell office:value-type="float" office:value="1.50588668138337">
                <text:p>1.50588668138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.63807189542484">
                <text:p>1.63807189542484</text:p>
              </table:table-cell>
              <table:table-cell office:value-type="float" office:value="1.9487922705314">
                <text:p>1.9487922705314</text:p>
              </table:table-cell>
              <table:table-cell office:value-type="float" office:value="1.96183574879227">
                <text:p>1.96183574879227</text:p>
              </table:table-cell>
              <table:table-cell office:value-type="float" office:value="1.96081349206349">
                <text:p>1.9608134920634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03080808080808">
                <text:p>2.03080808080808</text:p>
              </table:table-cell>
              <table:table-cell office:value-type="float" office:value="NaN">
                <text:p>NaN</text:p>
              </table:table-cell>
              <table:table-cell office:value-type="float" office:value="2.0677879714577">
                <text:p>2.067787971457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42407407407407">
                <text:p>2.42407407407407</text:p>
              </table:table-cell>
              <table:table-cell office:value-type="float" office:value="NaN">
                <text:p>NaN</text:p>
              </table:table-cell>
              <table:table-cell office:value-type="float" office:value="2.55802469135802">
                <text:p>2.5580246913580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63242894056848">
                <text:p>2.63242894056848</text:p>
              </table:table-cell>
              <table:table-cell office:value-type="float" office:value="NaN">
                <text:p>NaN</text:p>
              </table:table-cell>
              <table:table-cell office:value-type="float" office:value="2.06438213914849">
                <text:p>2.0643821391484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38593380614657">
                <text:p>2.38593380614657</text:p>
              </table:table-cell>
              <table:table-cell office:value-type="float" office:value="NaN">
                <text:p>NaN</text:p>
              </table:table-cell>
              <table:table-cell office:value-type="float" office:value="2.03080808080808">
                <text:p>2.030808080808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draw:stroke="dash" draw:stroke-dash="Fine_20_Dashed" svg:stroke-width="0.08cm" svg:stroke-color="#660066" draw:fill-color="#66006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92cm" svg:y="3.454cm" style:legend-expansion="high" chart:style-name="ch2"/>
        <chart:plot-area chart:style-name="ch3" table:cell-range-address="grid_plot.A29:grid_plot.E38" chart:data-source-has-labels="both" svg:x="0.32cm" svg:y="0.18cm" svg:width="11.152cm" svg:height="8.64cm">
          <chartooo:coordinate-region svg:x="1.312cm" svg:y="0.379cm" svg:width="9.894cm" svg:height="7.794cm"/>
          <chart:axis chart:dimension="x" chart:name="primary-x" chart:style-name="ch4" chartooo:axis-type="auto">
            <chartooo:date-scale/>
            <chart:categories table:cell-range-address="grid_plot.A30:grid_plot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id_plot.B30:grid_plot.B38" chart:label-cell-address="grid_plot.B29:grid_plot.B29" chart:class="chart:line">
            <chart:data-point chart:repeated="9"/>
          </chart:series>
          <chart:series chart:style-name="ch8" chart:values-cell-range-address="grid_plot.C30:grid_plot.C38" chart:label-cell-address="grid_plot.C29:grid_plot.C29" chart:class="chart:line">
            <chart:data-point chart:repeated="9"/>
          </chart:series>
          <chart:series chart:style-name="ch9" chart:values-cell-range-address="grid_plot.D30:grid_plot.D38" chart:label-cell-address="grid_plot.D29:grid_plot.D29" chart:class="chart:line">
            <chart:data-point chart:repeated="9"/>
          </chart:series>
          <chart:series chart:style-name="ch10" chart:values-cell-range-address="grid_plot.E30:grid_plot.E38" chart:label-cell-address="grid_plot.E29:grid_plot.E29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id Mns q3</text:p>
                <draw:g>
                  <svg:desc>grid_plot.B29:grid_plot.B29</svg:desc>
                </draw:g>
              </table:table-cell>
              <table:table-cell office:value-type="string">
                <text:p>Grid Mns q4</text:p>
                <draw:g>
                  <svg:desc>grid_plot.C29:grid_plot.C29</svg:desc>
                </draw:g>
              </table:table-cell>
              <table:table-cell office:value-type="string">
                <text:p>Thor Mns q3</text:p>
                <draw:g>
                  <svg:desc>grid_plot.D29:grid_plot.D29</svg:desc>
                </draw:g>
              </table:table-cell>
              <table:table-cell office:value-type="string">
                <text:p>Thor Mns q4</text:p>
                <draw:g>
                  <svg:desc>grid_plot.E29:grid_plot.E29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grid_plot.A30:grid_plot.A38</svg:desc>
                </draw:g>
              </table:table-cell>
              <table:table-cell office:value-type="float" office:value="0.0944183620239958">
                <text:p>0.0944183620239958</text:p>
                <draw:g>
                  <svg:desc>grid_plot.B30:grid_plot.B38</svg:desc>
                </draw:g>
              </table:table-cell>
              <table:table-cell office:value-type="float" office:value="NaN">
                <text:p>NaN</text:p>
                <draw:g>
                  <svg:desc>grid_plot.C30:grid_plot.C38</svg:desc>
                </draw:g>
              </table:table-cell>
              <table:table-cell office:value-type="float" office:value="0.0411331861662988">
                <text:p>0.0411331861662988</text:p>
                <draw:g>
                  <svg:desc>grid_plot.D30:grid_plot.D38</svg:desc>
                </draw:g>
              </table:table-cell>
              <table:table-cell office:value-type="float" office:value="NaN">
                <text:p>NaN</text:p>
                <draw:g>
                  <svg:desc>grid_plot.E30:grid_plot.E38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111438872500819">
                <text:p>0.111438872500819</text:p>
              </table:table-cell>
              <table:table-cell office:value-type="float" office:value="NaN">
                <text:p>NaN</text:p>
              </table:table-cell>
              <table:table-cell office:value-type="float" office:value="0.0815189873417722">
                <text:p>0.0815189873417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116880119995385">
                <text:p>0.116880119995385</text:p>
              </table:table-cell>
              <table:table-cell office:value-type="float" office:value="NaN">
                <text:p>NaN</text:p>
              </table:table-cell>
              <table:table-cell office:value-type="float" office:value="0.113109072375127">
                <text:p>0.113109072375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228936538878059">
                <text:p>0.228936538878059</text:p>
              </table:table-cell>
              <table:table-cell office:value-type="float" office:value="NaN">
                <text:p>NaN</text:p>
              </table:table-cell>
              <table:table-cell office:value-type="float" office:value="0.233292929292929">
                <text:p>0.233292929292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85000921319329">
                <text:p>0.185000921319329</text:p>
              </table:table-cell>
              <table:table-cell office:value-type="float" office:value="0.156596465746793">
                <text:p>0.156596465746793</text:p>
              </table:table-cell>
              <table:table-cell office:value-type="float" office:value="0.241873638344227">
                <text:p>0.241873638344227</text:p>
              </table:table-cell>
              <table:table-cell office:value-type="float" office:value="0.253708165997323">
                <text:p>0.25370816599732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89721226602947">
                <text:p>0.289721226602947</text:p>
              </table:table-cell>
              <table:table-cell office:value-type="float" office:value="NaN">
                <text:p>NaN</text:p>
              </table:table-cell>
              <table:table-cell office:value-type="float" office:value="0.283434343434343">
                <text:p>0.283434343434343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86307519640853">
                <text:p>0.186307519640853</text:p>
              </table:table-cell>
              <table:table-cell office:value-type="float" office:value="NaN">
                <text:p>NaN</text:p>
              </table:table-cell>
              <table:table-cell office:value-type="float" office:value="0.276641975308642">
                <text:p>0.27664197530864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5868504163078">
                <text:p>0.225868504163078</text:p>
              </table:table-cell>
              <table:table-cell office:value-type="float" office:value="NaN">
                <text:p>NaN</text:p>
              </table:table-cell>
              <table:table-cell office:value-type="float" office:value="0.250977777777778">
                <text:p>0.25097777777777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1641975308642">
                <text:p>0.31641975308642</text:p>
              </table:table-cell>
              <table:table-cell office:value-type="float" office:value="NaN">
                <text:p>NaN</text:p>
              </table:table-cell>
              <table:table-cell office:value-type="float" office:value="0.334827586206897">
                <text:p>0.33482758620689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